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0200000002000309F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" svg:font-family="'Courier 10 Pitch'" style:font-pitch="fixed"/>
    <style:font-face style:name="LMMonoCaps101" svg:font-family="LMMonoCaps10" style:font-pitch="fixed"/>
    <style:font-face style:name="LMMonoCaps10" svg:font-family="LMMonoCaps10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Hiragino Kaku Gothic Pro1" svg:font-family="'Hiragino Kaku Gothic Pr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69cm" fo:min-width="0.075cm"/>
    </style:style>
    <style:style style:name="gr7" style:family="graphic" style:parent-style-name="standard">
      <style:graphic-properties draw:stroke="none" draw:fill="solid" draw:fill-color="#0066cc" draw:textarea-horizontal-align="justify" draw:textarea-vertical-align="middle" draw:auto-grow-height="false" fo:min-height="0.157cm" fo:min-width="0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82cm" fo:min-width="0.084cm"/>
    </style:style>
    <style:style style:name="gr10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157cm" fo:min-width="0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038cm" fo:min-width="1.882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3.0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4.0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4.7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9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10.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9.188cm"/>
    </style:style>
    <style:style style:name="gr22" style:family="graphic" style:parent-style-name="standard">
      <style:graphic-properties svg:stroke-color="#808080" draw:fill="none" draw:textarea-horizontal-align="justify" draw:textarea-vertical-align="middle" draw:auto-grow-height="false" fo:min-height="3.16cm" fo:min-width="19.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6.0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cm" fo:min-width="9.5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5.514cm"/>
    </style:style>
    <style:style style:name="gr26" style:family="graphic" style:parent-style-name="standard">
      <style:graphic-properties svg:stroke-color="#808080" draw:fill="none" draw:textarea-horizontal-align="justify" draw:textarea-vertical-align="middle" draw:auto-grow-height="false" fo:min-height="3.16cm" fo:min-width="19.0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3cm" fo:min-width="5.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758cm"/>
    </style:style>
    <style:style style:name="gr29" style:family="graphic" style:parent-style-name="standard">
      <style:graphic-properties svg:stroke-color="#808080" draw:fill="none" draw:textarea-horizontal-align="justify" draw:textarea-vertical-align="middle" draw:auto-grow-height="false" fo:min-height="6.054cm" fo:min-width="19.0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38" style:family="graphic" style:parent-style-name="standard">
      <style:graphic-properties draw:stroke="none" draw:fill="none" draw:ole-draw-aspect="1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45cm"/>
    </style:style>
    <style:style style:name="gr40" style:family="graphic" style:parent-style-name="standard">
      <style:graphic-properties svg:stroke-color="#808080" draw:fill="none" draw:textarea-horizontal-align="justify" draw:textarea-vertical-align="middle" draw:auto-grow-height="false" fo:min-height="8.3cm" fo:min-width="26.8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6.907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8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8.744cm"/>
    </style:style>
    <style:style style:name="gr45" style:family="graphic" style:parent-style-name="objectwithoutfill">
      <style:graphic-properties svg:stroke-width="0.102cm" svg:stroke-color="#000099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47" style:family="graphic" style:parent-style-name="standard">
      <style:graphic-properties svg:stroke-color="#808080" draw:fill="none" draw:textarea-horizontal-align="justify" draw:textarea-vertical-align="middle" draw:auto-grow-height="false" fo:min-height="5.934cm" fo:min-width="22.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20.213cm"/>
    </style:style>
    <style:style style:name="gr49" style:family="graphic" style:parent-style-name="standard">
      <style:graphic-properties svg:stroke-color="#808080" draw:fill="none" draw:textarea-horizontal-align="justify" draw:textarea-vertical-align="middle" draw:auto-grow-height="false" fo:min-height="4.664cm" fo:min-width="22.56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30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74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1.405cm"/>
    </style:style>
    <style:style style:name="gr55" style:family="graphic" style:parent-style-name="objectwithoutfill">
      <style:graphic-properties svg:stroke-width="0.102cm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7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4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3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79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39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49cm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0.78cm" fo:min-width="3.4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63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58cm"/>
    </style:style>
    <style:style style:name="gr6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5cm" fo:min-width="20.411cm"/>
    </style:style>
    <style:style style:name="gr67" style:family="graphic" style:parent-style-name="standard">
      <style:graphic-properties svg:stroke-color="#808080" draw:fill="none" draw:textarea-horizontal-align="justify" draw:textarea-vertical-align="middle" draw:auto-grow-height="false" fo:min-height="13.014cm" fo:min-width="22.56cm"/>
    </style:style>
    <style:style style:name="gr68" style:family="graphic" style:parent-style-name="standard">
      <style:graphic-properties svg:stroke-color="#808080" draw:fill="none" draw:textarea-horizontal-align="justify" draw:textarea-vertical-align="middle" draw:auto-grow-height="false" fo:min-height="4cm" fo:min-width="22.56cm"/>
    </style:style>
    <style:style style:name="gr69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17.505cm"/>
    </style:style>
    <style:style style:name="gr70" style:family="graphic" style:parent-style-name="standard">
      <style:graphic-properties svg:stroke-color="#808080" draw:fill="none" draw:textarea-horizontal-align="justify" draw:textarea-vertical-align="middle" draw:auto-grow-height="false" fo:min-height="6.286cm" fo:min-width="19.41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9cm" fo:min-width="0.85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5.14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3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5cm"/>
    </style:style>
    <style:style style:name="gr76" style:family="graphic" style:parent-style-name="standard">
      <style:graphic-properties svg:stroke-color="#999999" draw:fill="none" draw:textarea-horizontal-align="justify" draw:textarea-vertical-align="middle" draw:auto-grow-height="false" fo:min-height="9.91cm" fo:min-width="19.18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7.03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12cm"/>
    </style:style>
    <style:style style:name="gr79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52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73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0.709cm"/>
    </style:style>
    <style:style style:name="gr83" style:family="graphic">
      <style:graphic-properties draw:fill="solid" draw:fill-color="#eeeeee" draw:textarea-horizontal-align="justify" draw:textarea-vertical-align="middle" draw:auto-grow-height="false" fo:min-height="4.038cm" fo:min-width="1.88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88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97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31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69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21cm" fo:min-width="25.878cm"/>
    </style:style>
    <style:style style:name="gr89" style:family="graphic" style:parent-style-name="standard">
      <style:graphic-properties svg:stroke-color="#808080" draw:fill="none" draw:textarea-horizontal-align="justify" draw:textarea-vertical-align="middle" draw:auto-grow-height="false" fo:min-height="14.919cm" fo:min-width="26.23cm"/>
    </style:style>
    <style:style style:name="gr90" style:family="graphic">
      <style:graphic-properties svg:stroke-color="#808080" draw:fill="none" draw:textarea-horizontal-align="justify" draw:textarea-vertical-align="middle" draw:auto-grow-height="false" fo:min-height="7.299cm" fo:min-width="26.23cm"/>
    </style:style>
    <style:style style:name="gr9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.102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_5f_-title">
      <style:graphic-properties fo:min-height="3.237cm"/>
    </style:style>
    <style:style style:name="pr8" style:family="presentation" style:parent-style-name="Kyodai_25_20Presentation_5f_-outline1">
      <style:graphic-properties fo:min-height="1.102cm"/>
    </style:style>
    <style:style style:name="pr9" style:family="presentation" style:parent-style-name="Kyodai_25_20Presentation_5f_-notes">
      <style:graphic-properties draw:fill-color="#ffffff" fo:min-height="12.572cm"/>
    </style:style>
    <style:style style:name="pr10" style:family="presentation" style:parent-style-name="Kyodai_25_20Presentation_5f__5f_-title">
      <style:graphic-properties fo:min-height="3.237cm"/>
    </style:style>
    <style:style style:name="pr11" style:family="presentation" style:parent-style-name="Kyodai_25_20Presentation_5f__5f_-notes">
      <style:graphic-properties draw:fill-color="#ffffff" fo:min-height="12.572cm"/>
    </style:style>
    <style:style style:name="pr12" style:family="presentation" style:parent-style-name="Kyodai_25_20Presentation_5f__5f_-title">
      <style:graphic-properties draw:auto-grow-height="true" fo:min-height="3.237cm"/>
    </style:style>
    <style:style style:name="pr13" style:family="presentation" style:parent-style-name="Kyodai_25_20Presentation_5f__5f_-outline1">
      <style:graphic-properties fo:min-height="1.267cm"/>
    </style:style>
    <style:style style:name="pr14" style:family="presentation" style:parent-style-name="Kyodai_25_20Presentation_5f__5f_-outline1">
      <style:graphic-properties fo:min-height="12.179cm"/>
    </style:style>
    <style:style style:name="pr15" style:family="presentation" style:parent-style-name="Kyodai_25_20Presentation_5f__5f__5f_-title">
      <style:graphic-properties fo:min-height="3.237cm"/>
    </style:style>
    <style:style style:name="pr16" style:family="presentation" style:parent-style-name="Kyodai_25_20Presentation_5f__5f__5f_-outline1">
      <style:graphic-properties fo:min-height="12.179cm"/>
    </style:style>
    <style:style style:name="pr17" style:family="presentation" style:parent-style-name="Kyodai_25_20Presentation_5f__5f__5f_-notes">
      <style:graphic-properties draw:fill-color="#ffffff" fo:min-height="12.572cm"/>
    </style:style>
    <style:style style:name="pr18" style:family="presentation" style:parent-style-name="Kyodai_25_20Presentation_5f__5f__5f_-outline1">
      <style:graphic-properties fo:min-height="12.18cm"/>
    </style:style>
    <style:style style:name="pr19" style:family="presentation" style:parent-style-name="Kyodai_25_20Presentation_5f__5f__5f_-outline1">
      <style:graphic-properties fo:min-height="7.107cm"/>
    </style:style>
    <style:style style:name="pr20" style:family="presentation" style:parent-style-name="Kyodai_25_20Presentation_5f__5f__5f__5f__5f__5f__5f__5f_-title">
      <style:graphic-properties fo:min-height="3.237cm"/>
    </style:style>
    <style:style style:name="pr21" style:family="presentation" style:parent-style-name="Kyodai_25_20Presentation_5f__5f__5f__5f__5f__5f__5f__5f_-notes">
      <style:graphic-properties draw:fill-color="#ffffff" fo:min-height="12.572cm"/>
    </style:style>
    <style:style style:name="pr22" style:family="presentation" style:parent-style-name="Kyodai_25_20Presentation_5f__5f__5f__5f__5f__5f__5f__5f__5f_-title">
      <style:graphic-properties fo:min-height="3.237cm"/>
    </style:style>
    <style:style style:name="pr23" style:family="presentation" style:parent-style-name="Kyodai_25_20Presentation_5f__5f__5f__5f__5f__5f__5f__5f__5f_-notes">
      <style:graphic-properties draw:fill-color="#ffffff" fo:min-height="12.572cm"/>
    </style:style>
    <style:style style:name="pr24" style:family="presentation" style:parent-style-name="Kyodai_25_20Presentation_5f__5f_-outline1">
      <style:graphic-properties fo:min-height="13.86cm"/>
    </style:style>
    <style:style style:name="pr25" style:family="presentation" style:parent-style-name="Kyodai_25_20Presentation_5f_-outline1">
      <style:graphic-properties fo:min-height="13.86cm"/>
    </style:style>
    <style:style style:name="pr26" style:family="presentation" style:parent-style-name="Kyodai_25_20Presentation_5f_-outline1">
      <style:graphic-properties fo:min-height="2.17cm"/>
    </style:style>
    <style:style style:name="pr27" style:family="presentation" style:parent-style-name="Kyodai_25_20Presentation_5f__5f__5f__5f__5f_-title">
      <style:graphic-properties fo:min-height="3.237cm"/>
    </style:style>
    <style:style style:name="pr28" style:family="presentation" style:parent-style-name="Kyodai_25_20Presentation_5f__5f__5f__5f__5f_-outline1">
      <style:graphic-properties fo:min-height="1.34cm"/>
    </style:style>
    <style:style style:name="pr29" style:family="presentation" style:parent-style-name="Kyodai_25_20Presentation_5f__5f__5f__5f__5f_-notes">
      <style:graphic-properties draw:fill-color="#ffffff" fo:min-height="12.572cm"/>
    </style:style>
    <style:style style:name="pr30" style:family="presentation" style:parent-style-name="Kyodai_25_20Presentation_5f__5f__5f__5f__5f_-outline1">
      <style:graphic-properties fo:min-height="12.18cm"/>
    </style:style>
    <style:style style:name="pr31" style:family="presentation" style:parent-style-name="Kyodai_25_20Presentation_5f__5f__5f__5f__5f__5f_-title">
      <style:graphic-properties fo:min-height="3.237cm"/>
    </style:style>
    <style:style style:name="pr32" style:family="presentation" style:parent-style-name="Kyodai_25_20Presentation_5f__5f__5f__5f__5f__5f_-outline1">
      <style:graphic-properties fo:min-height="1.34cm"/>
    </style:style>
    <style:style style:name="pr33" style:family="presentation" style:parent-style-name="Kyodai_25_20Presentation_5f__5f__5f__5f__5f__5f_-outline1">
      <style:graphic-properties fo:min-height="1.102cm"/>
    </style:style>
    <style:style style:name="pr34" style:family="presentation" style:parent-style-name="Kyodai_25_20Presentation_5f__5f__5f__5f__5f__5f_-notes">
      <style:graphic-properties draw:fill-color="#ffffff" fo:min-height="12.572cm"/>
    </style:style>
    <style:style style:name="pr35" style:family="presentation" style:parent-style-name="Kyodai_25_20Presentation_5f__5f__5f__5f__5f__5f__5f_-title">
      <style:graphic-properties fo:min-height="3.237cm"/>
    </style:style>
    <style:style style:name="pr36" style:family="presentation" style:parent-style-name="Kyodai_25_20Presentation_5f__5f__5f__5f__5f__5f__5f_-outline1">
      <style:graphic-properties fo:min-height="1.34cm"/>
    </style:style>
    <style:style style:name="pr37" style:family="presentation" style:parent-style-name="Kyodai_25_20Presentation_5f__5f__5f__5f__5f__5f__5f_-outline1">
      <style:graphic-properties fo:min-height="1.102cm"/>
    </style:style>
    <style:style style:name="pr38" style:family="presentation" style:parent-style-name="Kyodai_25_20Presentation_5f__5f__5f__5f__5f__5f__5f_-notes">
      <style:graphic-properties draw:fill-color="#ffffff" fo:min-height="12.572cm"/>
    </style:style>
    <style:style style:name="pr39" style:family="presentation" style:parent-style-name="Kyodai_25_20Presentation_5f__5f__5f__5f__5f__5f__5f_-outline1">
      <style:graphic-properties fo:min-height="12.18cm"/>
    </style:style>
    <style:style style:name="pr40" style:family="presentation" style:parent-style-name="Kyodai_25_20Presentation_5f__5f__5f__5f__5f__5f__5f_-outline1">
      <style:graphic-properties fo:min-height="2.203cm"/>
    </style:style>
    <style:style style:name="pr41" style:family="presentation" style:parent-style-name="Kyodai_25_20Presentation_5f__5f__5f__5f__5f__5f__5f__5f__5f__5f_-title">
      <style:graphic-properties fo:min-height="3.237cm"/>
    </style:style>
    <style:style style:name="pr42" style:family="presentation" style:parent-style-name="Kyodai_25_20Presentation_5f__5f__5f__5f__5f__5f__5f__5f__5f__5f_-notes">
      <style:graphic-properties draw:fill-color="#ffffff" fo:min-height="12.572cm"/>
    </style:style>
    <style:style style:name="pr43" style:family="presentation" style:parent-style-name="Kyodai_25_20Presentation_5f__5f__5f__5f__5f__5f__5f__5f__5f__5f__5f_-title">
      <style:graphic-properties fo:min-height="3.237cm"/>
    </style:style>
    <style:style style:name="pr44" style:family="presentation" style:parent-style-name="Kyodai_25_20Presentation_5f__5f__5f__5f__5f__5f__5f__5f__5f__5f__5f_-notes">
      <style:graphic-properties draw:fill-color="#ffffff" fo:min-height="12.572cm"/>
    </style:style>
    <style:style style:name="pr45" style:family="presentation" style:parent-style-name="Kyodai_25_20Presentation_5f__5f__5f__5f__5f__5f__5f__5f__5f__5f_-outline1">
      <style:graphic-properties fo:min-height="15.409cm"/>
    </style:style>
    <style:style style:name="pr46" style:family="presentation" style:parent-style-name="Kyodai_25_20Presentation_5f_-outline1">
      <style:graphic-properties fo:min-height="12.9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color="#800000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000099" fo:font-size="28pt" style:font-size-asian="28pt" style:font-size-complex="28pt"/>
    </style:style>
    <style:style style:name="P8" style:family="paragraph">
      <style:text-properties fo:color="#990000" fo:font-size="28pt" style:font-size-asian="28pt" style:font-weight-asian="normal" style:font-size-complex="28pt" style:font-weight-complex="normal"/>
    </style:style>
    <style:style style:name="P9" style:family="paragraph">
      <style:paragraph-properties fo:text-align="center"/>
      <style:text-properties style:font-name="Arial2" fo:font-size="18pt" style:font-weight-asian="normal" style:font-weight-complex="normal"/>
    </style:style>
    <style:style style:name="P10" style:family="paragraph">
      <style:paragraph-properties fo:text-align="center"/>
      <style:text-properties style:font-name="Arial2" style:font-weight-asian="normal" style:font-weight-complex="normal"/>
    </style:style>
    <style:style style:name="P11" style:family="paragraph">
      <style:text-properties fo:color="#000099" style:font-name="Arial2" fo:font-size="28pt" style:font-size-asian="28pt" style:font-weight-asian="normal" style:font-size-complex="28pt" style:font-weight-complex="normal"/>
    </style:style>
    <style:style style:name="P12" style:family="paragraph">
      <style:text-properties fo:color="#990000" style:font-name="Arial2" fo:font-size="28pt" style:font-size-asian="28pt" style:font-weight-asian="normal" style:font-size-complex="28pt" style:font-weight-complex="normal"/>
    </style:style>
    <style:style style:name="P13" style:family="paragraph">
      <style:text-properties fo:font-size="26.3999996185303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style:font-name="Hiragino Kaku Gothic Pro" style:font-weight-complex="normal"/>
    </style:style>
    <style:style style:name="P18" style:family="paragraph">
      <style:text-properties style:font-name="Hiragino Kaku Gothic Pro" style:font-name-asian="Hiragino Kaku Gothic Pro" style:font-weight-complex="normal"/>
    </style:style>
    <style:style style:name="P19" style:family="paragraph">
      <style:text-properties style:font-name="Hiragino Kaku Gothic Pro" fo:font-size="26pt" style:text-underline-style="solid" style:text-underline-width="auto" style:text-underline-color="font-color" style:font-name-asian="Hiragino Kaku Gothic Pro" style:font-size-asian="26pt" style:font-size-complex="26pt" style:font-weight-complex="normal"/>
    </style:style>
    <style:style style:name="P20" style:family="paragraph">
      <style:paragraph-properties fo:text-align="center"/>
      <style:text-properties style:font-name="Hiragino Kaku Gothic Pro" style:font-weight-complex="normal"/>
    </style:style>
    <style:style style:name="P21" style:family="paragraph">
      <style:text-properties style:use-window-font-color="true" style:font-name="Hiragino Kaku Gothic Pro" style:font-name-asian="Hiragino Kaku Gothic Pro" style:font-weight-complex="normal"/>
    </style:style>
    <style:style style:name="P22" style:family="paragraph">
      <style:text-properties fo:color="#99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3" style:family="paragraph">
      <style:text-properties fo:color="#00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text-properties style:use-window-font-color="true" fo:font-size="28pt" style:font-size-asian="28pt" style:font-size-complex="28pt"/>
    </style:style>
    <style:style style:name="P25" style:family="paragraph">
      <style:paragraph-properties fo:text-align="center"/>
      <style:text-properties fo:color="#006600" fo:font-size="20pt" style:font-size-asian="20pt" style:font-size-complex="20pt"/>
    </style:style>
    <style:style style:name="P26" style:family="paragraph">
      <style:text-properties fo:color="#0066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7" style:family="paragraph">
      <style:text-properties fo:color="#8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style:text-properties style:font-name="Hiragino Kaku Gothic Pro" style:font-name-asian="Hiragino Kaku Gothic Pro"/>
    </style:style>
    <style:style style:name="P29" style:family="paragraph">
      <style:text-properties fo:color="#006600" fo:font-size="22pt" fo:font-style="italic" style:font-size-asian="22pt" style:font-style-asian="italic" style:font-size-complex="22pt" style:font-style-complex="italic"/>
    </style:style>
    <style:style style:name="P30" style:family="paragraph">
      <style:paragraph-properties fo:text-align="center"/>
      <style:text-properties style:font-name="Hiragino Kaku Gothic Pro" fo:font-size="26pt" style:font-name-asian="Hiragino Kaku Gothic Pro" style:font-size-asian="26pt" style:font-size-complex="26pt"/>
    </style:style>
    <style:style style:name="P31" style:family="paragraph">
      <style:text-properties style:font-name="Hiragino Kaku Gothic Pro" fo:font-size="26pt" style:font-name-asian="Hiragino Kaku Gothic Pro" style:font-size-asian="26pt" style:font-size-complex="26pt"/>
    </style:style>
    <style:style style:name="P32" style:family="paragraph">
      <style:text-properties fo:color="#ff3333" fo:font-size="36pt" style:font-size-asian="36pt" style:font-size-complex="36pt"/>
    </style:style>
    <style:style style:name="P33" style:family="paragraph">
      <style:paragraph-properties fo:text-align="center"/>
      <style:text-properties style:font-name="Arial1" fo:font-size="18pt" style:font-weight-asian="normal" style:font-weight-complex="normal"/>
    </style:style>
    <style:style style:name="P34" style:family="paragraph">
      <style:paragraph-properties fo:text-align="center"/>
      <style:text-properties style:font-name="Arial1" style:font-weight-asian="normal" style:font-weight-complex="normal"/>
    </style:style>
    <style:style style:name="P35" style:family="paragraph">
      <style:text-properties fo:color="#000099" style:font-name="Arial1" fo:font-size="28pt" style:font-size-asian="28pt" style:font-weight-asian="normal" style:font-size-complex="28pt" style:font-weight-complex="normal"/>
    </style:style>
    <style:style style:name="P36" style:family="paragraph">
      <style:text-properties fo:color="#990000" style:font-name="Arial1" fo:font-size="28pt" style:font-size-asian="28pt" style:font-weight-asian="normal" style:font-size-complex="28pt" style:font-weight-complex="normal"/>
    </style:style>
    <style:style style:name="P37" style:family="paragraph">
      <style:text-properties fo:color="#ff3333" style:font-name="Arial1" fo:font-size="36pt" style:font-size-asian="36pt" style:font-weight-asian="normal" style:font-size-complex="36pt" style:font-weight-complex="normal"/>
    </style:style>
    <style:style style:name="P38" style:family="paragraph">
      <style:paragraph-properties fo:text-align="center"/>
      <style:text-properties fo:font-size="18pt"/>
    </style:style>
    <style:style style:name="P39" style:family="paragraph">
      <style:text-properties fo:font-size="36pt"/>
    </style:style>
    <style:style style:name="P40" style:family="paragraph">
      <style:text-properties fo:color="#ff9999" fo:font-size="36pt" style:font-size-asian="36pt" style:font-size-complex="36pt"/>
    </style:style>
    <style:style style:name="P41" style:family="paragraph">
      <style:text-properties style:font-size-asian="24pt"/>
    </style:style>
    <style:style style:name="P42" style:family="paragraph">
      <style:text-properties fo:color="#ff3333" fo:font-size="24pt" style:font-size-asian="24pt" style:font-size-complex="24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800000" fo:font-size="26pt" style:font-size-asian="26pt" style:font-size-complex="26pt"/>
    </style:style>
    <style:style style:name="T3" style:family="text">
      <style:text-properties fo:color="#000099" fo:font-size="28pt" style:font-size-asian="28pt" style:font-size-complex="28pt"/>
    </style:style>
    <style:style style:name="T4" style:family="text">
      <style:text-properties fo:color="#000099" style:text-position="-33% 58%" fo:font-size="28pt" style:font-size-asian="28pt" style:font-size-complex="28pt"/>
    </style:style>
    <style:style style:name="T5" style:family="text">
      <style:text-properties fo:color="#990000" fo:font-size="28pt" style:font-size-asian="28pt" style:font-weight-asian="normal" style:font-size-complex="28pt" style:font-weight-complex="normal"/>
    </style:style>
    <style:style style:name="T6" style:family="text">
      <style:text-properties fo:color="#990000" style:text-position="-33% 58%" fo:font-size="28pt" style:font-size-asian="28pt" style:font-weight-asian="normal" style:font-size-complex="28pt" style:font-weight-complex="normal"/>
    </style:style>
    <style:style style:name="T7" style:family="text">
      <style:text-properties style:font-name="Arial2" fo:font-size="18pt" style:font-weight-asian="normal" style:font-weight-complex="normal"/>
    </style:style>
    <style:style style:name="T8" style:family="text">
      <style:text-properties fo:color="#000099" style:font-name="Arial2" fo:font-size="28pt" style:font-size-asian="28pt" style:font-weight-asian="normal" style:font-size-complex="28pt" style:font-weight-complex="normal"/>
    </style:style>
    <style:style style:name="T9" style:family="text">
      <style:text-properties fo:color="#990000" style:font-name="Arial2" fo:font-size="28pt" style:font-size-asian="28pt" style:font-weight-asian="normal" style:font-size-complex="28pt" style:font-weight-complex="normal"/>
    </style:style>
    <style:style style:name="T10" style:family="text">
      <style:text-properties fo:color="#000080" fo:font-size="32pt" style:font-size-asian="32pt" style:font-size-complex="32pt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800000" fo:font-size="32pt" style:font-size-asian="32pt" style:font-size-complex="32pt"/>
    </style:style>
    <style:style style:name="T14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color="#800080" fo:font-size="24pt" style:font-size-asian="24pt" style:font-size-complex="24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font-name="Hiragino Kaku Gothic Pro" style:font-name-asian="Hiragino Kaku Gothic Pro" style:font-weight-complex="normal"/>
    </style:style>
    <style:style style:name="T20" style:family="text">
      <style:text-properties fo:color="#000099" style:font-name="Hiragino Kaku Gothic Pro" style:font-name-asian="Hiragino Kaku Gothic Pro" style:font-weight-complex="normal"/>
    </style:style>
    <style:style style:name="T21" style:family="text">
      <style:text-properties style:font-name="Hiragino Kaku Gothic Pro" fo:font-size="26pt" style:text-underline-style="solid" style:text-underline-width="auto" style:text-underline-color="font-color" style:font-name-asian="Hiragino Kaku Gothic Pro" style:font-size-asian="26pt" style:font-size-complex="26pt" style:font-weight-complex="normal"/>
    </style:style>
    <style:style style:name="T22" style:family="text">
      <style:text-properties style:use-window-font-color="true" style:font-name="Hiragino Kaku Gothic Pro" style:font-name-asian="Hiragino Kaku Gothic Pro" style:font-weight-complex="normal"/>
    </style:style>
    <style:style style:name="T23" style:family="text">
      <style:text-properties fo:color="#800000" fo:font-style="italic" style:font-style-asian="italic" style:font-style-complex="italic"/>
    </style:style>
    <style:style style:name="T24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25" style:family="text">
      <style:text-properties style:use-window-font-color="true" fo:font-size="24pt" style:font-size-asian="24pt" style:font-size-complex="24pt"/>
    </style:style>
    <style:style style:name="T26" style:family="text">
      <style:text-properties fo:color="#8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29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30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99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fo:color="#990000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800000"/>
    </style:style>
    <style:style style:name="T36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38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43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4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size="24pt"/>
    </style:style>
    <style:style style:name="T46" style:family="text">
      <style:text-properties fo:font-size="24pt" fo:font-weight="bold" style:font-weight-asian="bold" style:font-weight-complex="bold"/>
    </style:style>
    <style:style style:name="T47" style:family="text">
      <style:text-properties fo:color="#000080" fo:font-size="24pt" style:font-size-asian="24pt" style:font-size-complex="24pt"/>
    </style:style>
    <style:style style:name="T48" style:family="text">
      <style:text-properties fo:color="#99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9" style:family="text">
      <style:text-properties fo:color="#990099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0" style:family="text">
      <style:text-properties fo:color="#00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1" style:family="text">
      <style:text-properties fo:color="#000099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color="#006600" fo:font-size="20pt" style:font-size-asian="20pt" style:font-size-complex="20pt"/>
    </style:style>
    <style:style style:name="T54" style:family="text">
      <style:text-properties fo:color="#0066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5" style:family="text">
      <style:text-properties fo:color="#006600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6" style:family="text">
      <style:text-properties fo:color="#006600"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7" style:family="text">
      <style:text-properties fo:color="#800000"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8" style:family="text">
      <style:text-properties fo:color="#800000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9" style:family="text">
      <style:text-properties style:use-window-font-color="true" style:font-name="Arial1" fo:font-size="24pt" style:font-name-asian="Arial1" style:font-size-asian="24pt" style:font-size-complex="24pt"/>
    </style:style>
    <style:style style:name="T60" style:family="text">
      <style:text-properties fo:color="#0066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color="#00660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fo:color="#00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3" style:family="text">
      <style:text-properties style:use-window-font-color="true" style:font-name="Arial1" fo:font-size="24pt" fo:font-style="italic" style:font-name-asian="Arial1" style:font-size-asian="24pt" style:font-style-asian="italic" style:font-size-complex="24pt" style:font-style-complex="italic"/>
    </style:style>
    <style:style style:name="T64" style:family="text">
      <style:text-properties fo:color="#000000" style:font-name="Arial1" fo:font-size="24pt" fo:font-style="italic" style:font-name-asian="Arial1" style:font-size-asian="24pt" style:font-style-asian="italic" style:font-size-complex="24pt" style:font-style-complex="italic"/>
    </style:style>
    <style:style style:name="T65" style:family="text">
      <style:text-properties fo:color="#000099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color="#000080" style:font-name="Arial1" fo:font-size="24pt" fo:font-style="italic" style:font-name-asian="Arial1" style:font-size-asian="24pt" style:font-style-asian="italic" style:font-size-complex="24pt" style:font-style-complex="italic"/>
    </style:style>
    <style:style style:name="T67" style:family="text">
      <style:text-properties fo:color="#990099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use-window-font-color="true" style:font-name="Arial1" fo:font-size="24pt" fo:font-style="normal" style:font-name-asian="Arial1" style:font-size-asian="24pt" style:font-style-asian="normal" style:font-size-complex="24pt" style:font-style-complex="normal"/>
    </style:style>
    <style:style style:name="T69" style:family="text">
      <style:text-properties fo:color="#000080" style:font-name="Arial1" fo:font-size="24pt" fo:font-style="normal" style:font-name-asian="Arial1" style:font-size-asian="24pt" style:font-style-asian="normal" style:font-size-complex="24pt" style:font-style-complex="normal"/>
    </style:style>
    <style:style style:name="T70" style:family="text">
      <style:text-properties fo:color="#8000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1" style:family="text">
      <style:text-properties fo:color="#000000" style:font-name="Arial1" fo:font-size="24pt" fo:font-style="normal" style:font-name-asian="Arial1" style:font-size-asian="24pt" style:font-style-asian="normal" style:font-size-complex="24pt" style:font-style-complex="normal"/>
    </style:style>
    <style:style style:name="T72" style:family="text">
      <style:text-properties style:use-window-font-color="true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0099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style:use-window-font-color="true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fo:color="#0066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6" style:family="text">
      <style:text-properties fo:color="#990099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7" style:family="text">
      <style:text-properties style:use-window-font-color="true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style:use-window-font-color="true" style:text-position="0% 100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000000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81" style:family="text">
      <style:text-properties fo:color="#9900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color="#000000" style:text-position="0% 100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style:font-name="Hiragino Kaku Gothic Pro" style:font-name-asian="Hiragino Kaku Gothic Pro"/>
    </style:style>
    <style:style style:name="T84" style:family="text">
      <style:text-properties style:use-window-font-color="true" style:font-name="Hiragino Kaku Gothic Pro" fo:font-weight="normal" style:font-name-asian="Hiragino Kaku Gothic Pro" style:font-weight-asian="normal" style:font-weight-complex="normal"/>
    </style:style>
    <style:style style:name="T85" style:family="text">
      <style:text-properties style:use-window-font-color="true" style:font-name="Hiragino Kaku Gothic Pro" fo:font-size="12pt" fo:font-weight="normal" style:font-name-asian="Hiragino Kaku Gothic Pro" style:font-size-asian="12pt" style:font-weight-asian="normal" style:font-size-complex="12pt" style:font-weight-complex="normal"/>
    </style:style>
    <style:style style:name="T86" style:family="text">
      <style:text-properties style:use-window-font-color="true" style:font-name="Hiragino Kaku Gothic Pro" fo:font-weight="bold" style:font-name-asian="Hiragino Kaku Gothic Pro" style:font-weight-asian="bold" style:font-weight-complex="bold"/>
    </style:style>
    <style:style style:name="T87" style:family="text">
      <style:text-properties fo:color="#008000" style:font-name="Hiragino Kaku Gothic Pro" fo:font-style="italic" fo:font-weight="bold" style:font-name-asian="Hiragino Kaku Gothic Pro" style:font-style-asian="italic" style:font-weight-asian="bold" style:font-style-complex="italic" style:font-weight-complex="bold"/>
    </style:style>
    <style:style style:name="T88" style:family="text">
      <style:text-properties fo:color="#008000" style:font-name="Hiragino Kaku Gothic Pro" fo:font-style="normal" fo:font-weight="normal" style:font-name-asian="Hiragino Kaku Gothic Pro" style:font-style-asian="normal" style:font-weight-asian="normal" style:font-style-complex="normal" style:font-weight-complex="normal"/>
    </style:style>
    <style:style style:name="T89" style:family="text">
      <style:text-properties fo:color="#008000" style:font-name="Hiragino Kaku Gothic Pro" fo:font-style="normal" fo:font-weight="bold" style:font-name-asian="Hiragino Kaku Gothic Pro" style:font-style-asian="normal" style:font-weight-asian="bold" style:font-style-complex="normal" style:font-weight-complex="bold"/>
    </style:style>
    <style:style style:name="T90" style:family="text">
      <style:text-properties style:use-window-font-color="true" style:font-name="Hiragino Kaku Gothic Pro" style:font-name-asian="Hiragino Kaku Gothic Pro"/>
    </style:style>
    <style:style style:name="T91" style:family="text">
      <style:text-properties style:use-window-font-color="true" style:font-name="Hiragino Kaku Gothic Pro" fo:font-style="italic" style:font-name-asian="Hiragino Kaku Gothic Pro" style:font-style-asian="italic" style:font-style-complex="italic"/>
    </style:style>
    <style:style style:name="T92" style:family="text">
      <style:text-properties fo:color="#000080" style:font-name="Hiragino Kaku Gothic Pro" fo:font-style="italic" fo:font-weight="normal" style:font-name-asian="Hiragino Kaku Gothic Pro" style:font-style-asian="italic" style:font-weight-asian="normal" style:font-style-complex="italic" style:font-weight-complex="normal"/>
    </style:style>
    <style:style style:name="T93" style:family="text">
      <style:text-properties style:use-window-font-color="true" style:font-name="Hiragino Kaku Gothic Pro" fo:font-style="italic" fo:font-weight="normal" style:font-name-asian="Hiragino Kaku Gothic Pro" style:font-style-asian="italic" style:font-weight-asian="normal" style:font-style-complex="italic" style:font-weight-complex="normal"/>
    </style:style>
    <style:style style:name="T94" style:family="text">
      <style:text-properties fo:color="#800000" style:font-name="Hiragino Kaku Gothic Pro" fo:font-style="italic" fo:font-weight="normal" style:font-name-asian="Hiragino Kaku Gothic Pro" style:font-style-asian="italic" style:font-weight-asian="normal" style:font-style-complex="italic" style:font-weight-complex="normal"/>
    </style:style>
    <style:style style:name="T95" style:family="text">
      <style:text-properties fo:color="#008000" style:font-name="Hiragino Kaku Gothic Pro" fo:font-weight="normal" style:font-name-asian="Hiragino Kaku Gothic Pro" style:font-weight-asian="normal" style:font-weight-complex="normal"/>
    </style:style>
    <style:style style:name="T96" style:family="text">
      <style:text-properties fo:color="#008080" style:font-name="Hiragino Kaku Gothic Pro" fo:font-weight="normal" style:font-name-asian="Hiragino Kaku Gothic Pro" style:font-weight-asian="normal" style:font-weight-complex="normal"/>
    </style:style>
    <style:style style:name="T97" style:family="text">
      <style:text-properties fo:color="#800000" style:font-name="Hiragino Kaku Gothic Pro" fo:font-weight="normal" style:font-name-asian="Hiragino Kaku Gothic Pro" style:font-weight-asian="normal" style:font-weight-complex="normal"/>
    </style:style>
    <style:style style:name="T98" style:family="text">
      <style:text-properties fo:color="#000080" style:font-name="Hiragino Kaku Gothic Pro" fo:font-weight="normal" style:font-name-asian="Hiragino Kaku Gothic Pro" style:font-weight-asian="normal" style:font-weight-complex="normal"/>
    </style:style>
    <style:style style:name="T99" style:family="text">
      <style:text-properties fo:color="#000080" style:font-name="Hiragino Kaku Gothic Pro" style:font-name-asian="Hiragino Kaku Gothic Pro"/>
    </style:style>
    <style:style style:name="T100" style:family="text">
      <style:text-properties fo:color="#000099" style:font-name="Hiragino Kaku Gothic Pro" style:font-name-asian="Hiragino Kaku Gothic Pro"/>
    </style:style>
    <style:style style:name="T101" style:family="text">
      <style:text-properties fo:color="#006699" style:font-name="Hiragino Kaku Gothic Pro" style:font-name-asian="Hiragino Kaku Gothic Pro"/>
    </style:style>
    <style:style style:name="T102" style:family="text">
      <style:text-properties fo:color="#0066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3" style:family="text">
      <style:text-properties fo:color="#006600" style:text-position="-33% 58%" fo:font-size="22pt" fo:font-style="italic" style:font-size-asian="22pt" style:font-style-asian="italic" style:font-size-complex="22pt" style:font-style-complex="italic"/>
    </style:style>
    <style:style style:name="T104" style:family="text">
      <style:text-properties fo:color="#006600"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5" style:family="text">
      <style:text-properties style:font-name="Hiragino Kaku Gothic Pro" fo:font-size="26pt" style:font-name-asian="Hiragino Kaku Gothic Pro" style:font-size-asian="26pt" style:font-size-complex="26pt"/>
    </style:style>
    <style:style style:name="T106" style:family="text">
      <style:text-properties style:text-position="-33% 58%" style:font-name="Hiragino Kaku Gothic Pro" fo:font-size="26pt" style:font-name-asian="Hiragino Kaku Gothic Pro" style:font-size-asian="26pt" style:font-size-complex="26pt"/>
    </style:style>
    <style:style style:name="T107" style:family="text">
      <style:text-properties fo:color="#000099" style:font-name="Hiragino Kaku Gothic Pro" fo:font-size="26pt" style:text-underline-style="solid" style:text-underline-width="auto" style:text-underline-color="font-color" style:font-name-asian="Hiragino Kaku Gothic Pro" style:font-size-asian="26pt" style:font-size-complex="26pt"/>
    </style:style>
    <style:style style:name="T108" style:family="text">
      <style:text-properties style:font-name="Hiragino Kaku Gothic Pro" fo:font-size="26pt" fo:font-style="italic" style:font-name-asian="Hiragino Kaku Gothic Pro" style:font-size-asian="26pt" style:font-style-asian="italic" style:font-size-complex="26pt" style:font-style-complex="italic"/>
    </style:style>
    <style:style style:name="T109" style:family="text">
      <style:text-properties fo:color="#ff3333" fo:font-size="36pt" style:font-size-asian="36pt" style:font-size-complex="36pt"/>
    </style:style>
    <style:style style:name="T110" style:family="text">
      <style:text-properties fo:color="#ff3333" style:text-position="-33% 58%" fo:font-size="36pt" style:font-size-asian="36pt" style:font-size-complex="36pt"/>
    </style:style>
    <style:style style:name="T111" style:family="text">
      <style:text-properties fo:color="#000099" style:text-position="-33% 58%" style:font-name="Arial2" fo:font-size="28pt" style:font-size-asian="28pt" style:font-weight-asian="normal" style:font-size-complex="28pt" style:font-weight-complex="normal"/>
    </style:style>
    <style:style style:name="T112" style:family="text">
      <style:text-properties fo:color="#990000" style:text-position="-33% 58%" style:font-name="Arial2" fo:font-size="28pt" style:font-size-asian="28pt" style:font-weight-asian="normal" style:font-size-complex="28pt" style:font-weight-complex="normal"/>
    </style:style>
    <style:style style:name="T113" style:family="text">
      <style:text-properties fo:color="#ff3333"/>
    </style:style>
    <style:style style:name="T114" style:family="text">
      <style:text-properties fo:color="#ff3333" style:text-position="-33% 58%"/>
    </style:style>
    <style:style style:name="T115" style:family="text">
      <style:text-properties fo:color="#000099"/>
    </style:style>
    <style:style style:name="T116" style:family="text">
      <style:text-properties style:text-position="-33% 58%"/>
    </style:style>
    <style:style style:name="T117" style:family="text">
      <style:text-properties style:font-name="Arial1" fo:font-size="18pt" style:font-weight-asian="normal" style:font-weight-complex="normal"/>
    </style:style>
    <style:style style:name="T118" style:family="text">
      <style:text-properties fo:color="#ff3333" style:font-name="Arial1" fo:font-size="36pt" style:font-size-asian="36pt" style:font-weight-asian="normal" style:font-size-complex="36pt" style:font-weight-complex="normal"/>
    </style:style>
    <style:style style:name="T119" style:family="text">
      <style:text-properties fo:color="#ff3333" style:text-position="-33% 58%" style:font-name="Arial1" fo:font-size="36pt" style:font-size-asian="36pt" style:font-weight-asian="normal" style:font-size-complex="36pt" style:font-weight-complex="normal"/>
    </style:style>
    <style:style style:name="T120" style:family="text">
      <style:text-properties fo:color="#006600"/>
    </style:style>
    <style:style style:name="T121" style:family="text">
      <style:text-properties fo:color="#990000"/>
    </style:style>
    <style:style style:name="T122" style:family="text">
      <style:text-properties fo:color="#ff3333" fo:font-size="24pt" style:font-size-asian="24pt" style:font-size-complex="24pt"/>
    </style:style>
    <style:style style:name="T123" style:family="text">
      <style:text-properties style:use-window-font-color="true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4" style:family="text">
      <style:text-properties fo:color="#000099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5" style:family="text">
      <style:text-properties fo:color="#9900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6" style:family="text">
      <style:text-properties fo:color="#006600" style:font-name="Arial1" fo:font-size="24pt" fo:font-style="italic" style:font-name-asian="Arial1" style:font-size-asian="24pt" style:font-style-asian="italic" style:font-size-complex="24pt" style:font-style-complex="italic"/>
    </style:style>
    <style:style style:name="T127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8" style:family="text">
      <style:text-properties style:use-window-font-color="true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9" style:family="text">
      <style:text-properties style:use-window-font-color="true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0" style:family="text">
      <style:text-properties fo:color="#000099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131" style:family="text">
      <style:text-properties fo:color="#000099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32" style:family="text">
      <style:text-properties fo:color="#0000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3" style:family="text">
      <style:text-properties fo:color="#00000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4" style:family="text">
      <style:text-properties fo:color="#006600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35" style:family="text">
      <style:text-properties fo:color="#000000" style:text-position="33% 58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136" style:family="text">
      <style:text-properties fo:color="#00008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7" style:family="text">
      <style:text-properties fo:color="#000000" style:text-position="-33% 58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138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40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141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2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3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4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5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6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7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8" style:family="text">
      <style:text-properties fo:color="#000000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9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0" style:family="text">
      <style:text-properties fo:color="#cc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1" style:family="text">
      <style:text-properties fo:color="#99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2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3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4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5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56" style:family="text">
      <style:text-properties fo:color="#00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158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159" style:family="text">
      <style:text-properties fo:color="#00782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61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62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163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4" style:family="text">
      <style:text-properties style:use-window-font-color="true"/>
    </style:style>
    <style:style style:name="T165" style:family="text">
      <style:text-properties fo:color="#000080"/>
    </style:style>
    <style:style style:name="T166" style:family="text">
      <style:text-properties style:use-window-font-color="true" style:font-name="Courier 10 Pitch"/>
    </style:style>
    <style:style style:name="T167" style:family="text">
      <style:text-properties style:use-window-font-color="true" style:font-name="Courier 10 Pitch" fo:font-size="26pt" style:font-size-asian="26pt" style:font-size-complex="26pt"/>
    </style:style>
    <style:style style:name="T168" style:family="text">
      <style:text-properties style:use-window-font-color="true" fo:font-size="26pt" style:font-size-asian="26pt" style:font-size-complex="26pt"/>
    </style:style>
    <style:style style:name="T169" style:family="text">
      <style:text-properties fo:color="#000080" fo:font-size="26pt" style:font-size-asian="26pt" style:font-size-complex="26pt"/>
    </style:style>
    <style:style style:name="T170" style:family="text">
      <style:text-properties fo:color="#000080" style:font-name="Courier 10 Pitch" fo:font-size="26pt" style:font-size-asian="26pt" style:font-size-complex="26pt"/>
    </style:style>
    <style:style style:name="T171" style:family="text">
      <style:text-properties style:use-window-font-color="true" style:font-name="Courier 10 Pitch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8<text:line-break/>リカレント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フィードフォーワード<text:line-break/>ニューラルネット</text:p>
          </draw:text-box>
        </draw:frame>
        <draw:frame presentation:style-name="pr5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すべての線が前方向のネット</text:p>
              </text:list-item>
            </text:list>
          </draw:text-box>
        </draw:frame>
        <draw:custom-shape draw:style-name="gr2" draw:text-style-name="P4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14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6.455cm" svg:y="10.9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33cm" svg:y1="8.455cm" svg:x2="16.51cm" svg:y2="11.43cm">
          <text:p/>
        </draw:line>
        <draw:line draw:style-name="gr3" draw:text-style-name="P4" draw:layer="layout" svg:x1="13.33cm" svg:y1="12.265cm" svg:x2="16.506cm" svg:y2="12.265cm">
          <text:p/>
        </draw:line>
        <draw:line draw:style-name="gr3" draw:text-style-name="P4" draw:layer="layout" svg:x1="13.335cm" svg:y1="15.875cm" svg:x2="16.51cm" svg:y2="13.335cm">
          <text:p/>
        </draw:line>
        <draw:line draw:style-name="gr3" draw:text-style-name="P4" draw:layer="layout" svg:x1="17.73cm" svg:y1="12.265cm" svg:x2="20.906cm" svg:y2="12.265cm">
          <text:p/>
        </draw:line>
        <draw:frame draw:style-name="gr4" draw:text-style-name="P5" draw:layer="layout" svg:width="1.319cm" svg:height="1.276cm" svg:x="21.055cm" svg:y="11.63cm">
          <draw:text-box>
            <text:p><text:span text:style-name="T2">y</text:span></text:p>
          </draw:text-box>
        </draw:frame>
        <draw:frame draw:style-name="gr5" draw:layer="layout" svg:width="3.456cm" svg:height="1.652cm" svg:x="3.761cm" svg:y="11.38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g>
          <draw:custom-shape draw:style-name="gr6" draw:text-style-name="P4" draw:layer="layout" svg:width="0.575cm" svg:height="3.119cm" svg:x="7.045cm" svg:y="10.6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7.045cm" svg:y="10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62cm" svg:y1="10.795cm" svg:x2="12.065cm" svg:y2="8.02cm">
          <text:p/>
        </draw:line>
        <draw:line draw:style-name="gr3" draw:text-style-name="P4" draw:layer="layout" svg:x1="7.62cm" svg:y1="12.065cm" svg:x2="12.065cm" svg:y2="8.89cm">
          <text:p/>
        </draw:line>
        <draw:line draw:style-name="gr3" draw:text-style-name="P4" draw:layer="layout" svg:x1="7.62cm" svg:y1="13.335cm" svg:x2="12.065cm" svg:y2="9.525cm">
          <text:p/>
        </draw:line>
        <draw:line draw:style-name="gr3" draw:text-style-name="P4" draw:layer="layout" svg:x1="7.62cm" svg:y1="12.165cm" svg:x2="12.065cm" svg:y2="12.165cm">
          <text:p/>
        </draw:line>
        <draw:line draw:style-name="gr3" draw:text-style-name="P4" draw:layer="layout" svg:x1="7.62cm" svg:y1="13.56cm" svg:x2="12.065cm" svg:y2="16.335cm">
          <text:p/>
        </draw:line>
        <draw:line draw:style-name="gr3" draw:text-style-name="P4" draw:layer="layout" svg:x1="7.62cm" svg:y1="12.29cm" svg:x2="12.065cm" svg:y2="15.465cm">
          <text:p/>
        </draw:line>
        <draw:line draw:style-name="gr3" draw:text-style-name="P4" draw:layer="layout" svg:x1="7.62cm" svg:y1="11.02cm" svg:x2="12.065cm" svg:y2="14.83cm">
          <text:p/>
        </draw:line>
        <draw:line draw:style-name="gr3" draw:text-style-name="P4" draw:layer="layout" svg:x1="7.62cm" svg:y1="10.865cm" svg:x2="12.065cm" svg:y2="11.43cm">
          <text:p/>
        </draw:line>
        <draw:line draw:style-name="gr3" draw:text-style-name="P4" draw:layer="layout" svg:x1="7.62cm" svg:y1="13.512cm" svg:x2="12.065cm" svg:y2="12.8cm">
          <text:p/>
        </draw:line>
        <draw:frame presentation:style-name="pr5" draw:layer="layout" svg:width="25.199cm" svg:height="1.102cm" svg:x="1.472cm" svg:y="18.08cm" presentation:class="outline" presentation:user-transformed="true">
          <draw:text-box>
            <text:list text:style-name="L2">
              <text:list-item>
                <text:p>(有効非巡回グラフDAGになっている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リカレントニューラルネット(RNN)</text:p>
          </draw:text-box>
        </draw:frame>
        <draw:frame presentation:style-name="pr8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ノードの一部の出力が入力として戻ってくる</text:p>
              </text:list-item>
            </text:list>
          </draw:text-box>
        </draw:frame>
        <draw:custom-shape draw:style-name="gr8" draw:text-style-name="P4" draw:layer="layout" svg:width="1.27cm" svg:height="2.54cm" svg:x="12.955cm" svg:y="12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8.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15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7.455cm" svg:y="12.1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33cm" svg:y1="9.655cm" svg:x2="17.51cm" svg:y2="12.63cm">
          <text:p/>
        </draw:line>
        <draw:line draw:style-name="gr3" draw:text-style-name="P4" draw:layer="layout" svg:x1="14.33cm" svg:y1="13.465cm" svg:x2="17.506cm" svg:y2="13.465cm">
          <text:p/>
        </draw:line>
        <draw:line draw:style-name="gr3" draw:text-style-name="P4" draw:layer="layout" svg:x1="14.335cm" svg:y1="17.075cm" svg:x2="17.51cm" svg:y2="14.535cm">
          <text:p/>
        </draw:line>
        <draw:line draw:style-name="gr3" draw:text-style-name="P4" draw:layer="layout" svg:x1="18.73cm" svg:y1="13.465cm" svg:x2="21.906cm" svg:y2="13.465cm">
          <text:p/>
        </draw:line>
        <draw:frame draw:style-name="gr4" draw:text-style-name="P5" draw:layer="layout" svg:width="1.319cm" svg:height="1.276cm" svg:x="22.055cm" svg:y="12.83cm">
          <draw:text-box>
            <text:p><text:span text:style-name="T2">y</text:span></text:p>
          </draw:text-box>
        </draw:frame>
        <draw:frame draw:style-name="gr5" draw:layer="layout" svg:width="3.759cm" svg:height="1.733cm" svg:x="4.361cm" svg:y="12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custom-shape draw:style-name="gr6" draw:text-style-name="P4" draw:layer="layout" svg:width="0.575cm" svg:height="3.119cm" svg:x="8.045cm" svg:y="11.8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8.045cm" svg:y="1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4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8.62cm" svg:y1="11.995cm" svg:x2="13.065cm" svg:y2="9.22cm">
          <text:p/>
        </draw:line>
        <draw:line draw:style-name="gr3" draw:text-style-name="P4" draw:layer="layout" svg:x1="8.62cm" svg:y1="13.265cm" svg:x2="13.065cm" svg:y2="10.09cm">
          <text:p/>
        </draw:line>
        <draw:line draw:style-name="gr3" draw:text-style-name="P4" draw:layer="layout" svg:x1="8.62cm" svg:y1="14.535cm" svg:x2="13.065cm" svg:y2="10.725cm">
          <text:p/>
        </draw:line>
        <draw:line draw:style-name="gr3" draw:text-style-name="P4" draw:layer="layout" svg:x1="8.62cm" svg:y1="13.365cm" svg:x2="13.065cm" svg:y2="13.365cm">
          <text:p/>
        </draw:line>
        <draw:line draw:style-name="gr3" draw:text-style-name="P4" draw:layer="layout" svg:x1="8.62cm" svg:y1="14.76cm" svg:x2="13.065cm" svg:y2="18.185cm">
          <text:p/>
        </draw:line>
        <draw:line draw:style-name="gr3" draw:text-style-name="P4" draw:layer="layout" svg:x1="8.62cm" svg:y1="13.49cm" svg:x2="13.065cm" svg:y2="17.55cm">
          <text:p/>
        </draw:line>
        <draw:line draw:style-name="gr3" draw:text-style-name="P4" draw:layer="layout" svg:x1="8.62cm" svg:y1="12.22cm" svg:x2="13.065cm" svg:y2="16.915cm">
          <text:p/>
        </draw:line>
        <draw:line draw:style-name="gr3" draw:text-style-name="P4" draw:layer="layout" svg:x1="8.62cm" svg:y1="12.065cm" svg:x2="13.065cm" svg:y2="12.63cm">
          <text:p/>
        </draw:line>
        <draw:line draw:style-name="gr3" draw:text-style-name="P4" draw:layer="layout" svg:x1="8.62cm" svg:y1="14.712cm" svg:x2="13.065cm" svg:y2="14cm">
          <text:p/>
        </draw:line>
        <draw:path draw:style-name="gr3" draw:text-style-name="P4" draw:layer="layout" svg:width="8.384cm" svg:height="3.07cm" draw:transform="rotate (3.03093877901335) translate (15.473474382106cm 10.1270273388291cm)" svg:viewBox="0 0 8385 3071" svg:d="M1223 701c0 0-4137 3016 2805 2244 6943-771 3507-2945 3507-2945">
          <text:p/>
        </draw:path>
        <draw:custom-shape draw:style-name="gr9" draw:text-style-name="P4" draw:layer="layout" svg:width="0.584cm" svg:height="2.032cm" svg:x="8.045cm" svg:y="8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75cm" svg:height="0.575cm" svg:x="8.045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4" draw:layer="layout" svg:width="8.56cm" svg:height="5.795cm" draw:transform="rotate (3.03093877901335) translate (15.3389304571564cm 13.5165444273447cm)" svg:viewBox="0 0 8561 5796" svg:d="M1010 0c0 0-3748 6504 3195 5732 6942-771 3506-2945 3506-2945">
          <text:p/>
        </draw:path>
        <draw:path draw:style-name="gr3" draw:text-style-name="P4" draw:layer="layout" svg:width="8.579cm" svg:height="8.691cm" draw:transform="rotate (3.03093877901335) translate (15.0320729710623cm 16.9924501907182cm)" svg:viewBox="0 0 8580 8692" svg:d="M701 0c-28 75-711 2946-701 5189 10 2244 714 3861 4219 3435 6954-702 3506-2945 3506-2945">
          <text:p/>
        </draw:path>
        <draw:frame draw:style-name="gr5" draw:layer="layout" svg:width="2.898cm" svg:height="1.707cm" svg:x="4.81cm" svg:y="9.9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4" draw:layer="layout" svg:x1="8.62cm" svg:y1="9.93cm" svg:x2="13.065cm" svg:y2="8.66cm">
          <text:p/>
        </draw:line>
        <draw:line draw:style-name="gr3" draw:text-style-name="P4" draw:layer="layout" svg:x1="8.62cm" svg:y1="9.92cm" svg:x2="13.065cm" svg:y2="12.47cm">
          <text:p/>
        </draw:line>
        <draw:line draw:style-name="gr3" draw:text-style-name="P4" draw:layer="layout" svg:x1="8.62cm" svg:y1="9.92cm" svg:x2="13.065cm" svg:y2="16.28cm">
          <text:p/>
        </draw:line>
        <draw:frame presentation:style-name="pr8" draw:layer="layout" svg:width="25.199cm" svg:height="1.102cm" svg:x="1.472cm" svg:y="19.08cm" presentation:class="outline" presentation:user-transformed="true">
          <draw:text-box>
            <text:list text:style-name="L2">
              <text:list-item>
                <text:p>理由：「記憶」が可能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系列モデルとしてのRNN</text:p>
          </draw:text-box>
        </draw:frame>
        <draw:custom-shape draw:style-name="gr11" draw:text-style-name="P4" draw:layer="layout" svg:width="3.175cm" svg:height="5.08cm" svg:x="4.685cm" svg:y="8.77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9.685cm" svg:y="8.771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4.685cm" svg:y="8.772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9.685cm" svg:y="8.773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4" draw:layer="layout" svg:x1="4.01cm" svg:y1="11.775cm" svg:x2="4.645cm" svg:y2="11.775cm">
          <text:p/>
        </draw:line>
        <draw:line draw:style-name="gr12" draw:text-style-name="P4" draw:layer="layout" svg:x1="7.611cm" svg:y1="11.775cm" svg:x2="9.625cm" svg:y2="11.775cm">
          <text:p/>
        </draw:line>
        <draw:line draw:style-name="gr12" draw:text-style-name="P4" draw:layer="layout" svg:x1="12.611cm" svg:y1="11.775cm" svg:x2="14.625cm" svg:y2="11.775cm">
          <text:p/>
        </draw:line>
        <draw:line draw:style-name="gr12" draw:text-style-name="P4" draw:layer="layout" svg:x1="17.611cm" svg:y1="11.775cm" svg:x2="19.625cm" svg:y2="11.775cm">
          <text:p/>
        </draw:line>
        <draw:line draw:style-name="gr3" draw:text-style-name="P4" draw:layer="layout" svg:x1="6.15cm" svg:y1="9.135cm" svg:x2="6.15cm" svg:y2="7.865cm">
          <text:p/>
        </draw:line>
        <draw:line draw:style-name="gr3" draw:text-style-name="P4" draw:layer="layout" svg:x1="11.15cm" svg:y1="9.136cm" svg:x2="11.15cm" svg:y2="7.866cm">
          <text:p/>
        </draw:line>
        <draw:line draw:style-name="gr3" draw:text-style-name="P4" draw:layer="layout" svg:x1="16.15cm" svg:y1="9.137cm" svg:x2="16.15cm" svg:y2="7.867cm">
          <text:p/>
        </draw:line>
        <draw:line draw:style-name="gr3" draw:text-style-name="P4" draw:layer="layout" svg:x1="21.15cm" svg:y1="9.138cm" svg:x2="21.15cm" svg:y2="7.868cm">
          <text:p/>
        </draw:line>
        <draw:line draw:style-name="gr3" draw:text-style-name="P4" draw:layer="layout" svg:x1="22.45cm" svg:y1="11.739cm" svg:x2="24.13cm" svg:y2="11.775cm">
          <text:p/>
        </draw:line>
        <draw:line draw:style-name="gr12" draw:text-style-name="P4" draw:layer="layout" svg:x1="6.015cm" svg:y1="14.55cm" svg:x2="6.015cm" svg:y2="13.915cm">
          <text:p/>
        </draw:line>
        <draw:line draw:style-name="gr12" draw:text-style-name="P4" draw:layer="layout" svg:x1="10.915cm" svg:y1="14.551cm" svg:x2="10.915cm" svg:y2="13.916cm">
          <text:p/>
        </draw:line>
        <draw:line draw:style-name="gr12" draw:text-style-name="P4" draw:layer="layout" svg:x1="15.915cm" svg:y1="14.552cm" svg:x2="15.915cm" svg:y2="13.917cm">
          <text:p/>
        </draw:line>
        <draw:line draw:style-name="gr12" draw:text-style-name="P4" draw:layer="layout" svg:x1="21.115cm" svg:y1="14.553cm" svg:x2="21.115cm" svg:y2="13.918cm">
          <text:p/>
        </draw:line>
        <draw:frame draw:style-name="gr13" draw:text-style-name="P7" draw:layer="layout" svg:width="1.315cm" svg:height="1.59cm" svg:x="5.38cm" svg:y="14.285cm">
          <draw:text-box>
            <text:p><text:span text:style-name="T3">x</text:span><text:span text:style-name="T4">1</text:span></text:p>
          </draw:text-box>
        </draw:frame>
        <draw:frame draw:style-name="gr13" draw:text-style-name="P7" draw:layer="layout" svg:width="1.315cm" svg:height="1.59cm" svg:x="10.281cm" svg:y="14.285cm">
          <draw:text-box>
            <text:p><text:span text:style-name="T3">x</text:span><text:span text:style-name="T4">2</text:span></text:p>
          </draw:text-box>
        </draw:frame>
        <draw:frame draw:style-name="gr13" draw:text-style-name="P7" draw:layer="layout" svg:width="1.315cm" svg:height="1.59cm" svg:x="15.282cm" svg:y="14.285cm">
          <draw:text-box>
            <text:p><text:span text:style-name="T3">x</text:span><text:span text:style-name="T4">3</text:span></text:p>
          </draw:text-box>
        </draw:frame>
        <draw:frame draw:style-name="gr13" draw:text-style-name="P7" draw:layer="layout" svg:width="1.315cm" svg:height="1.59cm" svg:x="20.483cm" svg:y="14.285cm">
          <draw:text-box>
            <text:p><text:span text:style-name="T3">x</text:span><text:span text:style-name="T4">4</text:span></text:p>
          </draw:text-box>
        </draw:frame>
        <draw:frame draw:style-name="gr13" draw:text-style-name="P8" draw:layer="layout" svg:width="1.315cm" svg:height="1.59cm" svg:x="5.38cm" svg:y="6.185cm">
          <draw:text-box>
            <text:p><text:span text:style-name="T5">y</text:span><text:span text:style-name="T6">1</text:span></text:p>
          </draw:text-box>
        </draw:frame>
        <draw:frame draw:style-name="gr13" draw:text-style-name="P8" draw:layer="layout" svg:width="1.315cm" svg:height="1.59cm" svg:x="10.281cm" svg:y="6.185cm">
          <draw:text-box>
            <text:p><text:span text:style-name="T5">y</text:span><text:span text:style-name="T6">2</text:span></text:p>
          </draw:text-box>
        </draw:frame>
        <draw:frame draw:style-name="gr13" draw:text-style-name="P8" draw:layer="layout" svg:width="1.315cm" svg:height="1.59cm" svg:x="15.282cm" svg:y="6.185cm">
          <draw:text-box>
            <text:p><text:span text:style-name="T5">y</text:span><text:span text:style-name="T6">3</text:span></text:p>
          </draw:text-box>
        </draw:frame>
        <draw:frame draw:style-name="gr13" draw:text-style-name="P8" draw:layer="layout" svg:width="1.315cm" svg:height="1.59cm" svg:x="20.483cm" svg:y="6.185cm">
          <draw:text-box>
            <text:p><text:span text:style-name="T5">y</text:span><text:span text:style-name="T6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574cm" presentation:class="title">
          <draw:text-box>
            <text:p>例：品詞推定</text:p>
          </draw:text-box>
        </draw:frame>
        <draw:custom-shape draw:style-name="gr11" draw:text-style-name="P9" draw:layer="layout" svg:width="3.175cm" svg:height="5.08cm" svg:x="4.685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5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5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5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6.15cm" svg:y1="9.135cm" svg:x2="6.15cm" svg:y2="7.865cm">
          <text:p/>
        </draw:line>
        <draw:line draw:style-name="gr3" draw:text-style-name="P10" draw:layer="layout" svg:x1="11.15cm" svg:y1="9.136cm" svg:x2="11.15cm" svg:y2="7.866cm">
          <text:p/>
        </draw:line>
        <draw:line draw:style-name="gr3" draw:text-style-name="P10" draw:layer="layout" svg:x1="16.15cm" svg:y1="9.137cm" svg:x2="16.15cm" svg:y2="7.867cm">
          <text:p/>
        </draw:line>
        <draw:line draw:style-name="gr3" draw:text-style-name="P10" draw:layer="layout" svg:x1="21.15cm" svg:y1="9.138cm" svg:x2="21.15cm" svg:y2="7.868cm">
          <text:p/>
        </draw:line>
        <draw:line draw:style-name="gr3" draw:text-style-name="P10" draw:layer="layout" svg:x1="22.45cm" svg:y1="11.739cm" svg:x2="24.13cm" svg:y2="11.775cm">
          <text:p/>
        </draw:line>
        <draw:line draw:style-name="gr12" draw:text-style-name="P10" draw:layer="layout" svg:x1="6.015cm" svg:y1="14.55cm" svg:x2="6.015cm" svg:y2="13.915cm">
          <text:p/>
        </draw:line>
        <draw:line draw:style-name="gr12" draw:text-style-name="P10" draw:layer="layout" svg:x1="10.915cm" svg:y1="14.551cm" svg:x2="10.915cm" svg:y2="13.916cm">
          <text:p/>
        </draw:line>
        <draw:line draw:style-name="gr12" draw:text-style-name="P10" draw:layer="layout" svg:x1="15.915cm" svg:y1="14.552cm" svg:x2="15.915cm" svg:y2="13.917cm">
          <text:p/>
        </draw:line>
        <draw:line draw:style-name="gr12" draw:text-style-name="P10" draw:layer="layout" svg:x1="21.115cm" svg:y1="14.553cm" svg:x2="21.115cm" svg:y2="13.918cm">
          <text:p/>
        </draw:line>
        <draw:frame draw:style-name="gr14" draw:text-style-name="P11" draw:layer="layout" svg:width="3.525cm" svg:height="1.59cm" svg:x="4.08cm" svg:y="14.285cm">
          <draw:text-box>
            <text:p><text:span text:style-name="T8">natural</text:span></text:p>
          </draw:text-box>
        </draw:frame>
        <draw:frame draw:style-name="gr15" draw:text-style-name="P11" draw:layer="layout" svg:width="4.566cm" svg:height="1.59cm" svg:x="8.681cm" svg:y="14.285cm">
          <draw:text-box>
            <text:p><text:span text:style-name="T8">language</text:span></text:p>
          </draw:text-box>
        </draw:frame>
        <draw:frame draw:style-name="gr16" draw:text-style-name="P11" draw:layer="layout" svg:width="5.281cm" svg:height="1.59cm" svg:x="13.282cm" svg:y="14.285cm">
          <draw:text-box>
            <text:p><text:span text:style-name="T8">processing</text:span></text:p>
          </draw:text-box>
        </draw:frame>
        <draw:frame draw:style-name="gr13" draw:text-style-name="P11" draw:layer="layout" svg:width="1.315cm" svg:height="1.59cm" svg:x="20.483cm" svg:y="14.285cm">
          <draw:text-box>
            <text:p><text:span text:style-name="T8">is</text:span></text:p>
          </draw:text-box>
        </draw:frame>
        <draw:frame draw:style-name="gr17" draw:text-style-name="P12" draw:layer="layout" svg:width="1.488cm" svg:height="1.59cm" svg:x="5.38cm" svg:y="6.185cm">
          <draw:text-box>
            <text:p><text:span text:style-name="T9">JJ</text:span></text:p>
          </draw:text-box>
        </draw:frame>
        <draw:frame draw:style-name="gr18" draw:text-style-name="P12" draw:layer="layout" svg:width="1.929cm" svg:height="1.59cm" svg:x="10.281cm" svg:y="6.185cm">
          <draw:text-box>
            <text:p><text:span text:style-name="T9">NN</text:span></text:p>
          </draw:text-box>
        </draw:frame>
        <draw:frame draw:style-name="gr18" draw:text-style-name="P12" draw:layer="layout" svg:width="1.929cm" svg:height="1.59cm" svg:x="15.282cm" svg:y="6.185cm">
          <draw:text-box>
            <text:p><text:span text:style-name="T9">NN</text:span></text:p>
          </draw:text-box>
        </draw:frame>
        <draw:frame draw:style-name="gr19" draw:text-style-name="P12" draw:layer="layout" svg:width="2.424cm" svg:height="1.59cm" svg:x="20.083cm" svg:y="6.185cm">
          <draw:text-box>
            <text:p><text:span text:style-name="T9">VB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8.774cm" presentation:class="title" presentation:user-transformed="true">
          <draw:text-box>
            <text:p>ニューラルネットを使った多クラス予測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_5f__5f_" presentation:presentation-page-layout-name="AL2T1">
        <office:forms form:automatic-focus="false" form:apply-design-mode="false"/>
        <draw:frame presentation:style-name="pr12" draw:layer="layout" svg:width="25.199cm" svg:height="3.237cm" svg:x="1.271cm" svg:y="1.575cm" presentation:class="title" presentation:user-transformed="true">
          <draw:text-box>
            <text:p>復習：予測問題</text:p>
          </draw:text-box>
        </draw:frame>
        <draw:frame presentation:style-name="pr13" draw:text-style-name="P14" draw:layer="layout" svg:width="20.955cm" svg:height="1.267cm" svg:x="0.176cm" svg:y="4.446cm" presentation:class="outline" presentation:user-transformed="true">
          <draw:text-box>
            <text:list text:style-name="L2">
              <text:list-header>
                <text:p><text:span text:style-name="T10">x</text:span><text:span text:style-name="T11">が与えられた時</text:span><text:span text:style-name="T12"> <text:s text:c="4"/></text:span><text:span text:style-name="T13">y</text:span><text:span text:style-name="T11">を予測する</text:span></text:p>
              </text:list-header>
            </text:list>
          </draw:text-box>
        </draw:frame>
        <draw:frame draw:style-name="gr20" draw:text-style-name="P15" draw:layer="layout" svg:width="10.67cm" svg:height="3.368cm" svg:x="0.506cm" svg:y="6.135cm">
          <draw:text-box>
            <text:p text:style-name="P4"><text:span text:style-name="T14">本のレビュー</text:span></text:p>
            <text:p text:style-name="P4"><text:span text:style-name="T15">Oh, man I love this book!</text:span></text:p>
            <text:p text:style-name="P4"><text:span text:style-name="T15">This book is so boring...</text:span></text:p>
          </draw:text-box>
        </draw:frame>
        <draw:frame draw:style-name="gr21" draw:text-style-name="P15" draw:layer="layout" svg:width="9.688cm" svg:height="3.368cm" svg:x="10.276cm" svg:y="6.251cm">
          <draw:text-box>
            <text:p text:style-name="P4"><text:span text:style-name="T16">「良い」評価なのか？</text:span></text:p>
            <text:p text:style-name="P4"><text:span text:style-name="T15">yes</text:span></text:p>
            <text:p text:style-name="P4"><text:span text:style-name="T15">no</text:span></text:p>
          </draw:text-box>
        </draw:frame>
        <draw:custom-shape draw:style-name="gr22" draw:text-style-name="P4" draw:layer="layout" svg:width="19.51cm" svg:height="3.41cm" svg:x="0.411cm" svg:y="6.116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535cm" svg:height="2.223cm" svg:x="20.226cm" svg:y="6.251cm">
          <draw:text-box>
            <text:p><text:span text:style-name="T17">２値予測</text:span></text:p>
            <text:p><text:span text:style-name="T18">(</text:span><text:span text:style-name="T18">選択肢が２つ</text:span><text:span text:style-name="T18">)</text:span></text:p>
          </draw:text-box>
        </draw:frame>
        <draw:frame draw:style-name="gr24" draw:text-style-name="P15" draw:layer="layout" svg:width="10.006cm" svg:height="3.41cm" svg:x="0.607cm" svg:y="10.136cm">
          <draw:text-box>
            <text:p text:style-name="P4"><text:span text:style-name="T14">ツイート</text:span></text:p>
            <text:p text:style-name="P4"><text:span text:style-name="T15">On the way to the park!</text:span></text:p>
            <text:p text:style-name="P4"><text:span text:style-name="T15">公園に行くなう！</text:span></text:p>
          </draw:text-box>
        </draw:frame>
        <draw:frame draw:style-name="gr25" draw:text-style-name="P15" draw:layer="layout" svg:width="6.014cm" svg:height="3.368cm" svg:x="13.041cm" svg:y="10.145cm">
          <draw:text-box>
            <text:p text:style-name="P4"><text:span text:style-name="T16">書かれた言語</text:span></text:p>
            <text:p text:style-name="P4"><text:span text:style-name="T15">English</text:span></text:p>
            <text:p text:style-name="P4"><text:span text:style-name="T15">Japanese</text:span></text:p>
          </draw:text-box>
        </draw:frame>
        <draw:custom-shape draw:style-name="gr26" draw:text-style-name="P4" draw:layer="layout" svg:width="19.509cm" svg:height="3.41cm" svg:x="0.412cm" svg:y="10.117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535cm" svg:height="2.223cm" svg:x="20.227cm" svg:y="10.752cm">
          <draw:text-box>
            <text:p><text:span text:style-name="T17">多クラス予測</text:span></text:p>
            <text:p><text:span text:style-name="T18">(</text:span><text:span text:style-name="T18">選択肢が数個</text:span><text:span text:style-name="T18">)</text:span></text:p>
          </draw:text-box>
        </draw:frame>
        <draw:frame draw:style-name="gr27" draw:text-style-name="P15" draw:layer="layout" svg:width="5.87cm" svg:height="4.393cm" svg:x="2.408cm" svg:y="14.036cm">
          <draw:text-box>
            <text:p text:style-name="P4"><text:span text:style-name="T14">文</text:span></text:p>
            <text:p text:style-name="P4"><text:span text:style-name="T15"/></text:p>
            <text:p text:style-name="P4"><text:span text:style-name="T15"/></text:p>
            <text:p text:style-name="P4"><text:span text:style-name="T15">I read a book</text:span></text:p>
          </draw:text-box>
        </draw:frame>
        <draw:frame draw:style-name="gr28" draw:text-style-name="P15" draw:layer="layout" svg:width="3.258cm" svg:height="1.318cm" svg:x="14.442cm" svg:y="14.045cm">
          <draw:text-box>
            <text:p text:style-name="P4"><text:span text:style-name="T16">構文木</text:span></text:p>
          </draw:text-box>
        </draw:frame>
        <draw:custom-shape draw:style-name="gr29" draw:text-style-name="P4" draw:layer="layout" svg:width="19.509cm" svg:height="6.304cm" svg:x="0.413cm" svg:y="14.017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535cm" svg:height="2.223cm" svg:x="20.228cm" svg:y="15.552cm">
          <draw:text-box>
            <text:p><text:span text:style-name="T17">構造化予測</text:span></text:p>
            <text:p><text:span text:style-name="T18">(</text:span><text:span text:style-name="T18">選択肢が膨大</text:span><text:span text:style-name="T18">)</text:span></text:p>
          </draw:text-box>
        </draw:frame>
        <draw:frame draw:style-name="gr30" draw:text-style-name="P15" draw:layer="layout" svg:width="7.394cm" svg:height="1.276cm" svg:x="12.066cm" svg:y="19.216cm">
          <draw:text-box>
            <text:p text:style-name="P4"><text:span text:style-name="T15">I <text:s text:c="2"/>read <text:s text:c="2"/>a <text:s text:c="2"/>book</text:span></text:p>
          </draw:text-box>
        </draw:frame>
        <draw:frame draw:style-name="gr31" draw:layer="layout" svg:width="1.772cm" svg:height="0.962cm" svg:x="15.241cm" svg:y="18.281cm">
          <draw:text-box>
            <text:p>DET</text:p>
          </draw:text-box>
        </draw:frame>
        <draw:frame draw:style-name="gr32" draw:layer="layout" svg:width="1.421cm" svg:height="0.962cm" svg:x="17.341cm" svg:y="18.281cm">
          <draw:text-box>
            <text:p>NN</text:p>
          </draw:text-box>
        </draw:frame>
        <draw:frame draw:style-name="gr33" draw:layer="layout" svg:width="1.383cm" svg:height="0.962cm" svg:x="16.341cm" svg:y="17.281cm">
          <draw:text-box>
            <text:p>NP</text:p>
          </draw:text-box>
        </draw:frame>
        <draw:frame draw:style-name="gr34" draw:layer="layout" svg:width="1.806cm" svg:height="0.962cm" svg:x="13.442cm" svg:y="18.281cm">
          <draw:text-box>
            <text:p>VBD</text:p>
          </draw:text-box>
        </draw:frame>
        <draw:frame draw:style-name="gr35" draw:layer="layout" svg:width="1.349cm" svg:height="0.962cm" svg:x="15.142cm" svg:y="16.281cm">
          <draw:text-box>
            <text:p>VP</text:p>
          </draw:text-box>
        </draw:frame>
        <draw:frame draw:style-name="gr36" draw:layer="layout" svg:width="0.925cm" svg:height="0.962cm" svg:x="14.143cm" svg:y="15.081cm">
          <draw:text-box>
            <text:p>S</text:p>
          </draw:text-box>
        </draw:frame>
        <draw:frame draw:style-name="gr37" draw:layer="layout" svg:width="0.959cm" svg:height="0.962cm" svg:x="12.044cm" svg:y="18.281cm">
          <draw:text-box>
            <text:p>N</text:p>
          </draw:text-box>
        </draw:frame>
        <draw:line draw:style-name="gr12" draw:text-style-name="P4" draw:layer="layout" svg:x1="12.701cm" svg:y1="18.216cm" svg:x2="14.606cm" svg:y2="16.111cm">
          <text:p/>
        </draw:line>
        <draw:line draw:style-name="gr12" draw:text-style-name="P4" draw:layer="layout" svg:x1="15.241cm" svg:y1="16.311cm" svg:x2="14.607cm" svg:y2="16.112cm">
          <text:p/>
        </draw:line>
        <draw:line draw:style-name="gr12" draw:text-style-name="P4" draw:layer="layout" svg:x1="16.841cm" svg:y1="17.312cm" svg:x2="16.207cm" svg:y2="17.113cm">
          <text:p/>
        </draw:line>
        <draw:line draw:style-name="gr12" draw:text-style-name="P4" draw:layer="layout" svg:x1="18.041cm" svg:y1="18.312cm" svg:x2="17.407cm" svg:y2="18.113cm">
          <text:p/>
        </draw:line>
        <draw:line draw:style-name="gr12" draw:text-style-name="P4" draw:layer="layout" svg:x1="15.876cm" svg:y1="18.216cm" svg:x2="16.907cm" svg:y2="18.114cm">
          <text:p/>
        </draw:line>
        <draw:line draw:style-name="gr12" draw:text-style-name="P4" draw:layer="layout" svg:x1="14.306cm" svg:y1="18.216cm" svg:x2="15.576cm" svg:y2="16.946cm">
          <text:p/>
        </draw:line>
        <draw:line draw:style-name="gr12" draw:text-style-name="P4" draw:layer="layout" svg:x1="12.561cm" svg:y1="19.051cm" svg:x2="12.561cm" svg:y2="19.432cm">
          <text:p/>
        </draw:line>
        <draw:line draw:style-name="gr12" draw:text-style-name="P4" draw:layer="layout" svg:x1="14.461cm" svg:y1="19.052cm" svg:x2="14.461cm" svg:y2="19.433cm">
          <text:p/>
        </draw:line>
        <draw:line draw:style-name="gr12" draw:text-style-name="P4" draw:layer="layout" svg:x1="16.161cm" svg:y1="19.052cm" svg:x2="16.161cm" svg:y2="19.433cm">
          <text:p/>
        </draw:line>
        <draw:line draw:style-name="gr12" draw:text-style-name="P4" draw:layer="layout" svg:x1="18.061cm" svg:y1="19.052cm" svg:x2="18.061cm" svg:y2="19.433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_5f__5f_" presentation:presentation-page-layout-name="AL2T1">
        <office:forms form:automatic-focus="false" form:apply-design-mode="false"/>
        <draw:frame draw:style-name="gr38" draw:text-style-name="P17" draw:layer="layout" svg:width="11.43cm" svg:height="7.823cm" svg:x="16.336cm" svg:y="10.3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18" draw:layer="layout" svg:width="25.199cm" svg:height="3.237cm" svg:x="1.27cm" svg:y="1.575cm" presentation:class="title" presentation:user-transformed="true">
          <draw:text-box>
            <text:p><text:span text:style-name="T19">復習：シグモイド関数 </text:span></text:p>
          </draw:text-box>
        </draw:frame>
        <draw:frame presentation:style-name="pr14" draw:text-style-name="P18" draw:layer="layout" svg:width="25.834cm" svg:height="12.179cm" svg:x="1.471cm" svg:y="4.381cm" presentation:class="outline" presentation:user-transformed="true">
          <draw:text-box>
            <text:list text:style-name="L2">
              <text:list-item>
                <text:p><text:span text:style-name="T20">シグモイド関数</text:span><text:span text:style-name="T19">はステップ関数を柔らかくしたもの</text:span></text:p>
              </text:list-item>
            </text:list>
          </draw:text-box>
        </draw:frame>
        <draw:frame draw:style-name="gr38" draw:text-style-name="P17" draw:layer="layout" svg:width="11.43cm" svg:height="7.823cm" svg:x="0cm" svg:y="10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9" draw:text-style-name="P19" draw:layer="layout" svg:width="5.95cm" svg:height="1.318cm" svg:x="4.044cm" svg:y="9.621cm">
          <draw:text-box>
            <text:p><text:span text:style-name="T21">ステップ関数</text:span></text:p>
          </draw:text-box>
        </draw:frame>
        <draw:custom-shape draw:style-name="gr40" draw:text-style-name="P20" draw:layer="layout" svg:width="27.305cm" svg:height="8.55cm" svg:x="0.335cm" svg:y="9.526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7.407cm" svg:height="1.318cm" svg:x="19.144cm" svg:y="9.521cm">
          <draw:text-box>
            <text:p><text:span text:style-name="T21">シグモイド関数</text:span></text:p>
          </draw:text-box>
        </draw:frame>
        <draw:frame draw:style-name="gr5" draw:text-style-name="P17" draw:layer="layout" svg:width="12.955cm" svg:height="3.681cm" svg:x="6.985cm" svg:y="5.61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2" draw:text-style-name="P20" draw:layer="layout" svg:x1="12.7cm" svg:y1="13.631cm" svg:x2="15.875cm" svg:y2="13.63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_5f__5f__5f_" presentation:presentation-page-layout-name="AL2T1">
        <office:forms form:automatic-focus="false" form:apply-design-mode="false"/>
        <draw:frame presentation:style-name="pr15" draw:text-style-name="P18" draw:layer="layout" svg:width="25.199cm" svg:height="3.237cm" svg:x="1.27cm" svg:y="1.575cm" presentation:class="title" presentation:user-transformed="true">
          <draw:text-box>
            <text:p><text:span text:style-name="T19">softmax</text:span><text:span text:style-name="T19">関数</text:span></text:p>
          </draw:text-box>
        </draw:frame>
        <draw:frame presentation:style-name="pr16" draw:text-style-name="P21" draw:layer="layout" svg:width="25.834cm" svg:height="12.179cm" svg:x="1.471cm" svg:y="4.381cm" presentation:class="outline" presentation:user-transformed="true">
          <draw:text-box>
            <text:list text:style-name="L2">
              <text:list-item>
                <text:p><text:span text:style-name="T22">シグモイド関数を複数のクラスに拡張したもの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  </text:list-item>
              <text:list-item>
                <text:p><text:span text:style-name="T22">ベクトル・行列の掛け算で表現</text:span></text:p>
              </text:list-item>
            </text:list>
          </draw:text-box>
        </draw:frame>
        <draw:frame draw:style-name="gr5" draw:text-style-name="P17" draw:layer="layout" svg:width="12.827cm" svg:height="4.136cm" svg:x="1.778cm" svg:y="6.3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3" draw:text-style-name="P7" draw:layer="layout" svg:width="5.392cm" svg:height="1.398cm" svg:x="16.51cm" svg:y="6.45cm">
          <draw:text-box>
            <text:p><text:span text:style-name="T3">今のクラス</text:span></text:p>
          </draw:text-box>
        </draw:frame>
        <draw:frame draw:style-name="gr44" draw:text-style-name="P7" draw:layer="layout" svg:width="9.244cm" svg:height="1.398cm" svg:x="16.511cm" svg:y="8.85cm">
          <draw:text-box>
            <text:p><text:span text:style-name="T3">すべてのクラスの和</text:span></text:p>
          </draw:text-box>
        </draw:frame>
        <draw:line draw:style-name="gr45" draw:text-style-name="P4" draw:layer="layout" svg:x1="16.51cm" svg:y1="6.985cm" svg:x2="14.605cm" svg:y2="6.985cm">
          <text:p/>
        </draw:line>
        <draw:line draw:style-name="gr45" draw:text-style-name="P4" draw:layer="layout" svg:x1="16.536cm" svg:y1="9.485cm" svg:x2="14.631cm" svg:y2="9.485cm">
          <text:p/>
        </draw:line>
        <draw:frame draw:style-name="gr5" draw:text-style-name="P17" draw:layer="layout" svg:width="10.41cm" svg:height="1.657cm" svg:x="8.255cm" svg:y="13.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7" draw:layer="layout" svg:width="8.565cm" svg:height="2.151cm" svg:x="8.855cm" svg:y="16.07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確率分布から最大値の選択</text:p>
          </draw:text-box>
        </draw:frame>
        <draw:frame presentation:style-name="pr18" draw:layer="layout" svg:width="25.199cm" svg:height="12.18cm" svg:x="1.471cm" svg:y="5.08cm" presentation:class="outline">
          <draw:text-box>
            <text:list text:style-name="L2">
              <text:list-item>
                <text:p>確率が一番高いインデックス<text:span text:style-name="T23">y</text:span>を探す</text:p>
              </text:list-item>
            </text:list>
          </draw:text-box>
        </draw:frame>
        <draw:frame draw:style-name="gr46" draw:text-style-name="P16" draw:layer="layout" svg:width="20.713cm" svg:height="7.436cm" svg:x="1.271cm" svg:y="7.282cm">
          <draw:text-box>
            <text:p><text:span text:style-name="T24">find_best</text:span><text:span text:style-name="T25">(</text:span><text:span text:style-name="T26">p</text:span><text:span text:style-name="T25">):</text:span></text:p>
            <text:p><text:span text:style-name="T27"><text:tab/></text:span><text:span text:style-name="T27">y</text:span><text:span text:style-name="T28"> = 0</text:span><text:span text:style-name="T29"><text:line-break/></text:span><text:span text:style-name="T29"><text:tab/></text:span><text:span text:style-name="T30">for each</text:span><text:span text:style-name="T28"> element </text:span><text:span text:style-name="T31">i </text:span><text:span text:style-name="T30">in</text:span><text:span text:style-name="T31"> 1 .. </text:span><text:span text:style-name="T28">len</text:span><text:span text:style-name="T31">(</text:span><text:span text:style-name="T32">p</text:span><text:span text:style-name="T31">)-1</text:span><text:span text:style-name="T28">:</text:span></text:p>
            <text:p><text:span text:style-name="T28"><text:tab/></text:span><text:span text:style-name="T28"><text:tab/></text:span><text:span text:style-name="T30">if</text:span><text:span text:style-name="T28"> </text:span><text:span text:style-name="T32">p</text:span><text:span text:style-name="T28">[</text:span><text:span text:style-name="T31">i</text:span><text:span text:style-name="T28">] &gt; </text:span><text:span text:style-name="T33">p</text:span><text:span text:style-name="T28">[</text:span><text:span text:style-name="T31">y</text:span><text:span text:style-name="T28">]:</text:span></text:p>
            <text:p><text:span text:style-name="T28"><text:tab/></text:span><text:span text:style-name="T28"><text:tab/></text:span><text:span text:style-name="T28"><text:tab/></text:span><text:span text:style-name="T31">y</text:span><text:span text:style-name="T28"> = </text:span><text:span text:style-name="T31">i</text:span></text:p>
            <text:p><text:span text:style-name="T28"><text:tab/></text:span><text:span text:style-name="T30">return</text:span><text:span text:style-name="T28"> </text:span><text:span text:style-name="T31">y</text:span></text:p>
          </draw:text-box>
        </draw:frame>
        <draw:custom-shape draw:style-name="gr47" draw:text-style-name="P4" draw:layer="layout" svg:width="23.06cm" svg:height="6.184cm" svg:x="1.27cm" svg:y="7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softmax関数の勾配</text:p>
          </draw:text-box>
        </draw:frame>
        <draw:frame presentation:style-name="pr19" draw:layer="layout" svg:width="25.199cm" svg:height="7.107cm" svg:x="1.471cm" svg:y="5.08cm" presentation:class="outline" presentation:user-transformed="true">
          <draw:text-box>
            <text:list text:style-name="L2">
              <text:list-item>
                <text:p>正解の確率分布からモデル推定の確率分布を引いた値<text:line-break/><text:line-break/><text:line-break/></text:p>
              </text:list-item>
              <text:list-item>
                <text:p>正解<text:span text:style-name="T34">p'</text:span>は<text:span text:style-name="T35">y</text:span>番目の要素だけが1のベクトル(one-hotベクトル)</text:p>
              </text:list-item>
            </text:list>
          </draw:text-box>
        </draw:frame>
        <draw:frame draw:style-name="gr5" draw:text-style-name="P17" draw:layer="layout" svg:width="12.764cm" svg:height="1.712cm" svg:x="6.944cm" svg:y="7.3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7" draw:layer="layout" svg:width="12.545cm" svg:height="1.6cm" svg:x="7.62cm" svg:y="12.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one-hotベクトルの作成</text:p>
          </draw:text-box>
        </draw:frame>
        <draw:frame draw:style-name="gr48" draw:text-style-name="P16" draw:layer="layout" svg:width="20.713cm" svg:height="4.213cm" svg:x="1.271cm" svg:y="6.582cm">
          <draw:text-box>
            <text:p><text:span text:style-name="T24">create_one_hot</text:span><text:span text:style-name="T25">(</text:span><text:span text:style-name="T36">id, size</text:span><text:span text:style-name="T25">):</text:span></text:p>
            <text:p><text:span text:style-name="T27"><text:tab/></text:span><text:span text:style-name="T31">vec = </text:span><text:span text:style-name="T28">np.zeros(</text:span><text:span text:style-name="T31">size</text:span><text:span text:style-name="T28">)</text:span></text:p>
            <text:p><text:span text:style-name="T28"><text:tab/></text:span><text:span text:style-name="T31">vec</text:span><text:span text:style-name="T28">[</text:span><text:span text:style-name="T31">id</text:span><text:span text:style-name="T28">] = 1</text:span></text:p>
            <text:p><text:span text:style-name="T28"><text:tab/></text:span><text:span text:style-name="T30">return</text:span><text:span text:style-name="T28"> </text:span><text:span text:style-name="T31">vec</text:span></text:p>
          </draw:text-box>
        </draw:frame>
        <draw:custom-shape draw:style-name="gr49" draw:text-style-name="P4" draw:layer="layout" svg:width="23.06cm" svg:height="4.914cm" svg:x="1.27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8.574cm" presentation:class="title" presentation:user-transformed="true">
          <draw:text-box>
            <text:p>リカレントニューラルネットの伝搬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1.574cm" presentation:class="title" presentation:user-transformed="true">
          <draw:text-box>
            <text:p>復習：ニューラルネットの計算</text:p>
          </draw:text-box>
        </draw:frame>
        <draw:frame draw:style-name="gr46" draw:text-style-name="P16" draw:layer="layout" svg:width="20.713cm" svg:height="7.436cm" svg:x="1.271cm" svg:y="5.282cm">
          <draw:text-box>
            <text:p><text:span text:style-name="T24">forward_nn</text:span><text:span text:style-name="T25">(</text:span><text:span text:style-name="T37">network</text:span><text:span text:style-name="T31">, </text:span><text:span text:style-name="T38">φ</text:span><text:span text:style-name="T39">0</text:span><text:span text:style-name="T25">)</text:span></text:p>
            <text:p><text:span text:style-name="T27"><text:tab/></text:span><text:span text:style-name="T38">φ</text:span><text:span text:style-name="T31">= </text:span><text:span text:style-name="T28">[ </text:span><text:span text:style-name="T38">φ</text:span><text:span text:style-name="T39">0</text:span><text:span text:style-name="T28"> ] </text:span><text:span text:style-name="T29"># </text:span><text:span text:style-name="T29">各層の値</text:span><text:span text:style-name="T29"><text:line-break/></text:span><text:span text:style-name="T29"><text:tab/></text:span><text:span text:style-name="T30">for each</text:span><text:span text:style-name="T28"> layer i</text:span><text:span text:style-name="T31"> </text:span><text:span text:style-name="T30">in</text:span><text:span text:style-name="T31"> 0 .. </text:span><text:span text:style-name="T28">len</text:span><text:span text:style-name="T31">(</text:span><text:span text:style-name="T37">network</text:span><text:span text:style-name="T31">)-1</text:span><text:span text:style-name="T28">:</text:span><text:span text:style-name="T28"><text:line-break/></text:span><text:span text:style-name="T28"><text:tab/></text:span><text:span text:style-name="T28"><text:tab/></text:span><text:span text:style-name="T40">w</text:span><text:span text:style-name="T37">, </text:span><text:span text:style-name="T40">b</text:span><text:span text:style-name="T41"> </text:span><text:span text:style-name="T31">= </text:span><text:span text:style-name="T37">network</text:span><text:span text:style-name="T42">[i]</text:span><text:span text:style-name="T28"><text:line-break/></text:span><text:span text:style-name="T28"> <text:s text:c="4"/></text:span><text:span text:style-name="T28"><text:tab/></text:span><text:span text:style-name="T28"><text:tab/></text:span><text:span text:style-name="T29"># </text:span><text:span text:style-name="T29">前の層の値に基づいて値を計算</text:span><text:span text:style-name="T28"><text:line-break/></text:span><text:span text:style-name="T28"><text:tab/></text:span><text:span text:style-name="T28"><text:tab/></text:span><text:span text:style-name="T38">φ</text:span><text:span text:style-name="T43">[</text:span><text:span text:style-name="T31">i] = </text:span><text:span text:style-name="T28">np.tanh( np.dot( </text:span><text:span text:style-name="T40">w</text:span><text:span text:style-name="T44">,</text:span><text:span text:style-name="T28"> </text:span><text:span text:style-name="T38">φ</text:span><text:span text:style-name="T31">[i-1] </text:span><text:span text:style-name="T28">)</text:span><text:span text:style-name="T31"> + </text:span><text:span text:style-name="T40">b</text:span><text:span text:style-name="T44"> )</text:span><text:span text:style-name="T45"><text:line-break/></text:span><text:span text:style-name="T45"><text:tab/></text:span><text:span text:style-name="T46">return</text:span><text:span text:style-name="T45"> </text:span><text:span text:style-name="T38">φ</text:span><text:span text:style-name="T45"> </text:span><text:span text:style-name="T47"># </text:span><text:span text:style-name="T47">各層の結果を返す</text:span></text:p>
          </draw:text-box>
        </draw:frame>
        <draw:custom-shape draw:style-name="gr50" draw:text-style-name="P4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RNN計算式</text:p>
          </draw:text-box>
        </draw:frame>
        <draw:g>
          <draw:frame draw:style-name="gr51" draw:text-style-name="P22" draw:layer="layout" svg:width="1.806cm" svg:height="1.59cm" svg:x="3.59cm" svg:y="9.625cm">
            <draw:text-box>
              <text:p><text:span text:style-name="T48">h</text:span><text:span text:style-name="T49">t-1</text:span></text:p>
            </draw:text-box>
          </draw:frame>
          <draw:frame draw:style-name="gr52" draw:text-style-name="P23" draw:layer="layout" svg:width="1.243cm" svg:height="1.59cm" svg:x="3.591cm" svg:y="12.025cm">
            <draw:text-box>
              <text:p><text:span text:style-name="T50">x</text:span><text:span text:style-name="T51">t</text:span></text:p>
            </draw:text-box>
          </draw:frame>
          <draw:frame draw:style-name="gr53" draw:text-style-name="P24" draw:layer="layout" svg:width="1.052cm" svg:height="1.352cm" svg:x="3.991cm" svg:y="14.525cm">
            <draw:text-box>
              <text:p><text:span text:style-name="T52">1</text:span></text:p>
            </draw:text-box>
          </draw:frame>
        </draw:g>
        <draw:g xml:id="id1" draw:id="id1">
          <draw:custom-shape draw:style-name="gr54" draw:text-style-name="P25" draw:layer="layout" svg:width="1.905cm" svg:height="3.175cm" svg:x="7.76cm" svg:y="10.12cm">
            <text:p text:style-name="P4"><text:span text:style-name="T53">tanh</text:span></text:p>
            <draw:enhanced-geometry svg:viewBox="0 0 21600 21600" draw:type="rectangle" draw:enhanced-path="M 0 0 L 21600 0 21600 21600 0 21600 0 0 Z N"/>
          </draw:custom-shape>
          <draw:line draw:style-name="gr55" draw:text-style-name="P4" draw:layer="layout" svg:x1="5.225cm" svg:y1="10.56cm" svg:x2="7.765cm" svg:y2="10.56cm">
            <text:p/>
          </draw:line>
          <draw:line draw:style-name="gr55" draw:text-style-name="P4" draw:layer="layout" svg:x1="5.225cm" svg:y1="12.73cm" svg:x2="7.74cm" svg:y2="11.36cm">
            <text:p/>
          </draw:line>
          <draw:line draw:style-name="gr55" draw:text-style-name="P4" draw:layer="layout" svg:x1="5.225cm" svg:y1="15.135cm" svg:x2="7.715cm" svg:y2="12.386cm">
            <text:p/>
          </draw:line>
          <draw:frame draw:style-name="gr56" draw:text-style-name="P26" draw:layer="layout" svg:width="1.971cm" svg:height="1.59cm" svg:x="5.16cm" svg:y="8.92cm">
            <draw:text-box>
              <text:p><text:span text:style-name="T54">w</text:span><text:span text:style-name="T55">r,h</text:span></text:p>
            </draw:text-box>
          </draw:frame>
          <draw:frame draw:style-name="gr57" draw:text-style-name="P26" draw:layer="layout" svg:width="1.941cm" svg:height="1.59cm" svg:x="5.161cm" svg:y="10.32cm">
            <draw:text-box>
              <text:p><text:span text:style-name="T54">w</text:span><text:span text:style-name="T55">r,x</text:span></text:p>
            </draw:text-box>
          </draw:frame>
          <draw:frame draw:style-name="gr58" draw:text-style-name="P26" draw:layer="layout" svg:width="1.331cm" svg:height="1.59cm" svg:x="5.161cm" svg:y="12.32cm">
            <draw:text-box>
              <text:p><text:span text:style-name="T54">b</text:span><text:span text:style-name="T55">r</text:span></text:p>
            </draw:text-box>
          </draw:frame>
          <draw:frame draw:style-name="gr59" draw:text-style-name="P22" draw:layer="layout" svg:width="1.298cm" svg:height="1.59cm" svg:x="11.291cm" svg:y="9.625cm">
            <draw:text-box>
              <text:p><text:span text:style-name="T48">h</text:span><text:span text:style-name="T49">t</text:span></text:p>
            </draw:text-box>
          </draw:frame>
          <draw:line draw:style-name="gr55" draw:text-style-name="P4" draw:layer="layout" svg:x1="9.626cm" svg:y1="10.56cm" svg:x2="11.17cm" svg:y2="10.56cm">
            <text:p/>
          </draw:line>
        </draw:g>
        <draw:g xml:id="id5" draw:id="id5">
          <draw:custom-shape draw:style-name="gr54" draw:text-style-name="P25" draw:layer="layout" svg:width="1.905cm" svg:height="3.175cm" svg:x="15.361cm" svg:y="10.121cm">
            <text:p text:style-name="P4"><text:span text:style-name="T53">tanh</text:span></text:p>
            <draw:enhanced-geometry svg:viewBox="0 0 21600 21600" draw:type="rectangle" draw:enhanced-path="M 0 0 L 21600 0 21600 21600 0 21600 0 0 Z N"/>
          </draw:custom-shape>
          <draw:frame draw:style-name="gr60" draw:text-style-name="P23" draw:layer="layout" svg:width="1.894cm" svg:height="1.59cm" svg:x="11.192cm" svg:y="12.026cm">
            <draw:text-box>
              <text:p><text:span text:style-name="T50">x</text:span><text:span text:style-name="T51">t+1</text:span></text:p>
            </draw:text-box>
          </draw:frame>
          <draw:line draw:style-name="gr55" draw:text-style-name="P4" draw:layer="layout" svg:x1="12.826cm" svg:y1="10.561cm" svg:x2="15.366cm" svg:y2="10.561cm">
            <text:p/>
          </draw:line>
          <draw:line draw:style-name="gr55" draw:text-style-name="P4" draw:layer="layout" svg:x1="12.826cm" svg:y1="12.731cm" svg:x2="15.341cm" svg:y2="11.361cm">
            <text:p/>
          </draw:line>
          <draw:line draw:style-name="gr55" draw:text-style-name="P4" draw:layer="layout" svg:x1="12.826cm" svg:y1="15.136cm" svg:x2="15.316cm" svg:y2="12.387cm">
            <text:p/>
          </draw:line>
          <draw:frame draw:style-name="gr53" draw:text-style-name="P24" draw:layer="layout" svg:width="1.052cm" svg:height="1.352cm" svg:x="11.592cm" svg:y="14.526cm">
            <draw:text-box>
              <text:p><text:span text:style-name="T52">1</text:span></text:p>
            </draw:text-box>
          </draw:frame>
          <draw:frame draw:style-name="gr56" draw:text-style-name="P26" draw:layer="layout" svg:width="1.971cm" svg:height="1.59cm" svg:x="12.761cm" svg:y="8.921cm">
            <draw:text-box>
              <text:p><text:span text:style-name="T54">w</text:span><text:span text:style-name="T55">r,h</text:span></text:p>
            </draw:text-box>
          </draw:frame>
          <draw:frame draw:style-name="gr57" draw:text-style-name="P26" draw:layer="layout" svg:width="1.941cm" svg:height="1.59cm" svg:x="12.762cm" svg:y="10.321cm">
            <draw:text-box>
              <text:p><text:span text:style-name="T54">w</text:span><text:span text:style-name="T55">r,x</text:span></text:p>
            </draw:text-box>
          </draw:frame>
          <draw:frame draw:style-name="gr58" draw:text-style-name="P26" draw:layer="layout" svg:width="1.331cm" svg:height="1.59cm" svg:x="12.762cm" svg:y="12.321cm">
            <draw:text-box>
              <text:p><text:span text:style-name="T54">b</text:span><text:span text:style-name="T55">r</text:span></text:p>
            </draw:text-box>
          </draw:frame>
          <draw:frame draw:style-name="gr61" draw:text-style-name="P22" draw:layer="layout" svg:width="1.949cm" svg:height="1.59cm" svg:x="18.892cm" svg:y="9.626cm">
            <draw:text-box>
              <text:p><text:span text:style-name="T48">h</text:span><text:span text:style-name="T49">t+1</text:span></text:p>
            </draw:text-box>
          </draw:frame>
          <draw:line draw:style-name="gr55" draw:text-style-name="P4" draw:layer="layout" svg:x1="17.227cm" svg:y1="10.561cm" svg:x2="18.771cm" svg:y2="10.561cm">
            <text:p/>
          </draw:line>
        </draw:g>
        <draw:g xml:id="id3" draw:id="id3">
          <draw:custom-shape draw:style-name="gr62" draw:text-style-name="P25" draw:layer="layout" svg:width="3.94cm" svg:height="1.03cm" svg:x="9.66cm" svg:y="7.12cm">
            <text:p text:style-name="P4"><text:span text:style-name="T53">softmax</text:span></text:p>
            <draw:enhanced-geometry svg:viewBox="0 0 21600 21600" draw:type="rectangle" draw:enhanced-path="M 0 0 L 21600 0 21600 21600 0 21600 0 0 Z N"/>
          </draw:custom-shape>
          <draw:line draw:style-name="gr55" draw:text-style-name="P4" draw:layer="layout" svg:x1="11.8cm" svg:y1="9.59cm" svg:x2="11.8cm" svg:y2="8.32cm">
            <text:p/>
          </draw:line>
          <draw:frame draw:style-name="gr63" draw:text-style-name="P26" draw:layer="layout" svg:width="2.131cm" svg:height="1.59cm" svg:x="9.56cm" svg:y="8.22cm">
            <draw:text-box>
              <text:p><text:span text:style-name="T54">w</text:span><text:span text:style-name="T55">o,h</text:span></text:p>
            </draw:text-box>
          </draw:frame>
          <draw:frame draw:style-name="gr64" draw:text-style-name="P26" draw:layer="layout" svg:width="1.458cm" svg:height="1.59cm" svg:x="7.461cm" svg:y="6.22cm">
            <draw:text-box>
              <text:p><text:span text:style-name="T56">b</text:span><text:span text:style-name="T55">o</text:span></text:p>
            </draw:text-box>
          </draw:frame>
          <draw:line draw:style-name="gr55" draw:text-style-name="P4" draw:layer="layout" svg:x1="7.52cm" svg:y1="7.785cm" svg:x2="9.425cm" svg:y2="7.785cm">
            <text:p/>
          </draw:line>
          <draw:frame draw:style-name="gr53" draw:text-style-name="P24" draw:layer="layout" svg:width="1.052cm" svg:height="1.352cm" svg:x="6.491cm" svg:y="7.125cm">
            <draw:text-box>
              <text:p><text:span text:style-name="T52">1</text:span></text:p>
            </draw:text-box>
          </draw:frame>
          <draw:line draw:style-name="gr55" draw:text-style-name="P4" draw:layer="layout" svg:x1="11.8cm" svg:y1="7.116cm" svg:x2="11.8cm" svg:y2="5.846cm">
            <text:p/>
          </draw:line>
          <draw:frame draw:style-name="gr59" draw:text-style-name="P27" draw:layer="layout" svg:width="1.298cm" svg:height="1.59cm" svg:x="11.161cm" svg:y="4.52cm">
            <draw:text-box>
              <text:p><text:span text:style-name="T57">p</text:span><text:span text:style-name="T58">t</text:span></text:p>
            </draw:text-box>
          </draw:frame>
        </draw:g>
        <draw:g xml:id="id6" draw:id="id6">
          <draw:custom-shape draw:style-name="gr62" draw:text-style-name="P25" draw:layer="layout" svg:width="3.94cm" svg:height="1.03cm" svg:x="17.56cm" svg:y="7.145cm">
            <text:p text:style-name="P4"><text:span text:style-name="T53">softmax</text:span></text:p>
            <draw:enhanced-geometry svg:viewBox="0 0 21600 21600" draw:type="rectangle" draw:enhanced-path="M 0 0 L 21600 0 21600 21600 0 21600 0 0 Z N"/>
          </draw:custom-shape>
          <draw:line draw:style-name="gr55" draw:text-style-name="P4" draw:layer="layout" svg:x1="19.7cm" svg:y1="9.615cm" svg:x2="19.7cm" svg:y2="8.345cm">
            <text:p/>
          </draw:line>
          <draw:frame draw:style-name="gr64" draw:text-style-name="P26" draw:layer="layout" svg:width="1.458cm" svg:height="1.59cm" svg:x="15.561cm" svg:y="6.221cm">
            <draw:text-box>
              <text:p><text:span text:style-name="T56">b</text:span><text:span text:style-name="T55">o</text:span></text:p>
            </draw:text-box>
          </draw:frame>
          <draw:line draw:style-name="gr55" draw:text-style-name="P4" draw:layer="layout" svg:x1="15.62cm" svg:y1="7.786cm" svg:x2="17.525cm" svg:y2="7.786cm">
            <text:p/>
          </draw:line>
          <draw:frame draw:style-name="gr53" draw:text-style-name="P24" draw:layer="layout" svg:width="1.052cm" svg:height="1.352cm" svg:x="14.591cm" svg:y="7.126cm">
            <draw:text-box>
              <text:p><text:span text:style-name="T52">1</text:span></text:p>
            </draw:text-box>
          </draw:frame>
          <draw:frame draw:style-name="gr63" draw:text-style-name="P26" draw:layer="layout" svg:width="2.131cm" svg:height="1.59cm" svg:x="17.461cm" svg:y="8.22cm">
            <draw:text-box>
              <text:p><text:span text:style-name="T54">w</text:span><text:span text:style-name="T55">o,h</text:span></text:p>
            </draw:text-box>
          </draw:frame>
          <draw:line draw:style-name="gr55" draw:text-style-name="P4" draw:layer="layout" svg:x1="19.7cm" svg:y1="7.141cm" svg:x2="19.7cm" svg:y2="5.871cm">
            <text:p/>
          </draw:line>
          <draw:frame draw:style-name="gr61" draw:text-style-name="P27" draw:layer="layout" svg:width="1.949cm" svg:height="1.59cm" svg:x="18.862cm" svg:y="4.52cm">
            <draw:text-box>
              <text:p><text:span text:style-name="T57">p</text:span><text:span text:style-name="T58">t+1</text:span></text:p>
            </draw:text-box>
          </draw:frame>
        </draw:g>
        <draw:frame draw:style-name="gr65" draw:text-style-name="P4" xml:id="id2" draw:id="id2" draw:layer="layout" svg:width="12.7cm" svg:height="1.194cm" svg:x="8.27cm" svg:y="16.5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5" draw:text-style-name="P4" xml:id="id4" draw:id="id4" draw:layer="layout" svg:width="10.172cm" svg:height="1.194cm" svg:x="8.27cm" svg:y="18.1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_5f__5f__5f__5f__5f__5f__5f__5f_" presentation:presentation-page-layout-name="AL2T1">
        <office:forms form:automatic-focus="false" form:apply-design-mode="false"/>
        <draw:frame presentation:style-name="pr22" draw:layer="layout" svg:width="25.199cm" svg:height="3.237cm" svg:x="1.27cm" svg:y="1.574cm" presentation:class="title" presentation:user-transformed="true">
          <draw:text-box>
            <text:p>RNNの前向き計算</text:p>
          </draw:text-box>
        </draw:frame>
        <draw:frame draw:style-name="gr66" draw:text-style-name="P16" draw:layer="layout" svg:width="20.911cm" svg:height="12.395cm" svg:x="1.271cm" svg:y="5.282cm">
          <draw:text-box>
            <text:p><text:span text:style-name="T24">forward_rnn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65">x</text:span><text:span text:style-name="T59">)</text:span></text:p>
            <text:p><text:span text:style-name="T66"><text:tab/></text:span><text:span text:style-name="T67">h </text:span><text:span text:style-name="T63">= </text:span><text:span text:style-name="T68">[ ] </text:span><text:span text:style-name="T69"># </text:span><text:span text:style-name="T69">隠れ層の値（各時間</text:span><text:span text:style-name="T69">t</text:span><text:span text:style-name="T69">において）</text:span></text:p>
            <text:p><text:span text:style-name="T67"><text:tab/></text:span><text:span text:style-name="T70">p</text:span><text:span text:style-name="T67"> </text:span><text:span text:style-name="T64">= </text:span><text:span text:style-name="T71">[ ] </text:span><text:span text:style-name="T69"># </text:span><text:span text:style-name="T69">出力の確率分布の値（各時間</text:span><text:span text:style-name="T69">t</text:span><text:span text:style-name="T69">において）</text:span></text:p>
            <text:p><text:span text:style-name="T70"><text:tab/></text:span><text:span text:style-name="T70">y</text:span><text:span text:style-name="T67"> </text:span><text:span text:style-name="T64">= </text:span><text:span text:style-name="T71">[ ] </text:span><text:span text:style-name="T69"># </text:span><text:span text:style-name="T69">出力の確率分布の値（各時間</text:span><text:span text:style-name="T69">t</text:span><text:span text:style-name="T69">において）</text:span><text:span text:style-name="T69"><text:line-break/></text:span><text:span text:style-name="T69"><text:tab/></text:span><text:span text:style-name="T72">for each</text:span><text:span text:style-name="T68"> time </text:span><text:span text:style-name="T63">t </text:span><text:span text:style-name="T72">in</text:span><text:span text:style-name="T63"> 0 .. </text:span><text:span text:style-name="T68">len</text:span><text:span text:style-name="T63">(</text:span><text:span text:style-name="T65">x</text:span><text:span text:style-name="T63">)-1</text:span><text:span text:style-name="T68">:</text:span><text:span text:style-name="T68"><text:line-break/></text:span><text:span text:style-name="T68"><text:tab/></text:span><text:span text:style-name="T68"><text:tab/></text:span><text:span text:style-name="T72">if</text:span><text:span text:style-name="T68"> </text:span><text:span text:style-name="T63">t</text:span><text:span text:style-name="T68"> &gt; 0:</text:span><text:span text:style-name="T68"><text:line-break/></text:span><text:span text:style-name="T68"><text:tab/></text:span><text:span text:style-name="T68"><text:tab/></text:span><text:span text:style-name="T68"><text:tab/></text:span><text:span text:style-name="T67">h</text:span><text:span text:style-name="T63">[t]</text:span><text:span text:style-name="T68"> = tanh(</text:span><text:span text:style-name="T60">w</text:span><text:span text:style-name="T61">r,x</text:span><text:span text:style-name="T73">x</text:span><text:span text:style-name="T74">[t] + </text:span><text:span text:style-name="T75">w</text:span><text:span text:style-name="T61">r,h</text:span><text:span text:style-name="T76">h</text:span><text:span text:style-name="T74">[t-1] + </text:span><text:span text:style-name="T75">b</text:span><text:span text:style-name="T61">r</text:span><text:span text:style-name="T77">)</text:span></text:p>
            <text:p><text:span text:style-name="T77"><text:tab/></text:span><text:span text:style-name="T77"><text:tab/></text:span><text:span text:style-name="T78">else</text:span><text:span text:style-name="T79">:</text:span><text:span text:style-name="T79"><text:line-break/></text:span><text:span text:style-name="T79"><text:tab/></text:span><text:span text:style-name="T79"><text:tab/></text:span><text:span text:style-name="T79"><text:tab/></text:span><text:span text:style-name="T76">h</text:span><text:span text:style-name="T80">[t]</text:span><text:span text:style-name="T79"> = tanh(</text:span><text:span text:style-name="T75">w</text:span><text:span text:style-name="T61">r,x</text:span><text:span text:style-name="T73">x</text:span><text:span text:style-name="T80">[t] + </text:span><text:span text:style-name="T75">b</text:span><text:span text:style-name="T61">r</text:span><text:span text:style-name="T79">)</text:span></text:p>
            <text:p><text:span text:style-name="T79"><text:tab/></text:span><text:span text:style-name="T79"><text:tab/></text:span><text:span text:style-name="T81">p</text:span><text:span text:style-name="T80">[t]</text:span><text:span text:style-name="T79"> = tanh(</text:span><text:span text:style-name="T75">w</text:span><text:span text:style-name="T61">o,h</text:span><text:span text:style-name="T76">h</text:span><text:span text:style-name="T80">[t] + </text:span><text:span text:style-name="T75">b</text:span><text:span text:style-name="T61">o</text:span><text:span text:style-name="T79">)</text:span></text:p>
            <text:p><text:span text:style-name="T79"><text:tab/></text:span><text:span text:style-name="T79"><text:tab/></text:span><text:span text:style-name="T81">y</text:span><text:span text:style-name="T80">[t]</text:span><text:span text:style-name="T79"> = find_max(</text:span><text:span text:style-name="T81">p</text:span><text:span text:style-name="T80">[t]</text:span><text:span text:style-name="T79">)</text:span></text:p>
            <text:p><text:span text:style-name="T79"><text:tab/></text:span><text:span text:style-name="T82">return</text:span><text:span text:style-name="T79"> </text:span><text:span text:style-name="T76">h</text:span><text:span text:style-name="T79">, </text:span><text:span text:style-name="T81">p</text:span><text:span text:style-name="T79">, </text:span><text:span text:style-name="T81">y</text:span></text:p>
          </draw:text-box>
        </draw:frame>
        <draw:custom-shape draw:style-name="gr67" draw:text-style-name="P4" draw:layer="layout" svg:width="23.06cm" svg:height="13.264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8.874cm" presentation:class="title" presentation:user-transformed="true">
          <draw:text-box>
            <text:p>復習：<text:line-break/>フィードフォーワードネットの逆伝搬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_5f__5f_" presentation:presentation-page-layout-name="AL2T1">
        <office:forms form:automatic-focus="false" form:apply-design-mode="false"/>
        <draw:frame presentation:style-name="pr10" draw:text-style-name="P28" draw:layer="layout" svg:width="25.199cm" svg:height="3.237cm" svg:x="1.27cm" svg:y="1.574cm" presentation:class="title">
          <draw:text-box>
            <text:p><text:span text:style-name="T83">確率的勾配降下法</text:span><text:span text:style-name="T83"><text:line-break/></text:span><text:span text:style-name="T83">(stochastic gradient descent; SGD)</text:span></text:p>
          </draw:text-box>
        </draw:frame>
        <draw:frame presentation:style-name="pr24" draw:text-style-name="P28" draw:layer="layout" svg:width="25.199cm" svg:height="13.86cm" svg:x="1.471cm" svg:y="4.88cm" presentation:class="outline" presentation:user-transformed="true">
          <draw:text-box>
            <text:list text:style-name="L2">
              <text:list-item>
                <text:p><text:span text:style-name="T84">ロジスティック回帰を含む確率モデルのための学習アルゴリズム</text:span><text:span text:style-name="T84"><text:line-break/></text:span><text:span text:style-name="T85"> </text:span><text:span text:style-name="T86"><text:line-break/></text:span><text:span text:style-name="T87">w</text:span><text:span text:style-name="T88"> = </text:span><text:span text:style-name="T89">0</text:span><text:span text:style-name="T90"><text:line-break/></text:span><text:span text:style-name="T86">for</text:span><text:span text:style-name="T90"> </text:span><text:span text:style-name="T91">I</text:span><text:span text:style-name="T90"> iterations</text:span><text:span text:style-name="T90"><text:line-break/></text:span><text:span text:style-name="T90"><text:tab/></text:span><text:span text:style-name="T86">for each </text:span><text:span text:style-name="T84">labeled pair </text:span><text:span text:style-name="T92">x</text:span><text:span text:style-name="T93">, </text:span><text:span text:style-name="T94">y</text:span><text:span text:style-name="T84"> in the data</text:span><text:span text:style-name="T84"><text:line-break/></text:span><text:span text:style-name="T84"><text:tab/></text:span><text:span text:style-name="T84"><text:tab/></text:span><text:span text:style-name="T95">w</text:span><text:span text:style-name="T84"> += </text:span><text:span text:style-name="T96">α</text:span><text:span text:style-name="T84"> * dP(</text:span><text:span text:style-name="T97">y</text:span><text:span text:style-name="T84">|</text:span><text:span text:style-name="T98">x</text:span><text:span text:style-name="T84">)/d</text:span><text:span text:style-name="T95">w</text:span></text:p>
              </text:list-item>
              <text:list-item>
                <text:p><text:span text:style-name="T99">つまり</text:span></text:p>
                <text:list>
                  <text:list-item>
                    <text:p><text:span text:style-name="T90">各学習例に対して</text:span><text:span text:style-name="T100">勾配</text:span><text:span text:style-name="T90">を計算</text:span><text:span text:style-name="T90"><text:line-break/></text:span><text:span text:style-name="T90">（</text:span><text:span text:style-name="T94">y</text:span><text:span text:style-name="T90">の確率が上がる方向）</text:span></text:p>
                  </text:list-item>
                  <text:list-item>
                    <text:p><text:span text:style-name="T90">その方向へ、</text:span><text:span text:style-name="T101">学習率</text:span><text:span text:style-name="T101">α</text:span><text:span text:style-name="T90">をかけた分だけ動かす</text:span></text:p>
                  </text:list-item>
                </text:list>
              </text:list-item>
            </text:list>
          </draw:text-box>
        </draw:frame>
        <draw:custom-shape draw:style-name="gr68" draw:text-style-name="P4" draw:layer="layout" svg:width="23.06cm" svg:height="4.25cm" svg:x="2.14cm" svg:y="7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_5f__5f_" presentation:presentation-page-layout-name="AL2T1">
        <office:forms form:automatic-focus="false" form:apply-design-mode="false"/>
        <draw:frame draw:style-name="gr38" xml:id="id7" draw:id="id7" draw:layer="layout" svg:width="10.178cm" svg:height="7.72cm" svg:x="17.98cm" svg:y="5.71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10" draw:text-style-name="P28" draw:layer="layout" svg:width="25.199cm" svg:height="3.237cm" svg:x="1.27cm" svg:y="1.574cm" presentation:class="title">
          <draw:text-box>
            <text:p><text:span text:style-name="T83">シグモイド関数の勾配</text:span></text:p>
          </draw:text-box>
        </draw:frame>
        <draw:frame presentation:style-name="pr14" draw:text-style-name="P28" draw:layer="layout" svg:width="25.199cm" svg:height="12.179cm" svg:x="1.471cm" svg:y="4.966cm" presentation:class="outline" presentation:user-transformed="true">
          <draw:text-box>
            <text:list text:style-name="L2">
              <text:list-item>
                <text:p><text:span text:style-name="T83">確率の微分</text:span></text:p>
              </text:list-item>
            </text:list>
          </draw:text-box>
        </draw:frame>
        <draw:frame draw:style-name="gr5" xml:id="id8" draw:id="id8" draw:layer="layout" svg:width="17.78cm" svg:height="6.272cm" svg:x="0.45cm" svg:y="6.28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xml:id="id10" draw:id="id10" draw:layer="layout" svg:width="19.464cm" svg:height="6.272cm" svg:x="0.55cm" svg:y="13.38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9" draw:text-style-name="P4" xml:id="id9" draw:id="id9" draw:layer="layout" svg:width="18.005cm" svg:height="6.35cm" svg:x="0.41cm" svg:y="6.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11" draw:id="id11" draw:layer="layout" svg:width="19.911cm" svg:height="6.536cm" svg:x="0.409cm" svg:y="13.1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_5f_" presentation:presentation-page-layout-name="AL2T1">
        <office:forms form:automatic-focus="false" form:apply-design-mode="false"/>
        <draw:frame presentation:style-name="pr7" draw:text-style-name="P28" draw:layer="layout" svg:width="25.199cm" svg:height="3.237cm" svg:x="1.27cm" svg:y="1.574cm" presentation:class="title" presentation:user-transformed="true">
          <draw:text-box>
            <text:p><text:span text:style-name="T83">学習：隠れ層の勾配が分からない</text:span></text:p>
          </draw:text-box>
        </draw:frame>
        <draw:frame presentation:style-name="pr25" draw:text-style-name="P2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83">出力層のタグしか分からない</text:span></text:p>
              </text:list-item>
            </text:list>
          </draw:text-box>
        </draw:frame>
        <draw:custom-shape draw:style-name="gr8" draw:text-style-name="P4" draw:layer="layout" svg:width="1.27cm" svg:height="2.54cm" svg:x="8.456cm" svg:y="12.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8.456cm" svg:y="8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8.456cm" svg:y="16.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6cm" svg:y="12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831cm" svg:y1="10.055cm" svg:x2="13.011cm" svg:y2="13.03cm">
          <text:p/>
        </draw:line>
        <draw:line draw:style-name="gr3" draw:text-style-name="P4" draw:layer="layout" svg:x1="9.831cm" svg:y1="13.865cm" svg:x2="13.007cm" svg:y2="13.865cm">
          <text:p/>
        </draw:line>
        <draw:line draw:style-name="gr3" draw:text-style-name="P4" draw:layer="layout" svg:x1="9.836cm" svg:y1="17.475cm" svg:x2="13.011cm" svg:y2="14.935cm">
          <text:p/>
        </draw:line>
        <draw:line draw:style-name="gr3" draw:text-style-name="P4" draw:layer="layout" svg:x1="14.231cm" svg:y1="13.865cm" svg:x2="17.407cm" svg:y2="13.865cm">
          <text:p/>
        </draw:line>
        <draw:frame draw:style-name="gr71" draw:text-style-name="P5" draw:layer="layout" svg:width="2.005cm" svg:height="1.276cm" svg:x="17.656cm" svg:y="13.23cm">
          <draw:text-box>
            <text:p><text:span text:style-name="T2">y=1</text:span></text:p>
          </draw:text-box>
        </draw:frame>
        <draw:frame draw:style-name="gr5" draw:layer="layout" svg:width="3.456cm" svg:height="1.652cm" svg:x="0.262cm" svg:y="12.98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6" draw:text-style-name="P4" draw:layer="layout" svg:width="0.575cm" svg:height="3.119cm" svg:x="3.546cm" svg:y="12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3.546cm" svg:y="1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2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3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4.121cm" svg:y1="12.395cm" svg:x2="8.566cm" svg:y2="9.62cm">
          <text:p/>
        </draw:line>
        <draw:line draw:style-name="gr3" draw:text-style-name="P4" draw:layer="layout" svg:x1="4.121cm" svg:y1="13.665cm" svg:x2="8.566cm" svg:y2="10.49cm">
          <text:p/>
        </draw:line>
        <draw:line draw:style-name="gr3" draw:text-style-name="P4" draw:layer="layout" svg:x1="4.121cm" svg:y1="14.935cm" svg:x2="8.566cm" svg:y2="11.125cm">
          <text:p/>
        </draw:line>
        <draw:line draw:style-name="gr3" draw:text-style-name="P4" draw:layer="layout" svg:x1="4.121cm" svg:y1="13.765cm" svg:x2="8.566cm" svg:y2="13.765cm">
          <text:p/>
        </draw:line>
        <draw:line draw:style-name="gr3" draw:text-style-name="P4" draw:layer="layout" svg:x1="4.121cm" svg:y1="15.16cm" svg:x2="8.566cm" svg:y2="17.935cm">
          <text:p/>
        </draw:line>
        <draw:line draw:style-name="gr3" draw:text-style-name="P4" draw:layer="layout" svg:x1="4.121cm" svg:y1="13.89cm" svg:x2="8.566cm" svg:y2="17.065cm">
          <text:p/>
        </draw:line>
        <draw:line draw:style-name="gr3" draw:text-style-name="P4" draw:layer="layout" svg:x1="4.121cm" svg:y1="12.62cm" svg:x2="8.566cm" svg:y2="16.43cm">
          <text:p/>
        </draw:line>
        <draw:line draw:style-name="gr3" draw:text-style-name="P4" draw:layer="layout" svg:x1="4.121cm" svg:y1="12.465cm" svg:x2="8.566cm" svg:y2="13.03cm">
          <text:p/>
        </draw:line>
        <draw:line draw:style-name="gr3" draw:text-style-name="P4" draw:layer="layout" svg:x1="4.121cm" svg:y1="15.112cm" svg:x2="8.566cm" svg:y2="14.4cm">
          <text:p/>
        </draw:line>
        <draw:frame draw:style-name="gr5" xml:id="id12" draw:id="id12" draw:layer="layout" svg:width="12.24cm" svg:height="2.471cm" svg:x="15.604cm" svg:y="10.7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layer="layout" svg:width="3.389cm" svg:height="1.651cm" svg:x="8.962cm" svg:y="6.68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xml:id="id13" draw:id="id13" draw:layer="layout" svg:width="6.321cm" svg:height="2.327cm" svg:x="10.704cm" svg:y="8.7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xml:id="id14" draw:id="id14" draw:layer="layout" svg:width="6.32cm" svg:height="2.327cm" svg:x="11.804cm" svg:y="15.46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xml:id="id15" draw:id="id15" draw:layer="layout" svg:width="6.319cm" svg:height="2.327cm" svg:x="10.704cm" svg:y="17.96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2" draw:text-style-name="P29" draw:layer="layout" svg:width="1.357cm" svg:height="1.299cm" svg:x="8.404cm" svg:y="8.621cm">
          <draw:text-box>
            <text:p><text:span text:style-name="T102">w</text:span><text:span text:style-name="T103">1</text:span></text:p>
          </draw:text-box>
        </draw:frame>
        <draw:frame draw:style-name="gr72" draw:text-style-name="P29" draw:layer="layout" svg:width="1.357cm" svg:height="1.299cm" svg:x="8.405cm" svg:y="12.322cm">
          <draw:text-box>
            <text:p><text:span text:style-name="T102">w</text:span><text:span text:style-name="T104">2</text:span></text:p>
          </draw:text-box>
        </draw:frame>
        <draw:frame draw:style-name="gr72" draw:text-style-name="P29" draw:layer="layout" svg:width="1.357cm" svg:height="1.299cm" svg:x="8.405cm" svg:y="16.122cm">
          <draw:text-box>
            <text:p><text:span text:style-name="T102">w</text:span><text:span text:style-name="T104">3</text:span></text:p>
          </draw:text-box>
        </draw:frame>
        <draw:frame draw:style-name="gr72" draw:text-style-name="P29" draw:layer="layout" svg:width="1.357cm" svg:height="1.299cm" svg:x="12.906cm" svg:y="12.323cm">
          <draw:text-box>
            <text:p><text:span text:style-name="T102">w</text:span><text:span text:style-name="T104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_5f_" presentation:presentation-page-layout-name="AL2T1">
        <office:forms form:automatic-focus="false" form:apply-design-mode="false"/>
        <draw:frame presentation:style-name="pr7" draw:text-style-name="P28" draw:layer="layout" svg:width="25.199cm" svg:height="3.237cm" svg:x="1.27cm" svg:y="1.374cm" presentation:class="title" presentation:user-transformed="true">
          <draw:text-box>
            <text:p><text:span text:style-name="T83">逆伝搬 </text:span><text:span text:style-name="T83">(back propagation)</text:span></text:p>
          </draw:text-box>
        </draw:frame>
        <draw:frame presentation:style-name="pr26" draw:text-style-name="P28" draw:layer="layout" svg:width="25.199cm" svg:height="2.17cm" svg:x="1.471cm" svg:y="4.445cm" presentation:class="outline" presentation:user-transformed="true">
          <draw:text-box>
            <text:list text:style-name="L2">
              <text:list-item>
                <text:p><text:span text:style-name="T83">連鎖律を使って計算</text:span></text:p>
              </text:list-item>
            </text:list>
          </draw:text-box>
        </draw:frame>
        <draw:frame draw:style-name="gr5" xml:id="id16" draw:id="id16" draw:layer="layout" svg:width="17.301cm" svg:height="2.401cm" svg:x="4.41cm" svg:y="6.55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xml:id="id18" draw:id="id18" draw:layer="layout" svg:width="6.105cm" svg:height="3.087cm" svg:x="7.755cm" svg:y="9.71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xml:id="id19" draw:id="id19" draw:layer="layout" svg:width="2.265cm" svg:height="1.393cm" svg:x="15.375cm" svg:y="10.1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polyline draw:style-name="gr3" draw:text-style-name="P4" xml:id="id20" draw:id="id20" draw:layer="layout" svg:width="0.634cm" svg:height="0.634cm" svg:x="11.565cm" svg:y="8.955cm" svg:viewBox="0 0 635 635" draw:points="635,0 0,635">
          <text:p/>
        </draw:polyline>
        <draw:polyline draw:style-name="gr3" draw:text-style-name="P4" xml:id="id21" draw:id="id21" draw:layer="layout" svg:width="0.243cm" svg:height="0.634cm" svg:x="16.401cm" svg:y="8.955cm" svg:viewBox="0 0 244 635" draw:points="0,0 244,635">
          <text:p/>
        </draw:polyline>
        <draw:g xml:id="id22" draw:id="id22">
          <draw:line draw:style-name="gr3" draw:text-style-name="P4" draw:layer="layout" svg:x1="10.795cm" svg:y1="12.765cm" svg:x2="10.795cm" svg:y2="13.67cm">
            <text:p/>
          </draw:line>
          <draw:line draw:style-name="gr3" draw:text-style-name="P4" draw:layer="layout" svg:x1="16.395cm" svg:y1="12.765cm" svg:x2="16.395cm" svg:y2="13.67cm">
            <text:p/>
          </draw:line>
          <draw:line draw:style-name="gr3" draw:text-style-name="P4" draw:layer="layout" svg:x1="20.095cm" svg:y1="12.765cm" svg:x2="20.095cm" svg:y2="13.67cm">
            <text:p/>
          </draw:line>
        </draw:g>
        <draw:frame draw:style-name="gr73" draw:text-style-name="P30" xml:id="id23" draw:id="id23" draw:layer="layout" svg:width="5.641cm" svg:height="2.581cm" svg:x="8.155cm" svg:y="13.505cm">
          <draw:text-box>
            <text:p text:style-name="P4"><text:span text:style-name="T105">次の層の</text:span></text:p>
            <text:p text:style-name="P4"><text:span text:style-name="T105">エラー</text:span><text:span text:style-name="T105">(δ</text:span><text:span text:style-name="T106">4</text:span><text:span text:style-name="T105">)</text:span></text:p>
          </draw:text-box>
        </draw:frame>
        <draw:frame draw:style-name="gr74" draw:text-style-name="P31" xml:id="id24" draw:id="id24" draw:layer="layout" svg:width="3.338cm" svg:height="1.318cm" svg:x="15.156cm" svg:y="13.505cm">
          <draw:text-box>
            <text:p><text:span text:style-name="T105">重み</text:span></text:p>
          </draw:text-box>
        </draw:frame>
        <draw:frame draw:style-name="gr75" draw:text-style-name="P30" xml:id="id25" draw:id="id25" draw:layer="layout" svg:width="2.335cm" svg:height="1.318cm" svg:x="18.856cm" svg:y="13.505cm">
          <draw:text-box>
            <text:p text:style-name="P4"><text:span text:style-name="T105">勾配</text:span></text:p>
          </draw:text-box>
        </draw:frame>
        <draw:frame draw:style-name="gr5" xml:id="id26" draw:id="id26" draw:layer="layout" svg:width="16.452cm" svg:height="3.165cm" svg:x="8.916cm" svg:y="17.045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76" draw:text-style-name="P4" xml:id="id17" draw:id="id17" draw:layer="layout" svg:width="19.685cm" svg:height="10.16cm" svg:x="3.81cm" svg:y="6.115cm">
          <text:p/>
          <draw:enhanced-geometry svg:viewBox="0 0 21600 21600" draw:type="rectangle" draw:enhanced-path="M 0 0 L 21600 0 21600 21600 0 21600 0 0 Z N"/>
        </draw:custom-shape>
        <draw:frame draw:style-name="gr77" draw:text-style-name="P31" draw:layer="layout" svg:width="7.534cm" svg:height="3.452cm" svg:x="1.07cm" svg:y="17.045cm">
          <draw:text-box>
            <text:p xml:id="id27" text:id="id27"><text:span text:style-name="T107">一般には</text:span></text:p>
            <text:p xml:id="id28" text:id="id28"><text:span text:style-name="T108">i</text:span><text:span text:style-name="T105">を次の層の</text:span></text:p>
            <text:p><text:span text:style-name="T108">j</text:span><text:span text:style-name="T105">のエラーで計算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574cm" presentation:class="title">
          <draw:text-box>
            <text:p>逆伝搬の概念図</text:p>
          </draw:text-box>
        </draw:frame>
        <draw:frame presentation:style-name="pr24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エラーを逆方向に伝搬</text:p>
              </text:list-item>
            </text:list>
          </draw:text-box>
        </draw:frame>
        <draw:custom-shape draw:style-name="gr8" draw:text-style-name="P4" draw:layer="layout" svg:width="1.27cm" svg:height="2.54cm" svg:x="11.456cm" svg:y="11.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1.456cm" svg:y="7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1.456cm" svg:y="15.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5.956cm" svg:y="11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31cm" svg:y1="9.055cm" svg:x2="16.011cm" svg:y2="12.03cm">
          <text:p/>
        </draw:line>
        <draw:line draw:style-name="gr3" draw:text-style-name="P4" draw:layer="layout" svg:x1="12.831cm" svg:y1="12.865cm" svg:x2="16.007cm" svg:y2="12.865cm">
          <text:p/>
        </draw:line>
        <draw:line draw:style-name="gr3" draw:text-style-name="P4" draw:layer="layout" svg:x1="12.836cm" svg:y1="16.475cm" svg:x2="16.011cm" svg:y2="13.935cm">
          <text:p/>
        </draw:line>
        <draw:line draw:style-name="gr3" draw:text-style-name="P4" draw:layer="layout" svg:x1="17.231cm" svg:y1="12.865cm" svg:x2="20.407cm" svg:y2="12.865cm">
          <text:p/>
        </draw:line>
        <draw:frame draw:style-name="gr5" draw:layer="layout" svg:width="3.456cm" svg:height="1.652cm" svg:x="3.262cm" svg:y="11.98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6" draw:text-style-name="P4" draw:layer="layout" svg:width="0.575cm" svg:height="3.119cm" svg:x="6.546cm" svg:y="11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6.546cm" svg:y="1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1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121cm" svg:y1="11.395cm" svg:x2="11.566cm" svg:y2="8.62cm">
          <text:p/>
        </draw:line>
        <draw:line draw:style-name="gr3" draw:text-style-name="P4" draw:layer="layout" svg:x1="7.121cm" svg:y1="12.665cm" svg:x2="11.566cm" svg:y2="9.49cm">
          <text:p/>
        </draw:line>
        <draw:line draw:style-name="gr3" draw:text-style-name="P4" draw:layer="layout" svg:x1="7.121cm" svg:y1="13.935cm" svg:x2="11.566cm" svg:y2="10.125cm">
          <text:p/>
        </draw:line>
        <draw:line draw:style-name="gr3" draw:text-style-name="P4" draw:layer="layout" svg:x1="7.121cm" svg:y1="12.765cm" svg:x2="11.566cm" svg:y2="12.765cm">
          <text:p/>
        </draw:line>
        <draw:line draw:style-name="gr3" draw:text-style-name="P4" draw:layer="layout" svg:x1="7.121cm" svg:y1="14.16cm" svg:x2="11.566cm" svg:y2="16.935cm">
          <text:p/>
        </draw:line>
        <draw:line draw:style-name="gr3" draw:text-style-name="P4" draw:layer="layout" svg:x1="7.121cm" svg:y1="12.89cm" svg:x2="11.566cm" svg:y2="16.065cm">
          <text:p/>
        </draw:line>
        <draw:line draw:style-name="gr3" draw:text-style-name="P4" draw:layer="layout" svg:x1="7.121cm" svg:y1="11.62cm" svg:x2="11.566cm" svg:y2="15.43cm">
          <text:p/>
        </draw:line>
        <draw:line draw:style-name="gr3" draw:text-style-name="P4" draw:layer="layout" svg:x1="7.121cm" svg:y1="11.465cm" svg:x2="11.566cm" svg:y2="12.03cm">
          <text:p/>
        </draw:line>
        <draw:line draw:style-name="gr3" draw:text-style-name="P4" draw:layer="layout" svg:x1="7.121cm" svg:y1="14.112cm" svg:x2="11.566cm" svg:y2="13.4cm">
          <text:p/>
        </draw:line>
        <draw:frame draw:style-name="gr72" draw:text-style-name="P29" draw:layer="layout" svg:width="1.357cm" svg:height="1.299cm" svg:x="11.404cm" svg:y="7.621cm">
          <draw:text-box>
            <text:p><text:span text:style-name="T102">w</text:span><text:span text:style-name="T103">1</text:span></text:p>
          </draw:text-box>
        </draw:frame>
        <draw:frame draw:style-name="gr72" draw:text-style-name="P29" draw:layer="layout" svg:width="1.357cm" svg:height="1.299cm" svg:x="11.405cm" svg:y="11.322cm">
          <draw:text-box>
            <text:p><text:span text:style-name="T102">w</text:span><text:span text:style-name="T104">2</text:span></text:p>
          </draw:text-box>
        </draw:frame>
        <draw:frame draw:style-name="gr72" draw:text-style-name="P29" draw:layer="layout" svg:width="1.357cm" svg:height="1.299cm" svg:x="11.405cm" svg:y="15.122cm">
          <draw:text-box>
            <text:p><text:span text:style-name="T102">w</text:span><text:span text:style-name="T104">3</text:span></text:p>
          </draw:text-box>
        </draw:frame>
        <draw:frame draw:style-name="gr72" draw:text-style-name="P29" draw:layer="layout" svg:width="1.357cm" svg:height="1.299cm" svg:x="15.906cm" svg:y="11.323cm">
          <draw:text-box>
            <text:p><text:span text:style-name="T102">w</text:span><text:span text:style-name="T104">4</text:span></text:p>
          </draw:text-box>
        </draw:frame>
        <draw:frame draw:style-name="gr78" draw:text-style-name="P32" draw:layer="layout" svg:width="1.62cm" svg:height="1.971cm" svg:x="20.502cm" svg:y="10.565cm">
          <draw:text-box>
            <text:p><text:span text:style-name="T109">δ</text:span><text:span text:style-name="T110">4</text:span></text:p>
          </draw:text-box>
        </draw:frame>
        <draw:frame draw:style-name="gr78" draw:text-style-name="P32" xml:id="id29" draw:id="id29" draw:layer="layout" svg:width="1.62cm" svg:height="1.971cm" svg:x="13.102cm" svg:y="16.866cm">
          <draw:text-box>
            <text:p><text:span text:style-name="T109">δ</text:span><text:span text:style-name="T110">3</text:span></text:p>
          </draw:text-box>
        </draw:frame>
        <draw:frame draw:style-name="gr78" draw:text-style-name="P32" xml:id="id31" draw:id="id31" draw:layer="layout" svg:width="1.62cm" svg:height="1.971cm" svg:x="13.102cm" svg:y="12.867cm">
          <draw:text-box>
            <text:p><text:span text:style-name="T109">δ</text:span><text:span text:style-name="T110">2</text:span></text:p>
          </draw:text-box>
        </draw:frame>
        <draw:frame draw:style-name="gr78" draw:text-style-name="P32" xml:id="id33" draw:id="id33" draw:layer="layout" svg:width="1.62cm" svg:height="1.971cm" svg:x="13.102cm" svg:y="7.268cm">
          <draw:text-box>
            <text:p><text:span text:style-name="T109">δ</text:span><text:span text:style-name="T110">1</text:span></text:p>
          </draw:text-box>
        </draw:frame>
        <draw:path draw:style-name="gr79" draw:text-style-name="P4" xml:id="id30" draw:id="id30" draw:layer="layout" svg:width="8.081cm" svg:height="1.347cm" draw:transform="rotate (-2.35619449019235) translate (20.32cm 12.065cm)" svg:viewBox="0 0 8082 1348" svg:d="M0 0c0 0 1580 1303 3143 1347s4939-1347 4939-1347">
          <text:p/>
        </draw:path>
        <draw:path draw:style-name="gr79" draw:text-style-name="P4" xml:id="id32" draw:id="id32" draw:layer="layout" svg:width="4.939cm" svg:height="3.143cm" draw:transform="rotate (-2.35619449019235) translate (20.321cm 12.065cm)" svg:viewBox="0 0 4940 3144" svg:d="M0 0c0 0 1348 1348 2695 1797s2245 1347 2245 1347">
          <text:p/>
        </draw:path>
        <draw:path draw:style-name="gr79" draw:text-style-name="P4" xml:id="id34" draw:id="id34" draw:layer="layout" svg:width="3.252cm" svg:height="5.978cm" draw:transform="rotate (-2.35619449019235) translate (20.32cm 12.065cm)" svg:viewBox="0 0 3253 5979" svg:d="M0 0c0 0 2104 1488 3002 2386 898 899-898 3593-898 3593">
          <text:p/>
        </draw:path>
        <draw:frame draw:style-name="gr13" draw:text-style-name="P12" draw:layer="layout" svg:width="1.315cm" svg:height="1.59cm" svg:x="20.275cm" svg:y="12.065cm">
          <draw:text-box>
            <text:p><text:span text:style-name="T9">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8.574cm" presentation:class="title" presentation:user-transformed="true">
          <draw:text-box>
            <text:p>リカレントネットの逆伝搬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_5f__5f__5f_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計算できるエラーは？</text:p>
          </draw:text-box>
        </draw:frame>
        <draw:custom-shape draw:style-name="gr11" draw:text-style-name="P9" draw:layer="layout" svg:width="3.175cm" svg:height="5.08cm" svg:x="4.685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5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5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5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6.15cm" svg:y1="9.135cm" svg:x2="6.15cm" svg:y2="7.865cm">
          <text:p/>
        </draw:line>
        <draw:line draw:style-name="gr3" draw:text-style-name="P10" draw:layer="layout" svg:x1="11.15cm" svg:y1="9.136cm" svg:x2="11.15cm" svg:y2="7.866cm">
          <text:p/>
        </draw:line>
        <draw:line draw:style-name="gr3" draw:text-style-name="P10" draw:layer="layout" svg:x1="16.15cm" svg:y1="9.137cm" svg:x2="16.15cm" svg:y2="7.867cm">
          <text:p/>
        </draw:line>
        <draw:line draw:style-name="gr3" draw:text-style-name="P10" draw:layer="layout" svg:x1="21.15cm" svg:y1="9.138cm" svg:x2="21.15cm" svg:y2="7.868cm">
          <text:p/>
        </draw:line>
        <draw:line draw:style-name="gr3" draw:text-style-name="P10" draw:layer="layout" svg:x1="22.45cm" svg:y1="11.739cm" svg:x2="24.13cm" svg:y2="11.775cm">
          <text:p/>
        </draw:line>
        <draw:line draw:style-name="gr12" draw:text-style-name="P10" draw:layer="layout" svg:x1="6.015cm" svg:y1="14.55cm" svg:x2="6.015cm" svg:y2="13.915cm">
          <text:p/>
        </draw:line>
        <draw:line draw:style-name="gr12" draw:text-style-name="P10" draw:layer="layout" svg:x1="10.915cm" svg:y1="14.551cm" svg:x2="10.915cm" svg:y2="13.916cm">
          <text:p/>
        </draw:line>
        <draw:line draw:style-name="gr12" draw:text-style-name="P10" draw:layer="layout" svg:x1="15.915cm" svg:y1="14.552cm" svg:x2="15.915cm" svg:y2="13.917cm">
          <text:p/>
        </draw:line>
        <draw:line draw:style-name="gr12" draw:text-style-name="P10" draw:layer="layout" svg:x1="21.115cm" svg:y1="14.553cm" svg:x2="21.115cm" svg:y2="13.918cm">
          <text:p/>
        </draw:line>
        <draw:frame draw:style-name="gr13" draw:text-style-name="P11" draw:layer="layout" svg:width="1.315cm" svg:height="1.59cm" svg:x="5.38cm" svg:y="14.285cm">
          <draw:text-box>
            <text:p><text:span text:style-name="T8">x</text:span><text:span text:style-name="T111">1</text:span></text:p>
          </draw:text-box>
        </draw:frame>
        <draw:frame draw:style-name="gr13" draw:text-style-name="P11" draw:layer="layout" svg:width="1.315cm" svg:height="1.59cm" svg:x="10.281cm" svg:y="14.285cm">
          <draw:text-box>
            <text:p><text:span text:style-name="T8">x</text:span><text:span text:style-name="T111">2</text:span></text:p>
          </draw:text-box>
        </draw:frame>
        <draw:frame draw:style-name="gr13" draw:text-style-name="P11" draw:layer="layout" svg:width="1.315cm" svg:height="1.59cm" svg:x="15.282cm" svg:y="14.285cm">
          <draw:text-box>
            <text:p><text:span text:style-name="T8">x</text:span><text:span text:style-name="T111">3</text:span></text:p>
          </draw:text-box>
        </draw:frame>
        <draw:frame draw:style-name="gr13" draw:text-style-name="P11" draw:layer="layout" svg:width="1.315cm" svg:height="1.59cm" svg:x="20.483cm" svg:y="14.285cm">
          <draw:text-box>
            <text:p><text:span text:style-name="T8">x</text:span><text:span text:style-name="T111">4</text:span></text:p>
          </draw:text-box>
        </draw:frame>
        <draw:frame draw:style-name="gr13" draw:text-style-name="P12" draw:layer="layout" svg:width="1.315cm" svg:height="1.59cm" svg:x="5.38cm" svg:y="6.185cm">
          <draw:text-box>
            <text:p><text:span text:style-name="T9">y</text:span><text:span text:style-name="T112">1</text:span></text:p>
          </draw:text-box>
        </draw:frame>
        <draw:frame draw:style-name="gr13" draw:text-style-name="P12" draw:layer="layout" svg:width="1.315cm" svg:height="1.59cm" svg:x="10.281cm" svg:y="6.185cm">
          <draw:text-box>
            <text:p><text:span text:style-name="T9">y</text:span><text:span text:style-name="T112">2</text:span></text:p>
          </draw:text-box>
        </draw:frame>
        <draw:frame draw:style-name="gr13" draw:text-style-name="P12" draw:layer="layout" svg:width="1.315cm" svg:height="1.59cm" svg:x="15.282cm" svg:y="6.185cm">
          <draw:text-box>
            <text:p><text:span text:style-name="T9">y</text:span><text:span text:style-name="T112">3</text:span></text:p>
          </draw:text-box>
        </draw:frame>
        <draw:frame draw:style-name="gr13" draw:text-style-name="P12" draw:layer="layout" svg:width="1.315cm" svg:height="1.59cm" svg:x="20.483cm" svg:y="6.185cm">
          <draw:text-box>
            <text:p><text:span text:style-name="T9">y</text:span><text:span text:style-name="T112">4</text:span></text:p>
          </draw:text-box>
        </draw:frame>
        <draw:frame draw:style-name="gr80" draw:text-style-name="P32" xml:id="id36" draw:id="id36" draw:layer="layout" svg:width="2.026cm" svg:height="1.971cm" svg:x="7.685cm" svg:y="9.884cm">
          <draw:text-box>
            <text:p><text:span text:style-name="T109">δ</text:span><text:span text:style-name="T110">r,1</text:span></text:p>
          </draw:text-box>
        </draw:frame>
        <draw:frame draw:style-name="gr80" draw:text-style-name="P32" xml:id="id37" draw:id="id37" draw:layer="layout" svg:width="2.026cm" svg:height="1.971cm" svg:x="12.685cm" svg:y="9.885cm">
          <draw:text-box>
            <text:p><text:span text:style-name="T109">δ</text:span><text:span text:style-name="T110">r,2</text:span></text:p>
          </draw:text-box>
        </draw:frame>
        <draw:frame draw:style-name="gr80" draw:text-style-name="P32" xml:id="id38" draw:id="id38" draw:layer="layout" svg:width="2.026cm" svg:height="1.971cm" svg:x="17.885cm" svg:y="9.886cm">
          <draw:text-box>
            <text:p><text:span text:style-name="T109">δ</text:span><text:span text:style-name="T110">r,3</text:span></text:p>
          </draw:text-box>
        </draw:frame>
        <draw:g xml:id="id35" draw:id="id35">
          <draw:frame draw:style-name="gr81" draw:text-style-name="P32" draw:layer="layout" svg:width="2.233cm" svg:height="1.971cm" svg:x="6.585cm" svg:y="6.184cm">
            <draw:text-box>
              <text:p><text:span text:style-name="T109">δ</text:span><text:span text:style-name="T110">o,1</text:span></text:p>
            </draw:text-box>
          </draw:frame>
          <draw:frame draw:style-name="gr81" draw:text-style-name="P32" draw:layer="layout" svg:width="2.233cm" svg:height="1.971cm" svg:x="11.585cm" svg:y="6.185cm">
            <draw:text-box>
              <text:p><text:span text:style-name="T109">δ</text:span><text:span text:style-name="T110">o,2</text:span></text:p>
            </draw:text-box>
          </draw:frame>
          <draw:frame draw:style-name="gr81" draw:text-style-name="P32" draw:layer="layout" svg:width="2.233cm" svg:height="1.971cm" svg:x="16.785cm" svg:y="6.186cm">
            <draw:text-box>
              <text:p><text:span text:style-name="T109">δ</text:span><text:span text:style-name="T110">o,3</text:span></text:p>
            </draw:text-box>
          </draw:frame>
          <draw:frame draw:style-name="gr81" draw:text-style-name="P32" draw:layer="layout" svg:width="2.233cm" svg:height="1.971cm" svg:x="21.885cm" svg:y="6.187cm">
            <draw:text-box>
              <text:p><text:span text:style-name="T109">δ</text:span><text:span text:style-name="T110">o,4</text:span></text:p>
            </draw:text-box>
          </draw:frame>
          <draw:frame presentation:style-name="pr28" draw:layer="layout" svg:width="25.199cm" svg:height="1.34cm" svg:x="1.473cm" svg:y="16.78cm" presentation:class="outline" presentation:user-transformed="true">
            <draw:text-box>
              <text:list text:style-name="L2">
                <text:list-item>
                  <text:p>出力エラー<text:span text:style-name="T113">δ</text:span><text:span text:style-name="T114">o</text:span>は簡単に計算可能</text:p>
                </text:list-item>
              </text:list>
            </draw:text-box>
          </draw:frame>
        </draw:g>
        <draw:frame presentation:style-name="pr28" xml:id="id39" draw:id="id39" draw:layer="layout" svg:width="25.199cm" svg:height="1.34cm" svg:x="1.474cm" svg:y="18.18cm" presentation:class="outline" presentation:user-transformed="true">
          <draw:text-box>
            <text:list text:style-name="L2">
              <text:list-item>
                <text:p>次の時間からのリカレントエラー<text:span text:style-name="T113">δ</text:span><text:span text:style-name="T114">r</text:span>は逆伝搬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_5f__5f_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逆伝搬の方法</text:p>
          </draw:text-box>
        </draw:frame>
        <draw:frame presentation:style-name="pr30" draw:layer="layout" svg:width="25.199cm" svg:height="12.18cm" svg:x="1.471cm" svg:y="5.08cm" presentation:class="outline">
          <draw:text-box>
            <text:list text:style-name="L2">
              <text:list-item>
                <text:p><text:span text:style-name="T115">通時的逆伝播</text:span><text:span text:style-name="T115">(back propagation through time; BPTT)</text:span></text:p>
                <text:list>
                  <text:list-item>
                    <text:p>各δ<text:span text:style-name="T116">o</text:span>に対してn回（時間）の逆伝搬を行う</text:p>
                  </text:list-item>
                </text:list>
              </text:list-item>
              <text:list-item>
                <text:p><text:span text:style-name="T115">完全勾配計算 </text:span><text:span text:style-name="T115">(full gradient calculation)</text:span></text:p>
                <text:list>
                  <text:list-item>
                    <text:p>動的計画法に基づいて、系列全体の勾配を計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_5f__5f__5f__5f__5f__5f_" presentation:presentation-page-layout-name="AL2T1">
        <office:forms form:automatic-focus="false" form:apply-design-mode="false"/>
        <draw:frame presentation:style-name="pr31" draw:layer="layout" svg:width="25.199cm" svg:height="3.237cm" svg:x="1.27cm" svg:y="1.574cm" presentation:class="title" presentation:user-transformed="true">
          <draw:text-box>
            <text:p>通時的逆伝搬</text:p>
          </draw:text-box>
        </draw:frame>
        <draw:custom-shape draw:style-name="gr11" draw:text-style-name="P9" draw:layer="layout" svg:width="3.175cm" svg:height="5.08cm" svg:x="4.685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5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5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5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22.45cm" svg:y1="11.739cm" svg:x2="24.13cm" svg:y2="11.775cm">
          <text:p/>
        </draw:line>
        <draw:g xml:id="id40" draw:id="id40">
          <draw:line draw:style-name="gr12" draw:text-style-name="P10" draw:layer="layout" svg:x1="6.015cm" svg:y1="14.55cm" svg:x2="6.015cm" svg:y2="13.915cm">
            <text:p/>
          </draw:line>
          <draw:frame draw:style-name="gr13" draw:text-style-name="P11" draw:layer="layout" svg:width="1.315cm" svg:height="1.59cm" svg:x="5.38cm" svg:y="14.285cm">
            <draw:text-box>
              <text:p><text:span text:style-name="T8">x</text:span><text:span text:style-name="T111">1</text:span></text:p>
            </draw:text-box>
          </draw:frame>
        </draw:g>
        <draw:g xml:id="id44" draw:id="id44">
          <draw:line draw:style-name="gr12" draw:text-style-name="P10" draw:layer="layout" svg:x1="10.915cm" svg:y1="14.551cm" svg:x2="10.915cm" svg:y2="13.916cm">
            <text:p/>
          </draw:line>
          <draw:frame draw:style-name="gr13" draw:text-style-name="P11" draw:layer="layout" svg:width="1.315cm" svg:height="1.59cm" svg:x="10.281cm" svg:y="14.285cm">
            <draw:text-box>
              <text:p><text:span text:style-name="T8">x</text:span><text:span text:style-name="T111">2</text:span></text:p>
            </draw:text-box>
          </draw:frame>
        </draw:g>
        <draw:g xml:id="id49" draw:id="id49">
          <draw:line draw:style-name="gr12" draw:text-style-name="P10" draw:layer="layout" svg:x1="15.915cm" svg:y1="14.552cm" svg:x2="15.915cm" svg:y2="13.917cm">
            <text:p/>
          </draw:line>
          <draw:frame draw:style-name="gr13" draw:text-style-name="P11" draw:layer="layout" svg:width="1.315cm" svg:height="1.59cm" svg:x="15.282cm" svg:y="14.285cm">
            <draw:text-box>
              <text:p><text:span text:style-name="T8">x</text:span><text:span text:style-name="T111">3</text:span></text:p>
            </draw:text-box>
          </draw:frame>
        </draw:g>
        <draw:g xml:id="id54" draw:id="id54">
          <draw:line draw:style-name="gr12" draw:text-style-name="P10" draw:layer="layout" svg:x1="21.115cm" svg:y1="14.553cm" svg:x2="21.115cm" svg:y2="13.918cm">
            <text:p/>
          </draw:line>
          <draw:frame draw:style-name="gr13" draw:text-style-name="P11" draw:layer="layout" svg:width="1.315cm" svg:height="1.59cm" svg:x="20.483cm" svg:y="14.285cm">
            <draw:text-box>
              <text:p><text:span text:style-name="T8">x</text:span><text:span text:style-name="T111">4</text:span></text:p>
            </draw:text-box>
          </draw:frame>
        </draw:g>
        <draw:g xml:id="id41" draw:id="id41">
          <draw:line draw:style-name="gr3" draw:text-style-name="P10" draw:layer="layout" svg:x1="6.15cm" svg:y1="9.135cm" svg:x2="6.15cm" svg:y2="7.865cm">
            <text:p/>
          </draw:line>
          <draw:frame draw:style-name="gr13" draw:text-style-name="P12" draw:layer="layout" svg:width="1.315cm" svg:height="1.59cm" svg:x="5.38cm" svg:y="6.185cm">
            <draw:text-box>
              <text:p><text:span text:style-name="T9">y</text:span><text:span text:style-name="T112">1</text:span></text:p>
            </draw:text-box>
          </draw:frame>
        </draw:g>
        <draw:g xml:id="id45" draw:id="id45">
          <draw:line draw:style-name="gr3" draw:text-style-name="P10" draw:layer="layout" svg:x1="11.15cm" svg:y1="9.036cm" svg:x2="11.15cm" svg:y2="7.766cm">
            <text:p/>
          </draw:line>
          <draw:frame draw:style-name="gr13" draw:text-style-name="P12" draw:layer="layout" svg:width="1.315cm" svg:height="1.59cm" svg:x="10.281cm" svg:y="6.185cm">
            <draw:text-box>
              <text:p><text:span text:style-name="T9">y</text:span><text:span text:style-name="T112">2</text:span></text:p>
            </draw:text-box>
          </draw:frame>
        </draw:g>
        <draw:g xml:id="id50" draw:id="id50">
          <draw:line draw:style-name="gr3" draw:text-style-name="P10" draw:layer="layout" svg:x1="16.15cm" svg:y1="9.137cm" svg:x2="16.15cm" svg:y2="7.867cm">
            <text:p/>
          </draw:line>
          <draw:frame draw:style-name="gr13" draw:text-style-name="P12" draw:layer="layout" svg:width="1.315cm" svg:height="1.59cm" svg:x="15.282cm" svg:y="6.185cm">
            <draw:text-box>
              <text:p><text:span text:style-name="T9">y</text:span><text:span text:style-name="T112">3</text:span></text:p>
            </draw:text-box>
          </draw:frame>
        </draw:g>
        <draw:g xml:id="id55" draw:id="id55">
          <draw:line draw:style-name="gr3" draw:text-style-name="P10" draw:layer="layout" svg:x1="21.15cm" svg:y1="9.138cm" svg:x2="21.15cm" svg:y2="7.868cm">
            <text:p/>
          </draw:line>
          <draw:frame draw:style-name="gr13" draw:text-style-name="P12" draw:layer="layout" svg:width="1.315cm" svg:height="1.59cm" svg:x="20.483cm" svg:y="6.185cm">
            <draw:text-box>
              <text:p><text:span text:style-name="T9">y</text:span><text:span text:style-name="T112">4</text:span></text:p>
            </draw:text-box>
          </draw:frame>
        </draw:g>
        <draw:frame draw:style-name="gr81" draw:text-style-name="P32" draw:layer="layout" svg:width="2.233cm" svg:height="1.971cm" svg:x="21.885cm" svg:y="6.587cm">
          <draw:text-box>
            <text:p xml:id="id56" text:id="id56"><text:span text:style-name="T109">δ</text:span><text:span text:style-name="T110">o,4</text:span></text:p>
          </draw:text-box>
        </draw:frame>
        <draw:frame presentation:style-name="pr32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1つの出力エラーだけを考慮</text:p>
              </text:list-item>
            </text:list>
          </draw:text-box>
        </draw:frame>
        <draw:frame presentation:style-name="pr33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n回の計算だけを行う(ここではn=2)</text:p>
              </text:list-item>
            </text:list>
          </draw:text-box>
        </draw:frame>
        <draw:g xml:id="id57" draw:id="id57">
          <draw:frame draw:style-name="gr82" draw:text-style-name="P32" draw:layer="layout" svg:width="1.209cm" svg:height="1.665cm" svg:x="18.285cm" svg:y="12.686cm">
            <draw:text-box>
              <text:p><text:span text:style-name="T109">δ</text:span></text:p>
            </draw:text-box>
          </draw:frame>
          <draw:path draw:style-name="gr79" draw:text-style-name="P4" draw:layer="layout" svg:width="6.141cm" svg:height="2.641cm" draw:transform="skewX (1.14776784456892E-016) rotate (-2.5535912285929) translate (24.9604990447432cm 11.0882541804106cm)" svg:viewBox="0 0 6142 2642" svg:d="M0 2642c0 0 3267-2669 4051-2642 783 27 2091 1082 2091 1082">
            <text:p/>
          </draw:path>
        </draw:g>
        <draw:g xml:id="id58" draw:id="id58">
          <draw:frame draw:style-name="gr82" draw:text-style-name="P32" draw:layer="layout" svg:width="1.209cm" svg:height="1.665cm" svg:x="13.085cm" svg:y="12.685cm">
            <draw:text-box>
              <text:p><text:span text:style-name="T109">δ</text:span></text:p>
            </draw:text-box>
          </draw:frame>
          <draw:line draw:style-name="gr79" draw:text-style-name="P4" draw:layer="layout" svg:x1="18.415cm" svg:y1="13.595cm" svg:x2="13.97cm" svg:y2="13.595cm">
            <text:p/>
          </draw:line>
        </draw:g>
        <draw:frame draw:style-name="gr81" draw:text-style-name="P32" draw:layer="layout" svg:width="2.233cm" svg:height="1.971cm" svg:x="16.686cm" svg:y="6.388cm">
          <draw:text-box>
            <text:p xml:id="id51" text:id="id51"><text:span text:style-name="T109">δ</text:span><text:span text:style-name="T110">o,3</text:span></text:p>
          </draw:text-box>
        </draw:frame>
        <draw:g xml:id="id52" draw:id="id52">
          <draw:frame draw:style-name="gr82" draw:text-style-name="P32" draw:layer="layout" svg:width="1.209cm" svg:height="1.665cm" svg:x="13.086cm" svg:y="11.587cm">
            <draw:text-box>
              <text:p><text:span text:style-name="T109">δ</text:span></text:p>
            </draw:text-box>
          </draw:frame>
          <draw:path draw:style-name="gr79" draw:text-style-name="P4" draw:layer="layout" svg:width="5.635cm" svg:height="2.465cm" draw:transform="rotate (-2.5535912285929) translate (19.1478143560956cm 10.3067267732779cm)" svg:viewBox="0 0 5636 2466" svg:d="M0 2466c0 0 2387-2493 3170-2466 784 27 2466 881 2466 881">
            <text:p/>
          </draw:path>
        </draw:g>
        <draw:g xml:id="id53" draw:id="id53">
          <draw:frame draw:style-name="gr82" draw:text-style-name="P32" draw:layer="layout" svg:width="1.209cm" svg:height="1.665cm" svg:x="7.886cm" svg:y="11.586cm">
            <draw:text-box>
              <text:p><text:span text:style-name="T109">δ</text:span></text:p>
            </draw:text-box>
          </draw:frame>
          <draw:line draw:style-name="gr79" draw:text-style-name="P4" draw:layer="layout" svg:x1="13.216cm" svg:y1="12.496cm" svg:x2="8.771cm" svg:y2="12.496cm">
            <text:p/>
          </draw:line>
        </draw:g>
        <draw:frame draw:style-name="gr81" draw:text-style-name="P32" draw:layer="layout" svg:width="2.233cm" svg:height="1.971cm" svg:x="11.737cm" svg:y="6.414cm">
          <draw:text-box>
            <text:p xml:id="id46" text:id="id46"><text:span text:style-name="T109">δ</text:span><text:span text:style-name="T110">o,2</text:span></text:p>
          </draw:text-box>
        </draw:frame>
        <draw:g xml:id="id47" draw:id="id47">
          <draw:frame draw:style-name="gr82" draw:text-style-name="P32" draw:layer="layout" svg:width="1.209cm" svg:height="1.665cm" svg:x="8.087cm" svg:y="10.187cm">
            <draw:text-box>
              <text:p><text:span text:style-name="T109">δ</text:span></text:p>
            </draw:text-box>
          </draw:frame>
          <draw:path draw:style-name="gr79" draw:text-style-name="P4" draw:layer="layout" svg:width="4.791cm" svg:height="1.345cm" draw:transform="rotate (-2.5535912285929) translate (13.4466826747633cm 9.37502687216103cm)" svg:viewBox="0 0 4792 1346" svg:d="M0 1346c0 0 1543-1373 2326-1346 784 28 2466 881 2466 881">
            <text:p/>
          </draw:path>
        </draw:g>
        <draw:g xml:id="id48" draw:id="id48">
          <draw:frame draw:style-name="gr82" draw:text-style-name="P32" draw:layer="layout" svg:width="1.209cm" svg:height="1.665cm" svg:x="2.887cm" svg:y="10.186cm">
            <draw:text-box>
              <text:p><text:span text:style-name="T109">δ</text:span></text:p>
            </draw:text-box>
          </draw:frame>
          <draw:line draw:style-name="gr79" draw:text-style-name="P4" draw:layer="layout" svg:x1="8.217cm" svg:y1="11.096cm" svg:x2="3.772cm" svg:y2="11.096cm">
            <text:p/>
          </draw:line>
        </draw:g>
        <draw:frame draw:style-name="gr81" draw:text-style-name="P32" draw:layer="layout" svg:width="2.233cm" svg:height="1.971cm" svg:x="7.738cm" svg:y="6.415cm">
          <draw:text-box>
            <text:p xml:id="id42" text:id="id42"><text:span text:style-name="T109">δ</text:span><text:span text:style-name="T110">o,1</text:span></text:p>
          </draw:text-box>
        </draw:frame>
        <draw:g xml:id="id43" draw:id="id43">
          <draw:frame draw:style-name="gr82" draw:text-style-name="P32" draw:layer="layout" svg:width="1.209cm" svg:height="1.665cm" svg:x="3.088cm" svg:y="8.987cm">
            <draw:text-box>
              <text:p><text:span text:style-name="T109">δ</text:span></text:p>
            </draw:text-box>
          </draw:frame>
          <draw:path draw:style-name="gr79" draw:text-style-name="P4" draw:layer="layout" svg:width="4.586cm" svg:height="0.886cm" draw:transform="rotate (-2.5535912285929) translate (8.28074925114327cm 8.29362397534218cm)" svg:viewBox="0 0 4587 887" svg:d="M0 46c0 0 1338-67 2121-40 784 28 2466 881 2466 8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5" draw:layer="layout" svg:width="25.199cm" svg:height="3.237cm" svg:x="1.27cm" svg:y="1.574cm" presentation:class="title" presentation:user-transformed="true">
          <draw:text-box>
            <text:p>完全勾配計算</text:p>
          </draw:text-box>
        </draw:frame>
        <draw:custom-shape draw:style-name="gr11" draw:text-style-name="P33" draw:layer="layout" svg:width="3.175cm" svg:height="5.08cm" svg:x="4.685cm" svg:y="8.77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33" draw:layer="layout" svg:width="3.175cm" svg:height="5.08cm" svg:x="9.685cm" svg:y="8.771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33" draw:layer="layout" svg:width="3.175cm" svg:height="5.08cm" svg:x="14.685cm" svg:y="8.772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33" draw:layer="layout" svg:width="3.175cm" svg:height="5.08cm" svg:x="19.685cm" svg:y="8.773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34" draw:layer="layout" svg:x1="4.01cm" svg:y1="11.775cm" svg:x2="4.645cm" svg:y2="11.775cm">
          <text:p/>
        </draw:line>
        <draw:line draw:style-name="gr12" draw:text-style-name="P34" draw:layer="layout" svg:x1="7.611cm" svg:y1="11.775cm" svg:x2="9.625cm" svg:y2="11.775cm">
          <text:p/>
        </draw:line>
        <draw:line draw:style-name="gr12" draw:text-style-name="P34" draw:layer="layout" svg:x1="12.611cm" svg:y1="11.775cm" svg:x2="14.625cm" svg:y2="11.775cm">
          <text:p/>
        </draw:line>
        <draw:line draw:style-name="gr12" draw:text-style-name="P34" draw:layer="layout" svg:x1="17.611cm" svg:y1="11.775cm" svg:x2="19.625cm" svg:y2="11.775cm">
          <text:p/>
        </draw:line>
        <draw:line draw:style-name="gr3" draw:text-style-name="P34" draw:layer="layout" svg:x1="22.45cm" svg:y1="11.739cm" svg:x2="24.13cm" svg:y2="11.775cm">
          <text:p/>
        </draw:line>
        <draw:g xml:id="id59" draw:id="id59">
          <draw:line draw:style-name="gr12" draw:text-style-name="P34" draw:layer="layout" svg:x1="6.015cm" svg:y1="14.55cm" svg:x2="6.015cm" svg:y2="13.915cm">
            <text:p/>
          </draw:line>
          <draw:frame draw:style-name="gr13" draw:text-style-name="P35" draw:layer="layout" svg:width="1.315cm" svg:height="1.59cm" svg:x="5.38cm" svg:y="14.285cm">
            <draw:text-box>
              <text:p><text:span text:style-name="T8">x</text:span><text:span text:style-name="T111">1</text:span></text:p>
            </draw:text-box>
          </draw:frame>
        </draw:g>
        <draw:g xml:id="id61" draw:id="id61">
          <draw:line draw:style-name="gr12" draw:text-style-name="P34" draw:layer="layout" svg:x1="10.915cm" svg:y1="14.551cm" svg:x2="10.915cm" svg:y2="13.916cm">
            <text:p/>
          </draw:line>
          <draw:frame draw:style-name="gr13" draw:text-style-name="P35" draw:layer="layout" svg:width="1.315cm" svg:height="1.59cm" svg:x="10.281cm" svg:y="14.285cm">
            <draw:text-box>
              <text:p><text:span text:style-name="T8">x</text:span><text:span text:style-name="T111">2</text:span></text:p>
            </draw:text-box>
          </draw:frame>
        </draw:g>
        <draw:g xml:id="id63" draw:id="id63">
          <draw:line draw:style-name="gr12" draw:text-style-name="P34" draw:layer="layout" svg:x1="15.915cm" svg:y1="14.552cm" svg:x2="15.915cm" svg:y2="13.917cm">
            <text:p/>
          </draw:line>
          <draw:frame draw:style-name="gr13" draw:text-style-name="P35" draw:layer="layout" svg:width="1.315cm" svg:height="1.59cm" svg:x="15.282cm" svg:y="14.285cm">
            <draw:text-box>
              <text:p><text:span text:style-name="T8">x</text:span><text:span text:style-name="T111">3</text:span></text:p>
            </draw:text-box>
          </draw:frame>
        </draw:g>
        <draw:g xml:id="id65" draw:id="id65">
          <draw:line draw:style-name="gr12" draw:text-style-name="P34" draw:layer="layout" svg:x1="21.115cm" svg:y1="14.553cm" svg:x2="21.115cm" svg:y2="13.918cm">
            <text:p/>
          </draw:line>
          <draw:frame draw:style-name="gr13" draw:text-style-name="P35" draw:layer="layout" svg:width="1.315cm" svg:height="1.59cm" svg:x="20.483cm" svg:y="14.285cm">
            <draw:text-box>
              <text:p><text:span text:style-name="T8">x</text:span><text:span text:style-name="T111">4</text:span></text:p>
            </draw:text-box>
          </draw:frame>
        </draw:g>
        <draw:g xml:id="id60" draw:id="id60">
          <draw:line draw:style-name="gr3" draw:text-style-name="P34" draw:layer="layout" svg:x1="6.15cm" svg:y1="9.135cm" svg:x2="6.15cm" svg:y2="7.865cm">
            <text:p/>
          </draw:line>
          <draw:frame draw:style-name="gr13" draw:text-style-name="P36" draw:layer="layout" svg:width="1.315cm" svg:height="1.59cm" svg:x="5.38cm" svg:y="6.185cm">
            <draw:text-box>
              <text:p><text:span text:style-name="T9">y</text:span><text:span text:style-name="T112">1</text:span></text:p>
            </draw:text-box>
          </draw:frame>
        </draw:g>
        <draw:g xml:id="id62" draw:id="id62">
          <draw:line draw:style-name="gr3" draw:text-style-name="P34" draw:layer="layout" svg:x1="11.15cm" svg:y1="9.036cm" svg:x2="11.15cm" svg:y2="7.766cm">
            <text:p/>
          </draw:line>
          <draw:frame draw:style-name="gr13" draw:text-style-name="P36" draw:layer="layout" svg:width="1.315cm" svg:height="1.59cm" svg:x="10.281cm" svg:y="6.185cm">
            <draw:text-box>
              <text:p><text:span text:style-name="T9">y</text:span><text:span text:style-name="T112">2</text:span></text:p>
            </draw:text-box>
          </draw:frame>
        </draw:g>
        <draw:g xml:id="id64" draw:id="id64">
          <draw:line draw:style-name="gr3" draw:text-style-name="P34" draw:layer="layout" svg:x1="16.15cm" svg:y1="9.137cm" svg:x2="16.15cm" svg:y2="7.867cm">
            <text:p/>
          </draw:line>
          <draw:frame draw:style-name="gr13" draw:text-style-name="P36" draw:layer="layout" svg:width="1.315cm" svg:height="1.59cm" svg:x="15.282cm" svg:y="6.185cm">
            <draw:text-box>
              <text:p><text:span text:style-name="T9">y</text:span><text:span text:style-name="T112">3</text:span></text:p>
            </draw:text-box>
          </draw:frame>
        </draw:g>
        <draw:g xml:id="id66" draw:id="id66">
          <draw:line draw:style-name="gr3" draw:text-style-name="P34" draw:layer="layout" svg:x1="21.15cm" svg:y1="9.138cm" svg:x2="21.15cm" svg:y2="7.868cm">
            <text:p/>
          </draw:line>
          <draw:frame draw:style-name="gr13" draw:text-style-name="P36" draw:layer="layout" svg:width="1.315cm" svg:height="1.59cm" svg:x="20.483cm" svg:y="6.185cm">
            <draw:text-box>
              <text:p><text:span text:style-name="T9">y</text:span><text:span text:style-name="T112">4</text:span></text:p>
            </draw:text-box>
          </draw:frame>
        </draw:g>
        <draw:frame draw:style-name="gr81" draw:text-style-name="P37" draw:layer="layout" svg:width="2.233cm" svg:height="1.971cm" svg:x="21.885cm" svg:y="6.587cm">
          <draw:text-box>
            <text:p xml:id="id67" text:id="id67"><text:span text:style-name="T118">δ</text:span><text:span text:style-name="T119">o,4</text:span></text:p>
          </draw:text-box>
        </draw:frame>
        <draw:frame presentation:style-name="pr36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まず系列のネット結果全体を計算</text:p>
              </text:list-item>
            </text:list>
          </draw:text-box>
        </draw:frame>
        <draw:frame presentation:style-name="pr37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後ろからエラーを計算</text:p>
              </text:list-item>
            </text:list>
          </draw:text-box>
        </draw:frame>
        <draw:g xml:id="id68" draw:id="id68">
          <draw:frame draw:style-name="gr82" draw:text-style-name="P37" draw:layer="layout" svg:width="1.209cm" svg:height="1.665cm" svg:x="18.285cm" svg:y="9.714cm">
            <draw:text-box>
              <text:p><text:span text:style-name="T118">δ</text:span></text:p>
            </draw:text-box>
          </draw:frame>
          <draw:path draw:style-name="gr79" draw:text-style-name="P34" draw:layer="layout" svg:width="5.245cm" svg:height="1.078cm" draw:transform="skewX (-0.860272788308004) rotate (-2.91295452157854) translate (24.9603132268343cm 9.65637291457918cm)" svg:viewBox="0 0 5246 1079" svg:d="M0 1079c0 0 2791-1090 3460-1079s1786 442 1786 442">
            <text:p/>
          </draw:path>
        </draw:g>
        <draw:frame draw:style-name="gr81" draw:text-style-name="P37" draw:layer="layout" svg:width="2.233cm" svg:height="1.971cm" svg:x="17.886cm" svg:y="6.588cm">
          <draw:text-box>
            <text:p xml:id="id69" text:id="id69"><text:span text:style-name="T118">δ</text:span><text:span text:style-name="T119">o,3</text:span></text:p>
          </draw:text-box>
        </draw:frame>
        <draw:g xml:id="id70" draw:id="id70">
          <draw:g>
            <draw:frame draw:style-name="gr82" draw:text-style-name="P37" draw:layer="layout" svg:width="1.209cm" svg:height="1.665cm" svg:x="13.085cm" svg:y="9.685cm">
              <draw:text-box>
                <text:p><text:span text:style-name="T118">δ</text:span></text:p>
              </draw:text-box>
            </draw:frame>
            <draw:line draw:style-name="gr79" draw:text-style-name="P34" draw:layer="layout" svg:x1="18.415cm" svg:y1="10.595cm" svg:x2="13.97cm" svg:y2="10.595cm">
              <text:p/>
            </draw:line>
          </draw:g>
          <draw:path draw:style-name="gr79" draw:text-style-name="P34" draw:layer="layout" svg:width="5.245cm" svg:height="1.078cm" draw:transform="skewX (-0.860272788308004) rotate (-2.91295452157854) translate (19.7613132268343cm 9.35637291457918cm)" svg:viewBox="0 0 5246 1079" svg:d="M0 1079c0 0 2791-1090 3460-1079s1786 442 1786 442">
            <text:p/>
          </draw:path>
        </draw:g>
        <draw:frame draw:style-name="gr81" draw:text-style-name="P37" draw:layer="layout" svg:width="2.233cm" svg:height="1.971cm" svg:x="12.487cm" svg:y="6.589cm">
          <draw:text-box>
            <text:p xml:id="id71" text:id="id71"><text:span text:style-name="T118">δ</text:span><text:span text:style-name="T119">o,2</text:span></text:p>
          </draw:text-box>
        </draw:frame>
        <draw:g xml:id="id72" draw:id="id72">
          <draw:g>
            <draw:frame draw:style-name="gr82" draw:text-style-name="P37" draw:layer="layout" svg:width="1.209cm" svg:height="1.665cm" svg:x="7.886cm" svg:y="9.685cm">
              <draw:text-box>
                <text:p><text:span text:style-name="T118">δ</text:span></text:p>
              </draw:text-box>
            </draw:frame>
            <draw:line draw:style-name="gr79" draw:text-style-name="P34" draw:layer="layout" svg:x1="13.216cm" svg:y1="10.595cm" svg:x2="8.771cm" svg:y2="10.595cm">
              <text:p/>
            </draw:line>
          </draw:g>
          <draw:path draw:style-name="gr79" draw:text-style-name="P34" draw:layer="layout" svg:width="5.245cm" svg:height="1.078cm" draw:transform="skewX (-0.860272788308005) rotate (-2.91295452157854) translate (14.5623132268343cm 9.35637291457918cm)" svg:viewBox="0 0 5246 1079" svg:d="M0 1079c0 0 2791-1090 3460-1079s1786 442 1786 442">
            <text:p/>
          </draw:path>
        </draw:g>
        <draw:g xml:id="id74" draw:id="id74">
          <draw:g>
            <draw:frame draw:style-name="gr82" draw:text-style-name="P37" draw:layer="layout" svg:width="1.209cm" svg:height="1.665cm" svg:x="2.687cm" svg:y="9.685cm">
              <draw:text-box>
                <text:p><text:span text:style-name="T118">δ</text:span></text:p>
              </draw:text-box>
            </draw:frame>
            <draw:line draw:style-name="gr79" draw:text-style-name="P34" draw:layer="layout" svg:x1="8.017cm" svg:y1="10.595cm" svg:x2="3.572cm" svg:y2="10.595cm">
              <text:p/>
            </draw:line>
          </draw:g>
          <draw:path draw:style-name="gr79" draw:text-style-name="P34" draw:layer="layout" svg:width="5.245cm" svg:height="1.078cm" draw:transform="skewX (-0.860272788308005) rotate (-2.91295452157854) translate (9.36331322683422cm 9.35637291457918cm)" svg:viewBox="0 0 5246 1079" svg:d="M0 1079c0 0 2791-1090 3460-1079s1786 442 1786 442">
            <text:p/>
          </draw:path>
        </draw:g>
        <draw:frame draw:style-name="gr81" draw:text-style-name="P37" draw:layer="layout" svg:width="2.233cm" svg:height="1.971cm" svg:x="7.488cm" svg:y="6.59cm">
          <draw:text-box>
            <text:p xml:id="id73" text:id="id73"><text:span text:style-name="T118">δ</text:span><text:span text:style-name="T119">o,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5" draw:layer="layout" svg:width="25.199cm" svg:height="3.237cm" svg:x="1.27cm" svg:y="1.574cm" presentation:class="title">
          <draw:text-box>
            <text:p>BPTT? 完全勾配計算？</text:p>
          </draw:text-box>
        </draw:frame>
        <draw:frame presentation:style-name="pr39" draw:layer="layout" svg:width="25.199cm" svg:height="12.18cm" svg:x="1.471cm" svg:y="5.08cm" presentation:class="outline">
          <draw:text-box>
            <text:list text:style-name="L2">
              <text:list-item>
                <text:p>完全勾配計算</text:p>
                <text:list>
                  <text:list-item>
                    <text:p><text:span text:style-name="T120">+ </text:span><text:span text:style-name="T120">計算量が少ない、ステップ数の指定がない</text:span></text:p>
                  </text:list-item>
                  <text:list-item>
                    <text:p><text:span text:style-name="T121">- </text:span><text:span text:style-name="T121">系列全体の計算結果を保存するのが必要</text:span></text:p>
                  </text:list-item>
                </text:list>
              </text:list-item>
              <text:list-item>
                <text:p>BPTT:</text:p>
                <text:list>
                  <text:list-item>
                    <text:p><text:span text:style-name="T120">+ </text:span><text:span text:style-name="T120">メモリ量は系列の長さではなくステップ数に比例</text:span></text:p>
                  </text:list-item>
                  <text:list-item>
                    <text:p><text:span text:style-name="T121">- </text:span><text:span text:style-name="T121">計算量が多い、長距離の情報が捉えにく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5" draw:layer="layout" svg:width="25.199cm" svg:height="3.237cm" svg:x="1.27cm" svg:y="1.574cm" presentation:class="title">
          <draw:text-box>
            <text:p>ニューラルネットにおける消える勾配</text:p>
          </draw:text-box>
        </draw:frame>
        <draw:custom-shape draw:style-name="gr83" draw:text-style-name="P9" draw:layer="Layout" svg:width="3.175cm" svg:height="5.08cm" svg:x="4.686cm" svg:y="8.77cm">
          <text:p text:style-name="P38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9.686cm" svg:y="8.771cm">
          <text:p text:style-name="P38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4.686cm" svg:y="8.772cm">
          <text:p text:style-name="P38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9.686cm" svg:y="8.773cm">
          <text:p text:style-name="P38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1cm" svg:y1="11.775cm" svg:x2="4.646cm" svg:y2="11.775cm">
          <text:p/>
        </draw:line>
        <draw:line draw:style-name="gr12" draw:text-style-name="P10" draw:layer="layout" svg:x1="7.612cm" svg:y1="11.775cm" svg:x2="9.626cm" svg:y2="11.775cm">
          <text:p/>
        </draw:line>
        <draw:line draw:style-name="gr12" draw:text-style-name="P10" draw:layer="layout" svg:x1="12.612cm" svg:y1="11.775cm" svg:x2="14.626cm" svg:y2="11.775cm">
          <text:p/>
        </draw:line>
        <draw:line draw:style-name="gr12" draw:text-style-name="P10" draw:layer="layout" svg:x1="17.612cm" svg:y1="11.775cm" svg:x2="19.626cm" svg:y2="11.775cm">
          <text:p/>
        </draw:line>
        <draw:line draw:style-name="gr3" draw:text-style-name="P10" draw:layer="layout" svg:x1="22.451cm" svg:y1="11.739cm" svg:x2="24.131cm" svg:y2="11.775cm">
          <text:p/>
        </draw:line>
        <draw:g>
          <draw:line draw:style-name="gr12" draw:text-style-name="P10" draw:layer="layout" svg:x1="6.016cm" svg:y1="14.55cm" svg:x2="6.016cm" svg:y2="13.915cm">
            <text:p/>
          </draw:line>
          <draw:frame draw:style-name="gr13" draw:text-style-name="P11" draw:layer="layout" svg:width="1.315cm" svg:height="1.59cm" svg:x="5.381cm" svg:y="14.285cm">
            <draw:text-box>
              <text:p><text:span text:style-name="T8">x</text:span><text:span text:style-name="T111">1</text:span></text:p>
            </draw:text-box>
          </draw:frame>
        </draw:g>
        <draw:g>
          <draw:line draw:style-name="gr12" draw:text-style-name="P10" draw:layer="layout" svg:x1="10.916cm" svg:y1="14.551cm" svg:x2="10.916cm" svg:y2="13.916cm">
            <text:p/>
          </draw:line>
          <draw:frame draw:style-name="gr13" draw:text-style-name="P11" draw:layer="layout" svg:width="1.315cm" svg:height="1.59cm" svg:x="10.282cm" svg:y="14.285cm">
            <draw:text-box>
              <text:p><text:span text:style-name="T8">x</text:span><text:span text:style-name="T111">2</text:span></text:p>
            </draw:text-box>
          </draw:frame>
        </draw:g>
        <draw:g>
          <draw:line draw:style-name="gr12" draw:text-style-name="P10" draw:layer="layout" svg:x1="15.916cm" svg:y1="14.552cm" svg:x2="15.916cm" svg:y2="13.917cm">
            <text:p/>
          </draw:line>
          <draw:frame draw:style-name="gr13" draw:text-style-name="P11" draw:layer="layout" svg:width="1.315cm" svg:height="1.59cm" svg:x="15.283cm" svg:y="14.285cm">
            <draw:text-box>
              <text:p><text:span text:style-name="T8">x</text:span><text:span text:style-name="T111">3</text:span></text:p>
            </draw:text-box>
          </draw:frame>
        </draw:g>
        <draw:g>
          <draw:line draw:style-name="gr12" draw:text-style-name="P10" draw:layer="layout" svg:x1="21.116cm" svg:y1="14.553cm" svg:x2="21.116cm" svg:y2="13.918cm">
            <text:p/>
          </draw:line>
          <draw:frame draw:style-name="gr13" draw:text-style-name="P11" draw:layer="layout" svg:width="1.315cm" svg:height="1.59cm" svg:x="20.484cm" svg:y="14.285cm">
            <draw:text-box>
              <text:p><text:span text:style-name="T8">x</text:span><text:span text:style-name="T111">4</text:span></text:p>
            </draw:text-box>
          </draw:frame>
        </draw:g>
        <draw:g>
          <draw:line draw:style-name="gr3" draw:text-style-name="P10" draw:layer="layout" svg:x1="6.151cm" svg:y1="9.135cm" svg:x2="6.151cm" svg:y2="7.865cm">
            <text:p/>
          </draw:line>
          <draw:frame draw:style-name="gr13" draw:text-style-name="P12" draw:layer="layout" svg:width="1.315cm" svg:height="1.59cm" svg:x="5.381cm" svg:y="6.185cm">
            <draw:text-box>
              <text:p><text:span text:style-name="T9">y</text:span><text:span text:style-name="T112">1</text:span></text:p>
            </draw:text-box>
          </draw:frame>
        </draw:g>
        <draw:g>
          <draw:line draw:style-name="gr3" draw:text-style-name="P10" draw:layer="layout" svg:x1="11.151cm" svg:y1="9.036cm" svg:x2="11.151cm" svg:y2="7.766cm">
            <text:p/>
          </draw:line>
          <draw:frame draw:style-name="gr13" draw:text-style-name="P12" draw:layer="layout" svg:width="1.315cm" svg:height="1.59cm" svg:x="10.282cm" svg:y="6.185cm">
            <draw:text-box>
              <text:p><text:span text:style-name="T9">y</text:span><text:span text:style-name="T112">2</text:span></text:p>
            </draw:text-box>
          </draw:frame>
        </draw:g>
        <draw:g>
          <draw:line draw:style-name="gr3" draw:text-style-name="P10" draw:layer="layout" svg:x1="16.151cm" svg:y1="9.137cm" svg:x2="16.151cm" svg:y2="7.867cm">
            <text:p/>
          </draw:line>
          <draw:frame draw:style-name="gr13" draw:text-style-name="P12" draw:layer="layout" svg:width="1.315cm" svg:height="1.59cm" svg:x="15.283cm" svg:y="6.185cm">
            <draw:text-box>
              <text:p><text:span text:style-name="T9">y</text:span><text:span text:style-name="T112">3</text:span></text:p>
            </draw:text-box>
          </draw:frame>
        </draw:g>
        <draw:g>
          <draw:line draw:style-name="gr3" draw:text-style-name="P10" draw:layer="layout" svg:x1="21.151cm" svg:y1="9.138cm" svg:x2="21.151cm" svg:y2="7.868cm">
            <text:p/>
          </draw:line>
          <draw:frame draw:style-name="gr13" draw:text-style-name="P12" draw:layer="layout" svg:width="1.315cm" svg:height="1.59cm" svg:x="20.484cm" svg:y="6.185cm">
            <draw:text-box>
              <text:p><text:span text:style-name="T9">y</text:span><text:span text:style-name="T112">4</text:span></text:p>
            </draw:text-box>
          </draw:frame>
        </draw:g>
        <draw:frame draw:style-name="gr81" draw:text-style-name="P32" draw:layer="layout" svg:width="2.233cm" svg:height="1.971cm" svg:x="21.886cm" svg:y="6.587cm">
          <draw:text-box>
            <text:p text:style-name="P39"><text:span text:style-name="T109">δ</text:span><text:span text:style-name="T110">o,4</text:span></text:p>
          </draw:text-box>
        </draw:frame>
        <draw:frame draw:style-name="gr82" draw:text-style-name="P40" draw:layer="layout" svg:width="1.209cm" svg:height="1.665cm" svg:x="18.286cm" svg:y="9.714cm">
          <draw:text-box>
            <text:p text:style-name="P39"><text:span text:style-name="T109">δ</text:span></text:p>
          </draw:text-box>
        </draw:frame>
        <draw:path draw:style-name="gr79" draw:text-style-name="P4" draw:layer="layout" svg:width="5.245cm" svg:height="1.078cm" draw:transform="skewX (-0.860272788308005) rotate (-2.91295452157854) translate (24.9613132268343cm 9.65637291457919cm)" svg:viewBox="0 0 5246 1079" svg:d="M0 1079c0 0 2791-1090 3460-1079s1786 442 1786 442">
          <text:p/>
        </draw:path>
        <draw:frame draw:style-name="gr82" draw:text-style-name="P32" draw:layer="layout" svg:width="1.209cm" svg:height="1.665cm" svg:x="13.086cm" svg:y="9.685cm">
          <draw:text-box>
            <text:p text:style-name="P39"><text:span text:style-name="T109">δ</text:span></text:p>
          </draw:text-box>
        </draw:frame>
        <draw:line draw:style-name="gr79" draw:text-style-name="P4" draw:layer="layout" svg:x1="18.416cm" svg:y1="10.595cm" svg:x2="13.971cm" svg:y2="10.595cm">
          <text:p/>
        </draw:line>
        <draw:frame draw:style-name="gr82" draw:text-style-name="P32" draw:layer="layout" svg:width="1.209cm" svg:height="1.665cm" svg:x="7.887cm" svg:y="9.686cm">
          <draw:text-box>
            <text:p text:style-name="P39"><text:span text:style-name="T109">δ</text:span></text:p>
          </draw:text-box>
        </draw:frame>
        <draw:line draw:style-name="gr79" draw:text-style-name="P4" draw:layer="layout" svg:x1="13.217cm" svg:y1="10.596cm" svg:x2="8.772cm" svg:y2="10.596cm">
          <text:p/>
        </draw:line>
        <draw:frame draw:style-name="gr82" draw:text-style-name="P32" draw:layer="layout" svg:width="1.209cm" svg:height="1.665cm" svg:x="2.688cm" svg:y="9.687cm">
          <draw:text-box>
            <text:p text:style-name="P39"><text:span text:style-name="T109">δ</text:span></text:p>
          </draw:text-box>
        </draw:frame>
        <draw:line draw:style-name="gr79" draw:text-style-name="P4" draw:layer="layout" svg:x1="8.018cm" svg:y1="10.597cm" svg:x2="3.573cm" svg:y2="10.597cm">
          <text:p/>
        </draw:line>
        <draw:frame draw:style-name="gr84" draw:text-style-name="P42" draw:layer="layout" svg:width="2.386cm" svg:height="1.233cm" svg:x="18.38cm" svg:y="7.655cm">
          <draw:text-box>
            <text:p text:style-name="P41"><text:span text:style-name="T122">中</text:span></text:p>
          </draw:text-box>
        </draw:frame>
        <draw:frame draw:style-name="gr85" draw:text-style-name="P42" draw:layer="layout" svg:width="2.479cm" svg:height="1.233cm" svg:x="13.28cm" svg:y="7.656cm">
          <draw:text-box>
            <text:p text:style-name="P41"><text:span text:style-name="T122">小</text:span></text:p>
          </draw:text-box>
        </draw:frame>
        <draw:frame draw:style-name="gr86" draw:text-style-name="P42" draw:layer="layout" svg:width="1.819cm" svg:height="1.233cm" svg:x="8.08cm" svg:y="7.656cm">
          <draw:text-box>
            <text:p text:style-name="P41"><text:span text:style-name="T122">微</text:span></text:p>
          </draw:text-box>
        </draw:frame>
        <draw:frame draw:style-name="gr87" draw:text-style-name="P42" draw:layer="layout" svg:width="2.195cm" svg:height="2.139cm" svg:x="2.38cm" svg:y="7.556cm">
          <draw:text-box>
            <text:p text:style-name="P41"><text:span text:style-name="T122">極微</text:span></text:p>
          </draw:text-box>
        </draw:frame>
        <draw:frame presentation:style-name="pr40" draw:layer="layout" svg:width="25.199cm" svg:height="2.203cm" svg:x="1.474cm" svg:y="16.78cm" presentation:class="outline" presentation:user-transformed="true">
          <draw:text-box>
            <text:list text:style-name="L2">
              <text:list-item>
                <text:p>「Long Short Term Memory (LSTM)」などでこの問題に対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_5f__5f__5f__5f__5f__5f__5f__5f__5f__5f_" presentation:presentation-page-layout-name="AL2T1">
        <office:forms form:automatic-focus="false" form:apply-design-mode="false"/>
        <draw:frame presentation:style-name="pr41" draw:layer="layout" svg:width="25.199cm" svg:height="3.237cm" svg:x="1.27cm" svg:y="1.574cm" presentation:class="title" presentation:user-transformed="true">
          <draw:text-box>
            <text:p>RNNの完全勾配計算</text:p>
          </draw:text-box>
        </draw:frame>
        <draw:frame draw:style-name="gr88" draw:text-style-name="P16" draw:layer="layout" svg:width="26.378cm" svg:height="16.655cm" svg:x="0.471cm" svg:y="5.282cm">
          <draw:text-box>
            <text:p><text:span text:style-name="T24">gradient_rnn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65">x</text:span><text:span text:style-name="T123">, </text:span><text:span text:style-name="T67">h</text:span><text:span text:style-name="T124">, </text:span><text:span text:style-name="T125">p</text:span><text:span text:style-name="T123">, </text:span><text:span text:style-name="T125">y'</text:span><text:span text:style-name="T59">)</text:span><text:span text:style-name="T66"><text:line-break/></text:span><text:span text:style-name="T66"><text:tab/></text:span><text:span text:style-name="T72">initialize </text:span><text:span text:style-name="T126">Δ</text:span><text:span text:style-name="T60">w</text:span><text:span text:style-name="T61">r,x</text:span><text:span text:style-name="T64">, </text:span><text:span text:style-name="T126">Δ</text:span><text:span text:style-name="T60">w</text:span><text:span text:style-name="T61">r,h</text:span><text:span text:style-name="T62">, </text:span><text:span text:style-name="T127">Δ</text:span><text:span text:style-name="T60">b</text:span><text:span text:style-name="T61">r</text:span><text:span text:style-name="T64">, </text:span><text:span text:style-name="T127">Δ</text:span><text:span text:style-name="T60">w</text:span><text:span text:style-name="T61">o,h</text:span><text:span text:style-name="T64">, </text:span><text:span text:style-name="T127">Δ</text:span><text:span text:style-name="T60">b</text:span><text:span text:style-name="T61">o</text:span><text:span text:style-name="T61"><text:line-break/></text:span><text:span text:style-name="T61"><text:tab/></text:span><text:span text:style-name="T128">δ</text:span><text:span text:style-name="T129">r</text:span><text:span text:style-name="T128">'</text:span><text:span text:style-name="T74"> = </text:span><text:span text:style-name="T77">np.zeros(len(</text:span><text:span text:style-name="T75">b</text:span><text:span text:style-name="T61">r</text:span><text:span text:style-name="T77">)) <text:s/></text:span><text:span text:style-name="T130"># </text:span><text:span text:style-name="T130">次の時間から伝搬するエラー</text:span><text:span text:style-name="T61"><text:line-break/></text:span><text:span text:style-name="T61"><text:tab/></text:span><text:span text:style-name="T82">for each</text:span><text:span text:style-name="T79"> time </text:span><text:span text:style-name="T80">t </text:span><text:span text:style-name="T82">in</text:span><text:span text:style-name="T80"> </text:span><text:span text:style-name="T79">len</text:span><text:span text:style-name="T80">(</text:span><text:span text:style-name="T131">x</text:span><text:span text:style-name="T80">)-1 .. 0</text:span><text:span text:style-name="T82">:</text:span><text:span text:style-name="T82"><text:line-break/></text:span><text:span text:style-name="T82"><text:tab/></text:span><text:span text:style-name="T82"><text:tab/></text:span><text:span text:style-name="T81">p'</text:span><text:span text:style-name="T79"> = create_one_hot(</text:span><text:span text:style-name="T81">y'</text:span><text:span text:style-name="T79">[t])</text:span><text:span text:style-name="T82"><text:line-break/></text:span><text:span text:style-name="T82"><text:tab/></text:span><text:span text:style-name="T82"><text:tab/></text:span><text:span text:style-name="T132">δ</text:span><text:span text:style-name="T133">o</text:span><text:span text:style-name="T132">'</text:span><text:span text:style-name="T79"> = </text:span><text:span text:style-name="T81">p'</text:span><text:span text:style-name="T79"> – </text:span><text:span text:style-name="T81">p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131"># </text:span><text:span text:style-name="T131">出力層エラー</text:span></text:p>
            <text:p><text:span text:style-name="T81"><text:tab/></text:span><text:span text:style-name="T81"><text:tab/></text:span><text:span text:style-name="T134">Δ</text:span><text:span text:style-name="T75">w</text:span><text:span text:style-name="T61">o,h</text:span><text:span text:style-name="T74"> += </text:span><text:span text:style-name="T77">np.outer(</text:span><text:span text:style-name="T76">h</text:span><text:span text:style-name="T74">[t], </text:span><text:span text:style-name="T132">δ</text:span><text:span text:style-name="T133">o</text:span><text:span text:style-name="T132">'</text:span><text:span text:style-name="T77">);</text:span><text:span text:style-name="T74"><text:tab/></text:span><text:span text:style-name="T74"><text:tab/></text:span><text:span text:style-name="T134">Δ</text:span><text:span text:style-name="T75">b</text:span><text:span text:style-name="T61">o</text:span><text:span text:style-name="T80"> += </text:span><text:span text:style-name="T132">δ</text:span><text:span text:style-name="T133">o</text:span><text:span text:style-name="T132">'</text:span><text:span text:style-name="T132"><text:tab/></text:span><text:span text:style-name="T131"># </text:span><text:span text:style-name="T131">出力層重み勾配</text:span><text:span text:style-name="T131"><text:line-break/></text:span><text:span text:style-name="T131"><text:tab/></text:span><text:span text:style-name="T131"><text:tab/></text:span><text:span text:style-name="T132">δ</text:span><text:span text:style-name="T133">r</text:span><text:span text:style-name="T79"> = np.dot(</text:span><text:span text:style-name="T132">δ'</text:span><text:span text:style-name="T133">r</text:span><text:span text:style-name="T79">, </text:span><text:span text:style-name="T75">w</text:span><text:span text:style-name="T61">r,h</text:span><text:span text:style-name="T79">) + </text:span><text:span text:style-name="T79">np.dot(</text:span><text:span text:style-name="T132">δ'</text:span><text:span text:style-name="T133">o</text:span><text:span text:style-name="T79">, </text:span><text:span text:style-name="T75">w</text:span><text:span text:style-name="T61">o,h</text:span><text:span text:style-name="T79">)</text:span><text:span text:style-name="T79"><text:tab/></text:span><text:span text:style-name="T79"><text:tab/></text:span><text:span text:style-name="T130"># </text:span><text:span text:style-name="T130">逆伝搬</text:span></text:p>
            <text:p><text:span text:style-name="T131"><text:tab/></text:span><text:span text:style-name="T131"><text:tab/></text:span><text:span text:style-name="T132">δ'</text:span><text:span text:style-name="T133">r</text:span><text:span text:style-name="T80"> = </text:span><text:span text:style-name="T132">δ</text:span><text:span text:style-name="T133">r</text:span><text:span text:style-name="T79"> * (</text:span><text:span text:style-name="T80">1 – </text:span><text:span text:style-name="T76">h</text:span><text:span text:style-name="T80">[t]</text:span><text:span text:style-name="T135">2</text:span><text:span text:style-name="T79">)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130"># tanh</text:span><text:span text:style-name="T130">の勾配</text:span></text:p>
            <text:p><text:span text:style-name="T130"><text:tab/></text:span><text:span text:style-name="T130"><text:tab/></text:span><text:span text:style-name="T134">Δ</text:span><text:span text:style-name="T75">w</text:span><text:span text:style-name="T61">r,x</text:span><text:span text:style-name="T80"> += </text:span><text:span text:style-name="T79">np.outer(</text:span><text:span text:style-name="T73">x</text:span><text:span text:style-name="T80">[t], </text:span><text:span text:style-name="T132">δ</text:span><text:span text:style-name="T133">r</text:span><text:span text:style-name="T132">'</text:span><text:span text:style-name="T79">);</text:span><text:span text:style-name="T80"><text:tab/></text:span><text:span text:style-name="T80"><text:tab/></text:span><text:span text:style-name="T134">Δ</text:span><text:span text:style-name="T75">b</text:span><text:span text:style-name="T61">r</text:span><text:span text:style-name="T80"> += </text:span><text:span text:style-name="T132">δ</text:span><text:span text:style-name="T133">r</text:span><text:span text:style-name="T132">'</text:span><text:span text:style-name="T132"><text:tab/></text:span><text:span text:style-name="T132"><text:tab/></text:span><text:span text:style-name="T130"># </text:span><text:span text:style-name="T130">隠れ層重み勾配</text:span></text:p>
            <text:p><text:span text:style-name="T132"><text:tab/></text:span><text:span text:style-name="T132"><text:tab/></text:span><text:span text:style-name="T82">if</text:span><text:span text:style-name="T79"> </text:span><text:span text:style-name="T80">t</text:span><text:span text:style-name="T79"> != 0:</text:span></text:p>
            <text:p><text:span text:style-name="T82"><text:tab/></text:span><text:span text:style-name="T82"><text:tab/></text:span><text:span text:style-name="T82"><text:tab/></text:span><text:span text:style-name="T134">Δ</text:span><text:span text:style-name="T75">w</text:span><text:span text:style-name="T61">r,h</text:span><text:span text:style-name="T80"> += </text:span><text:span text:style-name="T79">np.outer(</text:span><text:span text:style-name="T76">h</text:span><text:span text:style-name="T80">[t-1], </text:span><text:span text:style-name="T132">δ</text:span><text:span text:style-name="T133">r</text:span><text:span text:style-name="T132">'</text:span><text:span text:style-name="T79">);</text:span></text:p>
            <text:p><text:span text:style-name="T79"><text:tab/></text:span><text:span text:style-name="T82">return </text:span><text:span text:style-name="T134">Δ</text:span><text:span text:style-name="T75">w</text:span><text:span text:style-name="T61">r,x</text:span><text:span text:style-name="T80">, </text:span><text:span text:style-name="T134">Δ</text:span><text:span text:style-name="T75">w</text:span><text:span text:style-name="T61">r,h</text:span><text:span text:style-name="T80">, </text:span><text:span text:style-name="T134">Δ</text:span><text:span text:style-name="T75">b</text:span><text:span text:style-name="T61">r</text:span><text:span text:style-name="T80">, </text:span><text:span text:style-name="T134">Δ</text:span><text:span text:style-name="T75">w</text:span><text:span text:style-name="T61">o,h</text:span><text:span text:style-name="T80">, </text:span><text:span text:style-name="T134">Δ</text:span><text:span text:style-name="T75">b</text:span><text:span text:style-name="T61">o</text:span><text:span text:style-name="T131"><text:line-break/></text:span><text:span text:style-name="T131"><text:tab/></text:span><text:span text:style-name="T131"><text:tab/></text:span></text:p>
            <text:p><text:span text:style-name="T131"><text:tab/></text:span><text:span text:style-name="T131"><text:tab/></text:span></text:p>
          </draw:text-box>
        </draw:frame>
        <draw:custom-shape draw:style-name="gr89" draw:text-style-name="P4" draw:layer="layout" svg:width="26.73cm" svg:height="15.169cm" svg:x="0.4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_5f__5f__5f__5f__5f__5f__5f__5f__5f__5f__5f_" presentation:presentation-page-layout-name="AL2T1">
        <office:forms form:automatic-focus="false" form:apply-design-mode="false"/>
        <draw:frame presentation:style-name="pr43" draw:layer="layout" svg:width="25.199cm" svg:height="3.237cm" svg:x="1.27cm" svg:y="1.574cm" presentation:class="title" presentation:user-transformed="true">
          <draw:text-box>
            <text:p>重み更新</text:p>
          </draw:text-box>
        </draw:frame>
        <draw:frame draw:style-name="gr88" draw:text-style-name="P16" draw:layer="layout" svg:width="26.968cm" svg:height="9.971cm" svg:x="0.471cm" svg:y="5.282cm">
          <draw:text-box>
            <text:p><text:span text:style-name="T24">update_weights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126">Δ</text:span><text:span text:style-name="T60">w</text:span><text:span text:style-name="T61">r,x</text:span><text:span text:style-name="T64">, </text:span><text:span text:style-name="T126">Δ</text:span><text:span text:style-name="T60">w</text:span><text:span text:style-name="T61">r,h</text:span><text:span text:style-name="T62">, </text:span><text:span text:style-name="T127">Δ</text:span><text:span text:style-name="T60">b</text:span><text:span text:style-name="T61">r</text:span><text:span text:style-name="T64">, </text:span><text:span text:style-name="T127">Δ</text:span><text:span text:style-name="T60">w</text:span><text:span text:style-name="T61">o,h</text:span><text:span text:style-name="T64">, </text:span><text:span text:style-name="T127">Δ</text:span><text:span text:style-name="T60">b</text:span><text:span text:style-name="T61">o</text:span><text:span text:style-name="T74">, λ</text:span><text:span text:style-name="T59">)</text:span><text:span text:style-name="T66"><text:line-break/></text:span><text:span text:style-name="T66"><text:tab/></text:span><text:span text:style-name="T60">w</text:span><text:span text:style-name="T61">r,x</text:span><text:span text:style-name="T74"> += λ *</text:span><text:span text:style-name="T72"> </text:span><text:span text:style-name="T126">Δ</text:span><text:span text:style-name="T60">w</text:span><text:span text:style-name="T61">r,x</text:span></text:p>
            <text:p><text:span text:style-name="T136"><text:tab/></text:span><text:span text:style-name="T75">w</text:span><text:span text:style-name="T61">r,h</text:span><text:span text:style-name="T80"> += λ *</text:span><text:span text:style-name="T137"> </text:span><text:span text:style-name="T75">Δw</text:span><text:span text:style-name="T61">r,h</text:span></text:p>
            <text:p><text:span text:style-name="T136"><text:tab/></text:span><text:span text:style-name="T75">b</text:span><text:span text:style-name="T61">r</text:span><text:span text:style-name="T80"> += λ *</text:span><text:span text:style-name="T137"> </text:span><text:span text:style-name="T75">Δb</text:span><text:span text:style-name="T61">r</text:span></text:p>
            <text:p><text:span text:style-name="T136"><text:tab/></text:span><text:span text:style-name="T75">w</text:span><text:span text:style-name="T61">o,h</text:span><text:span text:style-name="T80"> += λ *</text:span><text:span text:style-name="T137"> </text:span><text:span text:style-name="T75">Δw</text:span><text:span text:style-name="T61">o,h</text:span></text:p>
            <text:p><text:span text:style-name="T136"><text:tab/></text:span><text:span text:style-name="T75">b</text:span><text:span text:style-name="T61">o</text:span><text:span text:style-name="T80"> += λ *</text:span><text:span text:style-name="T137"> </text:span><text:span text:style-name="T75">Δb</text:span><text:span text:style-name="T61">o</text:span></text:p>
          </draw:text-box>
        </draw:frame>
        <draw:custom-shape draw:style-name="gr90" draw:text-style-name="P4" draw:layer="Layout" svg:width="26.73cm" svg:height="7.549cm" svg:x="0.4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_5f__5f__5f__5f__5f__5f__5f__5f__5f__5f_" presentation:presentation-page-layout-name="AL2T1">
        <office:forms form:automatic-focus="false" form:apply-design-mode="false"/>
        <draw:frame presentation:style-name="pr41" draw:layer="layout" svg:width="25.199cm" svg:height="3.237cm" svg:x="1.271cm" svg:y="1.575cm" presentation:class="title" presentation:user-transformed="true">
          <draw:text-box>
            <text:p>学習の全体像</text:p>
          </draw:text-box>
        </draw:frame>
        <draw:frame presentation:style-name="pr45" draw:text-style-name="P16" draw:layer="layout" svg:width="25.199cm" svg:height="15.409cm" svg:x="1.473cm" svg:y="4.681cm" presentation:class="outline" presentation:user-transformed="true">
          <draw:text-box>
            <text:list text:style-name="L2">
              <text:list-header>
                <text:p><text:span text:style-name="T138"># </text:span><text:span text:style-name="T138">素性を作り、ネットワークをランダムな値で初期化</text:span><text:span text:style-name="T139"><text:line-break/></text:span><text:span text:style-name="T139">create</text:span><text:span text:style-name="T25"> map </text:span><text:span text:style-name="T140">x_ids</text:span><text:span text:style-name="T31">, </text:span><text:span text:style-name="T140">y_ids</text:span><text:span text:style-name="T31">, </text:span><text:span text:style-name="T28">array</text:span><text:span text:style-name="T31"> data</text:span><text:span text:style-name="T140"><text:line-break/></text:span><text:span text:style-name="T141">for each </text:span><text:span text:style-name="T142">labeled pair </text:span><text:span text:style-name="T143">x</text:span><text:span text:style-name="T144">, </text:span><text:span text:style-name="T145">y</text:span><text:span text:style-name="T142"> in the data</text:span><text:span text:style-name="T142"><text:line-break/></text:span><text:span text:style-name="T142"><text:tab/></text:span><text:span text:style-name="T146">add</text:span><text:span text:style-name="T147"> (</text:span><text:span text:style-name="T148">create_ids</text:span><text:span text:style-name="T147">(</text:span><text:span text:style-name="T149">x, </text:span><text:span text:style-name="T150">x_ids</text:span><text:span text:style-name="T147">), </text:span><text:span text:style-name="T148">create_ids</text:span><text:span text:style-name="T147">(</text:span><text:span text:style-name="T151">y, </text:span><text:span text:style-name="T150">y_ids</text:span><text:span text:style-name="T152">)</text:span><text:span text:style-name="T151"> </text:span><text:span text:style-name="T152">) to </text:span><text:span text:style-name="T153">data</text:span><text:span text:style-name="T142"><text:line-break/></text:span><text:span text:style-name="T141">initialize</text:span><text:span text:style-name="T142"> </text:span><text:span text:style-name="T154">net</text:span><text:span text:style-name="T142"> randomly</text:span><text:span text:style-name="T142"><text:line-break/></text:span><text:span text:style-name="T144"><text:line-break/></text:span><text:span text:style-name="T138"># </text:span><text:span text:style-name="T138">学習を行う</text:span><text:span text:style-name="T25"><text:line-break/></text:span><text:span text:style-name="T139">for</text:span><text:span text:style-name="T25"> </text:span><text:span text:style-name="T31">I</text:span><text:span text:style-name="T25"> iterations</text:span><text:span text:style-name="T25"><text:line-break/></text:span><text:span text:style-name="T25"><text:tab/></text:span><text:span text:style-name="T139">for each </text:span><text:span text:style-name="T155">labeled pair </text:span><text:span text:style-name="T156">x</text:span><text:span text:style-name="T36">, </text:span><text:span text:style-name="T26">y'</text:span><text:span text:style-name="T155"> in the </text:span><text:span text:style-name="T36">feat_lab</text:span><text:span text:style-name="T155"><text:line-break/></text:span><text:span text:style-name="T155"><text:tab/></text:span><text:span text:style-name="T155"><text:tab/></text:span><text:span text:style-name="T38">h</text:span><text:span text:style-name="T36">, </text:span><text:span text:style-name="T32">p</text:span><text:span text:style-name="T36">, </text:span><text:span text:style-name="T32">y </text:span><text:span text:style-name="T155">= </text:span><text:span text:style-name="T157">forward_rnn</text:span><text:span text:style-name="T155">(</text:span><text:span text:style-name="T154">net</text:span><text:span text:style-name="T155">, </text:span><text:span text:style-name="T38">φ</text:span><text:span text:style-name="T158">0</text:span><text:span text:style-name="T155">)</text:span><text:span text:style-name="T155"><text:line-break/></text:span><text:span text:style-name="T155"><text:tab/></text:span><text:span text:style-name="T155"><text:tab/></text:span><text:span text:style-name="T159">Δ</text:span><text:span text:style-name="T160">= </text:span><text:span text:style-name="T161">gradient_rnn</text:span><text:span text:style-name="T160">(</text:span><text:span text:style-name="T154">net</text:span><text:span text:style-name="T160">, </text:span><text:span text:style-name="T156">x</text:span><text:span text:style-name="T160">, </text:span><text:span text:style-name="T38">h</text:span><text:span text:style-name="T162">, </text:span><text:span text:style-name="T33">y'</text:span><text:span text:style-name="T160">)</text:span><text:span text:style-name="T160"><text:line-break/></text:span><text:span text:style-name="T160"><text:tab/></text:span><text:span text:style-name="T160"><text:tab/></text:span><text:span text:style-name="T161">update_weights</text:span><text:span text:style-name="T160">(</text:span><text:span text:style-name="T154">net</text:span><text:span text:style-name="T160">, </text:span><text:span text:style-name="T40">Δ</text:span><text:span text:style-name="T43">, λ</text:span><text:span text:style-name="T160">)</text:span><text:span text:style-name="T155"><text:line-break/></text:span><text:span text:style-name="T155"><text:line-break/></text:span><text:span text:style-name="T139">print</text:span><text:span text:style-name="T155"> </text:span><text:span text:style-name="T154">net</text:span><text:span text:style-name="T155"> </text:span><text:span text:style-name="T139">to</text:span><text:span text:style-name="T155"> weight_file</text:span><text:span text:style-name="T155"><text:line-break/></text:span><text:span text:style-name="T139">print</text:span><text:span text:style-name="T155"> </text:span><text:span text:style-name="T163">x_ids</text:span><text:span text:style-name="T36">, </text:span><text:span text:style-name="T163">y_ids</text:span><text:span text:style-name="T155"> </text:span><text:span text:style-name="T139">to</text:span><text:span text:style-name="T155"> id_file</text:span></text:p>
              </text:list-header>
            </text:list>
          </draw:text-box>
        </draw:frame>
        <draw:custom-shape draw:style-name="gr91" draw:text-style-name="P4" draw:layer="layout" svg:width="23.06cm" svg:height="15.74cm" svg:x="2.142cm" svg:y="4.2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問題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46" draw:layer="layout" svg:width="27.365cm" svg:height="12.902cm" svg:x="0.635cm" svg:y="4.46cm" presentation:class="outline" presentation:user-transformed="true">
          <draw:text-box>
            <text:list text:style-name="L2">
              <text:list-item>
                <text:p><text:span text:style-name="T164">系列ラベリングのための</text:span><text:span text:style-name="T164">RNN</text:span><text:span text:style-name="T164">を実装</text:span></text:p>
              </text:list-item>
              <text:list-item>
                <text:p><text:span text:style-name="T164">学習</text:span><text:span text:style-name="T164">train-rnn</text:span><text:span text:style-name="T164">とテスト</text:span><text:span text:style-name="T164">test-rnn</text:span></text:p>
              </text:list-item>
              <text:list-item>
                <text:p><text:span text:style-name="T165">テスト：</text:span><text:span text:style-name="T164">品詞推定のものを利用</text:span></text:p>
                <text:list>
                  <text:list-item>
                    <text:p><text:span text:style-name="T164">入力： </text:span><text:span text:style-name="T166">test/05-{train,test}-input.txt</text:span></text:p>
                  </text:list-item>
                  <text:list-item>
                    <text:p><text:span text:style-name="T164">正解： </text:span><text:span text:style-name="T166">test/05-{train,test}-answer.txt</text:span></text:p>
                  </text:list-item>
                </text:list>
              </text:list-item>
              <text:list-item>
                <text:p><text:span text:style-name="T167">data/wiki-en-train.norm_pos</text:span><text:span text:style-name="T168">を使ってモデルを</text:span><text:span text:style-name="T169">学習</text:span><text:span text:style-name="T168">し、</text:span><text:span text:style-name="T167">data/wiki-en-test.norm</text:span><text:span text:style-name="T167">に対して</text:span><text:span text:style-name="T170">品詞推定</text:span><text:span text:style-name="T167">を行う</text:span></text:p>
              </text:list-item>
              <text:list-item>
                <text:p><text:span text:style-name="T164">品詞推定の性能を</text:span><text:span text:style-name="T165">評価し、</text:span><text:span text:style-name="T165">HMM</text:span><text:span text:style-name="T165">と比較</text:span><text:span text:style-name="T164">：</text:span><text:span text:style-name="T164"><text:line-break/></text:span><text:span text:style-name="T171">script/gradepos.pl data/wiki-en-test.pos my_answer.p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Courier 10 Pitch" svg:font-family="'Courier 10 Pitch'" style:font-pitch="fixed"/>
    <style:font-face style:name="LMMonoCaps101" svg:font-family="LMMonoCaps10" style:font-pitch="fixed"/>
    <style:font-face style:name="LMMonoCaps10" svg:font-family="LMMonoCaps10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Hiragino Kaku Gothic Pro1" svg:font-family="'Hiragino Kaku Gothic Pr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-background" style:display-name="Kyodai%20Presentation___-background" style:family="presentation">
      <style:graphic-properties draw:stroke="none" draw:fill="none"/>
      <style:text-properties style:letter-kerning="true"/>
    </style:style>
    <style:style style:name="Kyodai_25_20Presentation_5f__5f__5f_-backgroundobjects" style:display-name="Kyodai%20Presentation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-notes" style:display-name="Kyodai%20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-outline1" style:display-name="Kyodai%20Presentation___-outline1" style:family="presentation">
      <style:graphic-properties draw:stroke="none" draw:fill="none">
        <text:list-style style:name="Kyodai_25_20Presentation_5f__5f__5f_-outline1" style:display-name="Kyodai%20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-outline2" style:display-name="Kyodai%20Presentation___-outline2" style:family="presentation" style:parent-style-name="Kyodai_25_20Presentation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-outline3" style:display-name="Kyodai%20Presentation___-outline3" style:family="presentation" style:parent-style-name="Kyodai_25_20Presentation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-outline4" style:display-name="Kyodai%20Presentation___-outline4" style:family="presentation" style:parent-style-name="Kyodai_25_20Presentation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-outline5" style:display-name="Kyodai%20Presentation___-outline5" style:family="presentation" style:parent-style-name="Kyodai_25_20Presentation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6" style:display-name="Kyodai%20Presentation___-outline6" style:family="presentation" style:parent-style-name="Kyodai_25_20Presentation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7" style:display-name="Kyodai%20Presentation___-outline7" style:family="presentation" style:parent-style-name="Kyodai_25_20Presentation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8" style:display-name="Kyodai%20Presentation___-outline8" style:family="presentation" style:parent-style-name="Kyodai_25_20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9" style:display-name="Kyodai%20Presentation___-outline9" style:family="presentation" style:parent-style-name="Kyodai_25_20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subtitle" style:display-name="Kyodai%20Presentation___-subtitle" style:family="presentation">
      <style:graphic-properties draw:stroke="none" draw:fill="none" draw:textarea-vertical-align="middle">
        <text:list-style style:name="Kyodai_25_20Presentation_5f__5f__5f_-subtitle" style:display-name="Kyodai%20Presentation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-title" style:display-name="Kyodai%20Presentation___-title" style:family="presentation">
      <style:graphic-properties draw:stroke="none" draw:fill="none" draw:textarea-vertical-align="middle">
        <text:list-style style:name="Kyodai_25_20Presentation_5f__5f__5f_-title" style:display-name="Kyodai%20Presentation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-background" style:display-name="Kyodai%20Presentation____-background" style:family="presentation">
      <style:graphic-properties draw:stroke="none" draw:fill="none"/>
      <style:text-properties style:letter-kerning="true"/>
    </style:style>
    <style:style style:name="Kyodai_25_20Presentation_5f__5f__5f__5f_-backgroundobjects" style:display-name="Kyodai%20Presentation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-notes" style:display-name="Kyodai%20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-outline1" style:display-name="Kyodai%20Presentation____-outline1" style:family="presentation">
      <style:graphic-properties draw:stroke="none" draw:fill="none">
        <text:list-style style:name="Kyodai_25_20Presentation_5f__5f__5f__5f_-outline1" style:display-name="Kyodai%20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-outline2" style:display-name="Kyodai%20Presentation____-outline2" style:family="presentation" style:parent-style-name="Kyodai_25_20Presentation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-outline3" style:display-name="Kyodai%20Presentation____-outline3" style:family="presentation" style:parent-style-name="Kyodai_25_20Presentation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-outline4" style:display-name="Kyodai%20Presentation____-outline4" style:family="presentation" style:parent-style-name="Kyodai_25_20Presentation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-outline5" style:display-name="Kyodai%20Presentation____-outline5" style:family="presentation" style:parent-style-name="Kyodai_25_20Presentation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6" style:display-name="Kyodai%20Presentation____-outline6" style:family="presentation" style:parent-style-name="Kyodai_25_20Presentation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7" style:display-name="Kyodai%20Presentation____-outline7" style:family="presentation" style:parent-style-name="Kyodai_25_20Presentation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8" style:display-name="Kyodai%20Presentation____-outline8" style:family="presentation" style:parent-style-name="Kyodai_25_20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9" style:display-name="Kyodai%20Presentation____-outline9" style:family="presentation" style:parent-style-name="Kyodai_25_20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subtitle" style:display-name="Kyodai%20Presentation____-subtitle" style:family="presentation">
      <style:graphic-properties draw:stroke="none" draw:fill="none" draw:textarea-vertical-align="middle">
        <text:list-style style:name="Kyodai_25_20Presentation_5f__5f__5f__5f_-subtitle" style:display-name="Kyodai%20Presentation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-title" style:display-name="Kyodai%20Presentation____-title" style:family="presentation">
      <style:graphic-properties draw:stroke="none" draw:fill="none" draw:textarea-vertical-align="middle">
        <text:list-style style:name="Kyodai_25_20Presentation_5f__5f__5f__5f_-title" style:display-name="Kyodai%20Presentation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-background" style:display-name="Kyodai%20Presentation_____-background" style:family="presentation">
      <style:graphic-properties draw:stroke="none" draw:fill="none"/>
      <style:text-properties style:letter-kerning="true"/>
    </style:style>
    <style:style style:name="Kyodai_25_20Presentation_5f__5f__5f__5f__5f_-backgroundobjects" style:display-name="Kyodai%20Presentation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-notes" style:display-name="Kyodai%20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-outline1" style:display-name="Kyodai%20Presentation_____-outline1" style:family="presentation">
      <style:graphic-properties draw:stroke="none" draw:fill="none">
        <text:list-style style:name="Kyodai_25_20Presentation_5f__5f__5f__5f__5f_-outline1" style:display-name="Kyodai%20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-outline2" style:display-name="Kyodai%20Presentation_____-outline2" style:family="presentation" style:parent-style-name="Kyodai_25_20Presentation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-outline3" style:display-name="Kyodai%20Presentation_____-outline3" style:family="presentation" style:parent-style-name="Kyodai_25_20Presentation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-outline4" style:display-name="Kyodai%20Presentation_____-outline4" style:family="presentation" style:parent-style-name="Kyodai_25_20Presentation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-outline5" style:display-name="Kyodai%20Presentation_____-outline5" style:family="presentation" style:parent-style-name="Kyodai_25_20Presentation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6" style:display-name="Kyodai%20Presentation_____-outline6" style:family="presentation" style:parent-style-name="Kyodai_25_20Presentation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7" style:display-name="Kyodai%20Presentation_____-outline7" style:family="presentation" style:parent-style-name="Kyodai_25_20Presentation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8" style:display-name="Kyodai%20Presentation_____-outline8" style:family="presentation" style:parent-style-name="Kyodai_25_20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9" style:display-name="Kyodai%20Presentation_____-outline9" style:family="presentation" style:parent-style-name="Kyodai_25_20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subtitle" style:display-name="Kyodai%20Presentation_____-subtitle" style:family="presentation">
      <style:graphic-properties draw:stroke="none" draw:fill="none" draw:textarea-vertical-align="middle">
        <text:list-style style:name="Kyodai_25_20Presentation_5f__5f__5f__5f__5f_-subtitle" style:display-name="Kyodai%20Presentation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-title" style:display-name="Kyodai%20Presentation_____-title" style:family="presentation">
      <style:graphic-properties draw:stroke="none" draw:fill="none" draw:textarea-vertical-align="middle">
        <text:list-style style:name="Kyodai_25_20Presentation_5f__5f__5f__5f__5f_-title" style:display-name="Kyodai%20Presentation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-background" style:display-name="Kyodai%20Presentation______-background" style:family="presentation">
      <style:graphic-properties draw:stroke="none" draw:fill="none"/>
      <style:text-properties style:letter-kerning="true"/>
    </style:style>
    <style:style style:name="Kyodai_25_20Presentation_5f__5f__5f__5f__5f__5f_-backgroundobjects" style:display-name="Kyodai%20Presentation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-notes" style:display-name="Kyodai%20Presentation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-outline1" style:display-name="Kyodai%20Presentation______-outline1" style:family="presentation">
      <style:graphic-properties draw:stroke="none" draw:fill="none">
        <text:list-style style:name="Kyodai_25_20Presentation_5f__5f__5f__5f__5f__5f_-outline1" style:display-name="Kyodai%20Pr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-outline2" style:display-name="Kyodai%20Presentation______-outline2" style:family="presentation" style:parent-style-name="Kyodai_25_20Presentation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-outline3" style:display-name="Kyodai%20Presentation______-outline3" style:family="presentation" style:parent-style-name="Kyodai_25_20Presentation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-outline4" style:display-name="Kyodai%20Presentation______-outline4" style:family="presentation" style:parent-style-name="Kyodai_25_20Presentation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-outline5" style:display-name="Kyodai%20Presentation______-outline5" style:family="presentation" style:parent-style-name="Kyodai_25_20Presentation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6" style:display-name="Kyodai%20Presentation______-outline6" style:family="presentation" style:parent-style-name="Kyodai_25_20Presentation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7" style:display-name="Kyodai%20Presentation______-outline7" style:family="presentation" style:parent-style-name="Kyodai_25_20Presentation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8" style:display-name="Kyodai%20Presentation______-outline8" style:family="presentation" style:parent-style-name="Kyodai_25_20Pr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9" style:display-name="Kyodai%20Presentation______-outline9" style:family="presentation" style:parent-style-name="Kyodai_25_20Pr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subtitle" style:display-name="Kyodai%20Presentation______-subtitle" style:family="presentation">
      <style:graphic-properties draw:stroke="none" draw:fill="none" draw:textarea-vertical-align="middle">
        <text:list-style style:name="Kyodai_25_20Presentation_5f__5f__5f__5f__5f__5f_-subtitle" style:display-name="Kyodai%20Presentation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-title" style:display-name="Kyodai%20Presentation______-title" style:family="presentation">
      <style:graphic-properties draw:stroke="none" draw:fill="none" draw:textarea-vertical-align="middle">
        <text:list-style style:name="Kyodai_25_20Presentation_5f__5f__5f__5f__5f__5f_-title" style:display-name="Kyodai%20Presentation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-background" style:display-name="Kyodai%20Presentation_______-background" style:family="presentation">
      <style:graphic-properties draw:stroke="none" draw:fill="none"/>
      <style:text-properties style:letter-kerning="true"/>
    </style:style>
    <style:style style:name="Kyodai_25_20Presentation_5f__5f__5f__5f__5f__5f__5f_-backgroundobjects" style:display-name="Kyodai%20Presentation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-notes" style:display-name="Kyodai%20Presentation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-outline1" style:display-name="Kyodai%20Presentation_______-outline1" style:family="presentation">
      <style:graphic-properties draw:stroke="none" draw:fill="none">
        <text:list-style style:name="Kyodai_25_20Presentation_5f__5f__5f__5f__5f__5f__5f_-outline1" style:display-name="Kyodai%20Presentation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-outline2" style:display-name="Kyodai%20Presentation_______-outline2" style:family="presentation" style:parent-style-name="Kyodai_25_20Presentation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-outline3" style:display-name="Kyodai%20Presentation_______-outline3" style:family="presentation" style:parent-style-name="Kyodai_25_20Presentation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-outline4" style:display-name="Kyodai%20Presentation_______-outline4" style:family="presentation" style:parent-style-name="Kyodai_25_20Presentation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-outline5" style:display-name="Kyodai%20Presentation_______-outline5" style:family="presentation" style:parent-style-name="Kyodai_25_20Presentation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6" style:display-name="Kyodai%20Presentation_______-outline6" style:family="presentation" style:parent-style-name="Kyodai_25_20Presentation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7" style:display-name="Kyodai%20Presentation_______-outline7" style:family="presentation" style:parent-style-name="Kyodai_25_20Presentation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8" style:display-name="Kyodai%20Presentation_______-outline8" style:family="presentation" style:parent-style-name="Kyodai_25_20Presentation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9" style:display-name="Kyodai%20Presentation_______-outline9" style:family="presentation" style:parent-style-name="Kyodai_25_20Presentation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subtitle" style:display-name="Kyodai%20Presentation_______-subtitle" style:family="presentation">
      <style:graphic-properties draw:stroke="none" draw:fill="none" draw:textarea-vertical-align="middle">
        <text:list-style style:name="Kyodai_25_20Presentation_5f__5f__5f__5f__5f__5f__5f_-subtitle" style:display-name="Kyodai%20Presentation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-title" style:display-name="Kyodai%20Presentation_______-title" style:family="presentation">
      <style:graphic-properties draw:stroke="none" draw:fill="none" draw:textarea-vertical-align="middle">
        <text:list-style style:name="Kyodai_25_20Presentation_5f__5f__5f__5f__5f__5f__5f_-title" style:display-name="Kyodai%20Presentation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-background" style:display-name="Kyodai%20Presentation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-backgroundobjects" style:display-name="Kyodai%20Presentation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-notes" style:display-name="Kyodai%20Presentation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-outline1" style:display-name="Kyodai%20Presentation________-outline1" style:family="presentation">
      <style:graphic-properties draw:stroke="none" draw:fill="none">
        <text:list-style style:name="Kyodai_25_20Presentation_5f__5f__5f__5f__5f__5f__5f__5f_-outline1" style:display-name="Kyodai%20Presentation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-outline2" style:display-name="Kyodai%20Presentation________-outline2" style:family="presentation" style:parent-style-name="Kyodai_25_20Presentation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-outline3" style:display-name="Kyodai%20Presentation________-outline3" style:family="presentation" style:parent-style-name="Kyodai_25_20Presentation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-outline4" style:display-name="Kyodai%20Presentation________-outline4" style:family="presentation" style:parent-style-name="Kyodai_25_20Presentation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-outline5" style:display-name="Kyodai%20Presentation________-outline5" style:family="presentation" style:parent-style-name="Kyodai_25_20Presentation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6" style:display-name="Kyodai%20Presentation________-outline6" style:family="presentation" style:parent-style-name="Kyodai_25_20Presentation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7" style:display-name="Kyodai%20Presentation________-outline7" style:family="presentation" style:parent-style-name="Kyodai_25_20Presentation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8" style:display-name="Kyodai%20Presentation________-outline8" style:family="presentation" style:parent-style-name="Kyodai_25_20Presentation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9" style:display-name="Kyodai%20Presentation________-outline9" style:family="presentation" style:parent-style-name="Kyodai_25_20Presentation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subtitle" style:display-name="Kyodai%20Presentation________-subtitle" style:family="presentation">
      <style:graphic-properties draw:stroke="none" draw:fill="none" draw:textarea-vertical-align="middle">
        <text:list-style style:name="Kyodai_25_20Presentation_5f__5f__5f__5f__5f__5f__5f__5f_-subtitle" style:display-name="Kyodai%20Presentation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-title" style:display-name="Kyodai%20Presentation________-title" style:family="presentation">
      <style:graphic-properties draw:stroke="none" draw:fill="none" draw:textarea-vertical-align="middle">
        <text:list-style style:name="Kyodai_25_20Presentation_5f__5f__5f__5f__5f__5f__5f__5f_-title" style:display-name="Kyodai%20Presentation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-background" style:display-name="Kyodai%20Presentation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-backgroundobjects" style:display-name="Kyodai%20Presentation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-notes" style:display-name="Kyodai%20Presentation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-outline1" style:display-name="Kyodai%20Presentation_________-outline1" style:family="presentation">
      <style:graphic-properties draw:stroke="none" draw:fill="none">
        <text:list-style style:name="Kyodai_25_20Presentation_5f__5f__5f__5f__5f__5f__5f__5f__5f_-outline1" style:display-name="Kyodai%20Presentation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-outline2" style:display-name="Kyodai%20Presentation_________-outline2" style:family="presentation" style:parent-style-name="Kyodai_25_20Presentation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-outline3" style:display-name="Kyodai%20Presentation_________-outline3" style:family="presentation" style:parent-style-name="Kyodai_25_20Presentation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-outline4" style:display-name="Kyodai%20Presentation_________-outline4" style:family="presentation" style:parent-style-name="Kyodai_25_20Presentation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-outline5" style:display-name="Kyodai%20Presentation_________-outline5" style:family="presentation" style:parent-style-name="Kyodai_25_20Presentation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6" style:display-name="Kyodai%20Presentation_________-outline6" style:family="presentation" style:parent-style-name="Kyodai_25_20Presentation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7" style:display-name="Kyodai%20Presentation_________-outline7" style:family="presentation" style:parent-style-name="Kyodai_25_20Presentation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8" style:display-name="Kyodai%20Presentation_________-outline8" style:family="presentation" style:parent-style-name="Kyodai_25_20Presentation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9" style:display-name="Kyodai%20Presentation_________-outline9" style:family="presentation" style:parent-style-name="Kyodai_25_20Presentation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subtitle" style:display-name="Kyodai%20Presentation_________-subtitle" style:family="presentation">
      <style:graphic-properties draw:stroke="none" draw:fill="none" draw:textarea-vertical-align="middle">
        <text:list-style style:name="Kyodai_25_20Presentation_5f__5f__5f__5f__5f__5f__5f__5f__5f_-subtitle" style:display-name="Kyodai%20Presentation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-title" style:display-name="Kyodai%20Presentation_________-title" style:family="presentation">
      <style:graphic-properties draw:stroke="none" draw:fill="none" draw:textarea-vertical-align="middle">
        <text:list-style style:name="Kyodai_25_20Presentation_5f__5f__5f__5f__5f__5f__5f__5f__5f_-title" style:display-name="Kyodai%20Presentation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_5f_-background" style:display-name="Kyodai%20Presentation_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_5f_-backgroundobjects" style:display-name="Kyodai%20Presentation_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_5f_-notes" style:display-name="Kyodai%20Presentation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_5f_-outline1" style:display-name="Kyodai%20Presentation__________-outline1" style:family="presentation">
      <style:graphic-properties draw:stroke="none" draw:fill="none">
        <text:list-style style:name="Kyodai_25_20Presentation_5f__5f__5f__5f__5f__5f__5f__5f__5f__5f_-outline1" style:display-name="Kyodai%20Presentation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_5f_-outline2" style:display-name="Kyodai%20Presentation__________-outline2" style:family="presentation" style:parent-style-name="Kyodai_25_20Presentation_5f_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_5f_-outline3" style:display-name="Kyodai%20Presentation__________-outline3" style:family="presentation" style:parent-style-name="Kyodai_25_20Presentation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_5f_-outline4" style:display-name="Kyodai%20Presentation__________-outline4" style:family="presentation" style:parent-style-name="Kyodai_25_20Presentation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_5f_-outline5" style:display-name="Kyodai%20Presentation__________-outline5" style:family="presentation" style:parent-style-name="Kyodai_25_20Presentation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6" style:display-name="Kyodai%20Presentation__________-outline6" style:family="presentation" style:parent-style-name="Kyodai_25_20Presentation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7" style:display-name="Kyodai%20Presentation__________-outline7" style:family="presentation" style:parent-style-name="Kyodai_25_20Presentation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8" style:display-name="Kyodai%20Presentation__________-outline8" style:family="presentation" style:parent-style-name="Kyodai_25_20Presentation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9" style:display-name="Kyodai%20Presentation__________-outline9" style:family="presentation" style:parent-style-name="Kyodai_25_20Presentation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subtitle" style:display-name="Kyodai%20Presentation__________-subtitle" style:family="presentation">
      <style:graphic-properties draw:stroke="none" draw:fill="none" draw:textarea-vertical-align="middle">
        <text:list-style style:name="Kyodai_25_20Presentation_5f__5f__5f__5f__5f__5f__5f__5f__5f__5f_-subtitle" style:display-name="Kyodai%20Presentation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_5f_-title" style:display-name="Kyodai%20Presentation__________-title" style:family="presentation">
      <style:graphic-properties draw:stroke="none" draw:fill="none" draw:textarea-vertical-align="middle">
        <text:list-style style:name="Kyodai_25_20Presentation_5f__5f__5f__5f__5f__5f__5f__5f__5f__5f_-title" style:display-name="Kyodai%20Presentation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_5f__5f_-background" style:display-name="Kyodai%20Presentation__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_5f__5f_-backgroundobjects" style:display-name="Kyodai%20Presentation__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_5f__5f_-notes" style:display-name="Kyodai%20Presentation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_5f__5f_-outline1" style:display-name="Kyodai%20Presentation___________-outline1" style:family="presentation">
      <style:graphic-properties draw:stroke="none" draw:fill="none">
        <text:list-style style:name="Kyodai_25_20Presentation_5f__5f__5f__5f__5f__5f__5f__5f__5f__5f__5f_-outline1" style:display-name="Kyodai%20Presentation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_5f__5f_-outline2" style:display-name="Kyodai%20Presentation___________-outline2" style:family="presentation" style:parent-style-name="Kyodai_25_20Presentation_5f__5f_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_5f__5f_-outline3" style:display-name="Kyodai%20Presentation___________-outline3" style:family="presentation" style:parent-style-name="Kyodai_25_20Presentation_5f_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_5f__5f_-outline4" style:display-name="Kyodai%20Presentation___________-outline4" style:family="presentation" style:parent-style-name="Kyodai_25_20Presentation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_5f__5f_-outline5" style:display-name="Kyodai%20Presentation___________-outline5" style:family="presentation" style:parent-style-name="Kyodai_25_20Presentation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6" style:display-name="Kyodai%20Presentation___________-outline6" style:family="presentation" style:parent-style-name="Kyodai_25_20Presentation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7" style:display-name="Kyodai%20Presentation___________-outline7" style:family="presentation" style:parent-style-name="Kyodai_25_20Presentation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8" style:display-name="Kyodai%20Presentation___________-outline8" style:family="presentation" style:parent-style-name="Kyodai_25_20Presentation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9" style:display-name="Kyodai%20Presentation___________-outline9" style:family="presentation" style:parent-style-name="Kyodai_25_20Presentation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subtitle" style:display-name="Kyodai%20Presentation___________-subtitle" style:family="presentation">
      <style:graphic-properties draw:stroke="none" draw:fill="none" draw:textarea-vertical-align="middle">
        <text:list-style style:name="Kyodai_25_20Presentation_5f__5f__5f__5f__5f__5f__5f__5f__5f__5f__5f_-subtitle" style:display-name="Kyodai%20Presentation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_5f__5f_-title" style:display-name="Kyodai%20Presentation___________-title" style:family="presentation">
      <style:graphic-properties draw:stroke="none" draw:fill="none" draw:textarea-vertical-align="middle">
        <text:list-style style:name="Kyodai_25_20Presentation_5f__5f__5f__5f__5f__5f__5f__5f__5f__5f__5f_-title" style:display-name="Kyodai%20Presentation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9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Kyodai_25_20Presentation_5f__5f_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yodai_25_20Presentation_5f__5f_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Kyodai_25_20Presentation_5f__5f__5f_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Kyodai_25_20Presentation_5f__5f__5f__5f_-backgroundobjects">
      <style:graphic-properties draw:stroke="none" draw:fill="none" draw:fill-color="#ffffff" draw:auto-grow-height="false" fo:min-height="1.449cm"/>
    </style:style>
    <style:style style:name="Mpr14" style:family="presentation" style:parent-style-name="Kyodai_25_20Presentation_5f__5f__5f_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Kyodai_25_20Presentation_5f__5f__5f__5f_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Kyodai_25_20Presentation_5f__5f__5f__5f__5f_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yodai_25_20Presentation_5f__5f__5f__5f_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Kyodai_25_20Presentation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Kyodai_25_20Presentation_5f__5f__5f__5f__5f_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Kyodai_25_20Presentation_5f__5f__5f__5f__5f__5f_-backgroundobjects">
      <style:graphic-properties draw:stroke="none" draw:fill="none" draw:fill-color="#ffffff" draw:auto-grow-height="false" fo:min-height="1.397cm"/>
    </style:style>
    <style:style style:name="Mpr21" style:family="presentation" style:parent-style-name="Kyodai_25_20Presentation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Kyodai_25_20Presentation_5f__5f__5f__5f__5f__5f_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Kyodai_25_20Presentation_5f__5f__5f__5f__5f__5f_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Kyodai_25_20Presentation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Kyodai_25_20Presentation_5f__5f__5f__5f__5f__5f__5f__5f_-backgroundobjects">
      <style:graphic-properties draw:stroke="none" draw:fill="none" draw:fill-color="#ffffff" draw:auto-grow-height="false" fo:min-height="1.449cm"/>
    </style:style>
    <style:style style:name="Mpr26" style:family="presentation" style:parent-style-name="Kyodai_25_20Presentation_5f__5f__5f__5f__5f__5f__5f__5f_-backgroundobjects">
      <style:graphic-properties draw:stroke="none" draw:fill="none" draw:fill-color="#ffffff" draw:auto-grow-height="false" fo:min-height="1.397cm"/>
    </style:style>
    <style:style style:name="Mpr27" style:family="presentation" style:parent-style-name="Kyodai_25_20Presentation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Kyodai_25_20Presentation_5f__5f__5f__5f__5f__5f__5f__5f_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Kyodai_25_20Presentation_5f__5f__5f__5f__5f__5f__5f__5f_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Kyodai_25_20Presentation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Kyodai_25_20Presentation_5f__5f__5f__5f__5f__5f__5f_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Kyodai_25_20Presentation_5f__5f__5f__5f__5f__5f__5f__5f__5f__5f_-backgroundobjects">
      <style:graphic-properties draw:stroke="none" draw:fill="none" draw:fill-color="#ffffff" draw:auto-grow-height="false" fo:min-height="1.397cm"/>
    </style:style>
    <style:style style:name="Mpr33" style:family="presentation" style:parent-style-name="Kyodai_25_20Presentation_5f_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Kyodai_25_20Presentation_5f__5f__5f__5f__5f__5f__5f__5f__5f__5f__5f_-backgroundobjects">
      <style:graphic-properties draw:stroke="none" draw:fill="none" draw:fill-color="#ffffff" draw:auto-grow-height="false" fo:min-height="1.449cm"/>
    </style:style>
    <style:style style:name="Mpr35" style:family="presentation" style:parent-style-name="Kyodai_25_20Presentation_5f__5f__5f__5f__5f__5f__5f__5f__5f__5f__5f_-backgroundobjects">
      <style:graphic-properties draw:stroke="none" draw:fill="none" draw:fill-color="#ffffff" draw:auto-grow-height="false" fo:min-height="1.397cm"/>
    </style:style>
    <style:style style:name="Mpr36" style:family="presentation" style:parent-style-name="Kyodai_25_20Presentation_5f__5f_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5" style:family="paragraph">
      <style:paragraph-properties fo:text-align="center"/>
    </style:style>
    <style:style style:name="MP6" style:family="paragraph"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style:font-name="TakaoExGothic" fo:font-size="20pt" style:text-underline-style="none" style:font-name-asian="TakaoGothic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" style:display-name="Kyodai%20Presentation___" style:page-layout-name="PM1" draw:style-name="Mdp1">
      <draw:frame presentation:style-name="Kyodai_25_20Presentation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-title" draw:layer="backgroundobjects" svg:width="13.968cm" svg:height="10.476cm" svg:x="3.81cm" svg:y="2.123cm" presentation:class="page"/>
        <draw:frame presentation:style-name="Kyodai_25_20Presentation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" style:display-name="Kyodai%20Presentation____" style:page-layout-name="PM1" draw:style-name="Mdp1">
      <draw:frame presentation:style-name="Kyodai_25_20Presentation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-title" draw:layer="backgroundobjects" svg:width="13.968cm" svg:height="10.476cm" svg:x="3.81cm" svg:y="2.123cm" presentation:class="page"/>
        <draw:frame presentation:style-name="Kyodai_25_20Presentation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" style:display-name="Kyodai%20Presentation_____" style:page-layout-name="PM1" draw:style-name="Mdp1">
      <draw:frame presentation:style-name="Kyodai_25_20Presentation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-title" draw:layer="backgroundobjects" svg:width="13.968cm" svg:height="10.476cm" svg:x="3.81cm" svg:y="2.123cm" presentation:class="page"/>
        <draw:frame presentation:style-name="Kyodai_25_20Presentation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" style:display-name="Kyodai%20Presentation______" style:page-layout-name="PM1" draw:style-name="Mdp1">
      <draw:frame presentation:style-name="Kyodai_25_20Presentation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-title" draw:layer="backgroundobjects" svg:width="13.968cm" svg:height="10.476cm" svg:x="3.81cm" svg:y="2.123cm" presentation:class="page"/>
        <draw:frame presentation:style-name="Kyodai_25_20Presentation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" style:display-name="Kyodai%20Presentation_______" style:page-layout-name="PM1" draw:style-name="Mdp1">
      <office:forms form:automatic-focus="false" form:apply-design-mode="false"/>
      <draw:frame presentation:style-name="Kyodai_25_20Presentation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_5f__5f__5f__5f__5f__5f_-title" draw:layer="backgroundobjects" svg:width="13.968cm" svg:height="10.476cm" svg:x="3.81cm" svg:y="2.123cm" presentation:class="page"/>
        <draw:frame presentation:style-name="Kyodai_25_20Presentation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" style:display-name="Kyodai%20Presentation________" style:page-layout-name="PM1" draw:style-name="Mdp1">
      <draw:frame presentation:style-name="Kyodai_25_20Presentation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-title" draw:layer="backgroundobjects" svg:width="13.968cm" svg:height="10.476cm" svg:x="3.81cm" svg:y="2.123cm" presentation:class="page"/>
        <draw:frame presentation:style-name="Kyodai_25_20Presentation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" style:display-name="Kyodai%20Presentation_________" style:page-layout-name="PM1" draw:style-name="Mdp1">
      <draw:frame presentation:style-name="Kyodai_25_20Presentation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_5f_" style:display-name="Kyodai%20Presentation__________" style:page-layout-name="PM1" draw:style-name="Mdp1">
      <office:forms form:automatic-focus="false" form:apply-design-mode="false"/>
      <draw:frame presentation:style-name="Kyodai_25_20Presentation_5f_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3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_5f__5f_" style:display-name="Kyodai%20Presentation___________" style:page-layout-name="PM1" draw:style-name="Mdp1">
      <office:forms form:automatic-focus="false" form:apply-design-mode="false"/>
      <draw:frame presentation:style-name="Kyodai_25_20Presentation_5f__5f_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3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 text:style-name="MP6"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_5f_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10DT13M</meta:editing-duration>
    <meta:editing-cycles>822</meta:editing-cycles>
    <dc:date>2015-07-14T11:52:47.862477000</dc:date>
    <meta:generator>LibreOffice/4.3.7.2$MacOSX_X86_64 LibreOffice_project/8a35821d8636a03b8bf4e15b48f59794652c68ba</meta:generator>
    <meta:document-statistic meta:object-count="809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 display="block">
  <semantics>
    <mrow>
      <mrow>
        <mstyle mathvariant="bold">
          <mstyle color="fuchsia">
            <msub>
              <mi>h</mi>
              <mi>t</mi>
            </msub>
          </mstyle>
        </mstyle>
        <mo stretchy="false">=</mo>
        <mi>tanh</mi>
      </mrow>
      <mrow>
        <mo fence="true" stretchy="false">(</mo>
        <mrow>
          <mrow>
            <mrow>
              <mstyle mathvariant="bold">
                <mstyle color="green">
                  <msub>
                    <mi>w</mi>
                    <mrow>
                      <mi>r</mi>
                      <mi>,</mi>
                      <mi>h</mi>
                    </mrow>
                  </msub>
                </mstyle>
              </mstyle>
              <mo stretchy="false">⋅</mo>
              <mstyle mathvariant="bold">
                <mstyle color="fuchsia">
                  <msub>
                    <mi>h</mi>
                    <mrow>
                      <mi>t</mi>
                      <mo stretchy="false">−</mo>
                      <mn>1</mn>
                    </mrow>
                  </msub>
                </mstyle>
              </mstyle>
            </mrow>
            <mo stretchy="false">+</mo>
            <mrow>
              <mstyle mathvariant="bold">
                <mstyle color="green">
                  <msub>
                    <mi>w</mi>
                    <mrow>
                      <mi>r</mi>
                      <mi>,</mi>
                      <mi>x</mi>
                    </mrow>
                  </msub>
                </mstyle>
              </mstyle>
              <mo stretchy="false">⋅</mo>
              <mstyle mathvariant="bold">
                <mstyle color="blue">
                  <msub>
                    <mi>x</mi>
                    <mi>t</mi>
                  </msub>
                </mstyle>
              </mstyle>
            </mrow>
            <mo stretchy="false">+</mo>
            <mstyle mathvariant="bold">
              <mstyle color="green">
                <msub>
                  <mi>b</mi>
                  <mi>r</mi>
                </msub>
              </mstyle>
            </mstyle>
          </mrow>
        </mrow>
        <mo fence="true" stretchy="false">)</mo>
      </mrow>
    </mrow>
    <annotation encoding="StarMath 5.0">bold color magenta {h_{t}} =
tanh(
{bold color green { w_{r,h} }} cdot { bold color magenta {h_{t-1}} } +
{bold color green { w_{r,x} }} cdot { bold color blue {x_{t}} } +
{bold color green { b_{r} }}
)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color="red">
                <mi>y</mi>
              </mstyle>
              <mo stretchy="false">∣</mo>
              <mstyle color="blue">
                <mi>x</mi>
              </mstyle>
            </mrow>
          </mrow>
          <mo fence="true" stretchy="false">)</mo>
        </mrow>
        <mo stretchy="false">=</mo>
        <mfrac>
          <msup>
            <mi>e</mi>
            <mrow>
              <mrow>
                <mstyle color="green">
                  <mstyle mathvariant="bold">
                    <mi>w</mi>
                  </mstyle>
                </mstyle>
                <mo stretchy="false">⋅</mo>
                <mstyle color="fuchsia">
                  <mstyle mathvariant="bold">
                    <mi mathvariant="normal">ϕ</mi>
                  </mstyle>
                </mstyle>
              </mrow>
              <mrow>
                <mo fence="true" stretchy="false">(</mo>
                <mrow>
                  <mrow>
                    <mstyle color="blue">
                      <mi>x</mi>
                    </mstyle>
                    <mi>,</mi>
                    <mstyle color="red">
                      <mi>y</mi>
                    </mstyle>
                  </mrow>
                </mrow>
                <mo fence="true" stretchy="false">)</mo>
              </mrow>
            </mrow>
          </msup>
          <mrow>
            <msub>
              <mo stretchy="false">∑</mo>
              <mstyle color="red">
                <mover accent="true">
                  <mi>y</mi>
                  <mo stretchy="false">~</mo>
                </mover>
              </mstyle>
            </msub>
            <msup>
              <mi>e</mi>
              <mrow>
                <mrow>
                  <mstyle color="green">
                    <mstyle mathvariant="bold">
                      <mi>w</mi>
                    </mstyle>
                  </mstyle>
                  <mo stretchy="false">⋅</mo>
                  <mstyle color="fuchsia">
                    <mstyle mathvariant="bold">
                      <mi mathvariant="normal">ϕ</mi>
                    </mstyle>
                  </mstyle>
                </mrow>
                <mrow>
                  <mo fence="true" stretchy="false">(</mo>
                  <mrow>
                    <mrow>
                      <mstyle color="blue">
                        <mi>x</mi>
                      </mstyle>
                      <mi>,</mi>
                      <mstyle color="red">
                        <mover accent="true">
                          <mi>y</mi>
                          <mo stretchy="false">~</mo>
                        </mover>
                      </mstyle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P( color red y divides color blue x) = {e^{color green bold w cdot color magenta bold %phi(color blue x, color red y)}} over {sum_{color red tilde y} e^{color green bold w cdot color magenta bold %phi(color blue x, color red tilde y)}}</annotation>
  </semantics>
</math>
</file>

<file path=Object 11/content.xml><?xml version="1.0" encoding="utf-8"?>
<math xmlns="http://www.w3.org/1998/Math/MathML" display="block">
  <semantics>
    <mrow>
      <mrow>
        <mo stretchy="false">−</mo>
        <mi>d</mi>
      </mrow>
      <mrow>
        <mtext>err</mtext>
        <mo stretchy="false">/</mo>
        <mi>d</mi>
      </mrow>
      <mrow>
        <mstyle mathvariant="bold">
          <mstyle color="fuchsia">
            <msub>
              <mi mathvariant="normal">ϕ</mi>
              <mi mathvariant="italic">out</mi>
            </msub>
          </mstyle>
        </mstyle>
        <mo stretchy="false">=</mo>
        <mrow>
          <mstyle mathvariant="bold">
            <mstyle color="red">
              <mrow>
                <mi>p</mi>
                <mi>'</mi>
              </mrow>
            </mstyle>
          </mstyle>
          <mo stretchy="false">−</mo>
          <mstyle mathvariant="bold">
            <mstyle color="red">
              <mi>p</mi>
            </mstyle>
          </mstyle>
        </mrow>
      </mrow>
    </mrow>
    <annotation encoding="StarMath 5.0">-d"err"/d{bold color magenta %phi_{out}} = 
bold color red {p'} - bold color red p</annotation>
  </semantics>
</math>
</file>

<file path=Object 12/content.xml><?xml version="1.0" encoding="utf-8"?>
<math xmlns="http://www.w3.org/1998/Math/MathML" display="block">
  <semantics>
    <mrow>
      <mstyle mathvariant="bold">
        <mstyle color="red">
          <mrow>
            <mi>p</mi>
            <mi>'</mi>
          </mrow>
        </mstyle>
      </mstyle>
      <mo stretchy="false">=</mo>
      <mrow>
        <mo fence="true" stretchy="false">{</mo>
        <mrow>
          <mrow>
            <mn>0,</mn>
            <mn>0,</mn>
            <mo stretchy="false">…</mo>
            <mi>,</mi>
            <mn>1,</mn>
            <mo stretchy="false">…</mo>
            <mi>,</mi>
            <mn>0</mn>
          </mrow>
        </mrow>
        <mo fence="true" stretchy="false">}</mo>
      </mrow>
    </mrow>
    <annotation encoding="StarMath 5.0">bold color red {p'} = lbrace 0, 0, dotslow, 1, dotslow, 0 rbrace</annotation>
  </semantics>
</math>
</file>

<file path=Object 16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17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0.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79cm" svg:height="7.721cm" xlink:href="." xlink:type="simple" chart:class="chart:scatter" chart:style-name="ch1">
        <chart:plot-area chart:style-name="ch2" chart:data-source-has-labels="both" svg:x="1.852cm" svg:y="0.154cm" svg:width="8.124cm" svg:height="5.794cm">
          <chartooo:coordinate-region svg:x="2.358cm" svg:y="0.542cm" svg:width="7.219cm" svg:height="4.382cm"/>
          <chart:axis chart:dimension="x" chart:name="primary-x" chart:style-name="ch3" chartooo:axis-type="auto">
            <chart:title svg:x="4.507cm" svg:y="6.102cm" chart:style-name="ch4">
              <text:p>w*phi(x)</text:p>
            </chart:title>
            <chart:categories table:cell-range-address="local-table.$A$2:.$A$202"/>
          </chart:axis>
          <chart:axis chart:dimension="y" chart:name="primary-y" chart:style-name="ch5">
            <chart:title svg:x="0.451cm" svg:y="5.817cm" chart:style-name="ch6">
              <text:p>dp(y|x)/dw*phi(x)</text:p>
            </chart:title>
            <chart:grid chart:style-name="ch7" chart:class="major"/>
          </chart:axis>
          <chart:series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.0000453958077359517">
                <text:p>0.00004539580773595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501696474376551">
                <text:p>0.000050169647437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55445450183901">
                <text:p>0.000055445450183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612759844101149">
                <text:p>0.000061275984410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677195630593284">
                <text:p>0.0000677195630593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748406255528385">
                <text:p>0.0000748406255528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8271038071271">
                <text:p>0.00008271038071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914075169901691">
                <text:p>0.0000914075169901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101018987009751">
                <text:p>0.00010101898700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111640874161089">
                <text:p>0.000111640874161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123379349764848">
                <text:p>0.000123379349764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136351730213389">
                <text:p>0.000136351730213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15068764444773">
                <text:p>0.00015068764444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166530323188393">
                <text:p>0.00016653032318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184038022497226">
                <text:p>0.000184038022497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203385595519805">
                <text:p>0.00020338559551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224766227653116">
                <text:p>0.00022476622765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248393351911641">
                <text:p>0.00024839335191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274502762937523">
                <text:p>0.000274502762937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303354949928884">
                <text:p>0.000303354949928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335237670756472">
                <text:p>0.000335237670756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370468791714924">
                <text:p>0.00037046879171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409399419723412">
                <text:p>0.000409399419723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45241735636356">
                <text:p>0.00045241735636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499950905932036">
                <text:p>0.000499950905932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473072702155">
                <text:p>0.000552473072702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506185842613">
                <text:p>0.000610506185842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4626993939633">
                <text:p>0.000674626993939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5472274815774">
                <text:p>0.000745472274815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3745010334744">
                <text:p>0.000823745010334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0221180121817">
                <text:p>0.00091022118012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575723260145">
                <text:p>0.00100575723260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12982964359">
                <text:p>0.0011112982964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788720030741">
                <text:p>0.0012278872003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667437397323">
                <text:p>0.00135667437397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49892870856903">
                <text:p>0.00149892870856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604945915081">
                <text:p>0.00165604945915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2957927732587">
                <text:p>0.00182957927732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121846637155">
                <text:p>0.00202121846637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284055527212">
                <text:p>0.00223284055527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6650929136001">
                <text:p>0.00246650929136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2449715340039">
                <text:p>0.00272449715340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300930548759911">
                <text:p>0.00300930548759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332368636763572">
                <text:p>0.00332368636763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367066627579934">
                <text:p>0.00367066627579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40535716948697">
                <text:p>0.0040535716948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447605668860331">
                <text:p>0.00447605668860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494213253142587">
                <text:p>0.00494213253142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54561994238362">
                <text:p>0.0054561994238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602308029746661">
                <text:p>0.006023080297466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64805667079004">
                <text:p>0.00664805667079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733690646083761">
                <text:p>0.00733690646083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09594358532935">
                <text:p>0.00809594358532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893205910024223">
                <text:p>0.00893205910024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85276350650602">
                <text:p>0.00985276350650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866229722225">
                <text:p>0.010866229722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19813360491062">
                <text:p>0.0119813360491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2077082587399">
                <text:p>0.0132077082587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5557596807989">
                <text:p>0.0145557596807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0367278856848">
                <text:p>0.0160367278856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6627062132908">
                <text:p>0.01766270621329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4466680024554">
                <text:p>0.0194466680024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4024809183497">
                <text:p>0.0214024809183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354490825518">
                <text:p>0.02354490825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58895935095375">
                <text:p>0.0258895935095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84530238797349">
                <text:p>0.0284530238797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1252467658361">
                <text:p>0.031252467658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43058797663657">
                <text:p>0.0343058797663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76317689545705">
                <text:p>0.0376317689545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12490195125294">
                <text:p>0.0412490195125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51766597309111">
                <text:p>0.0451766597309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3">
                <text:p>-2.90000000000003</text:p>
              </table:table-cell>
              <table:table-cell office:value-type="float" office:value="0.0494335689366421">
                <text:p>0.0494335689366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3">
                <text:p>-2.80000000000003</text:p>
              </table:table-cell>
              <table:table-cell office:value-type="float" office:value="0.0540381147563831">
                <text:p>0.0540381147563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3">
                <text:p>-2.70000000000003</text:p>
              </table:table-cell>
              <table:table-cell office:value-type="float" office:value="0.0590077124839139">
                <text:p>0.0590077124839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3">
                <text:p>-2.60000000000003</text:p>
              </table:table-cell>
              <table:table-cell office:value-type="float" office:value="0.064358299175772">
                <text:p>0.064358299175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3">
                <text:p>-2.50000000000003</text:p>
              </table:table-cell>
              <table:table-cell office:value-type="float" office:value="0.0701037165451066">
                <text:p>0.07010371654510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3">
                <text:p>-2.40000000000003</text:p>
              </table:table-cell>
              <table:table-cell office:value-type="float" office:value="0.0762549990518505">
                <text:p>0.0762549990518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0.0828195669907393">
                <text:p>0.0828195669907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0.0898003290400667">
                <text:p>0.0898003290400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0.0971947048006233">
                <text:p>0.0971947048006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0.104993585403504">
                <text:p>0.1049935854035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3">
                <text:p>-1.90000000000003</text:p>
              </table:table-cell>
              <table:table-cell office:value-type="float" office:value="0.113180259261929">
                <text:p>0.113180259261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3">
                <text:p>-1.80000000000003</text:p>
              </table:table-cell>
              <table:table-cell office:value-type="float" office:value="0.121729340287083">
                <text:p>0.121729340287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3">
                <text:p>-1.70000000000003</text:p>
              </table:table-cell>
              <table:table-cell office:value-type="float" office:value="0.130605746966205">
                <text:p>0.130605746966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3">
                <text:p>-1.60000000000003</text:p>
              </table:table-cell>
              <table:table-cell office:value-type="float" office:value="0.139763791933058">
                <text:p>0.139763791933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3">
                <text:p>-1.50000000000003</text:p>
              </table:table-cell>
              <table:table-cell office:value-type="float" office:value="0.14914645207033">
                <text:p>0.14914645207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3">
                <text:p>-1.40000000000003</text:p>
              </table:table-cell>
              <table:table-cell office:value-type="float" office:value="0.158684897495612">
                <text:p>0.158684897495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3">
                <text:p>-1.30000000000003</text:p>
              </table:table-cell>
              <table:table-cell office:value-type="float" office:value="0.168298362469057">
                <text:p>0.168298362469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3">
                <text:p>-1.20000000000003</text:p>
              </table:table-cell>
              <table:table-cell office:value-type="float" office:value="0.177894440646803">
                <text:p>0.177894440646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3">
                <text:p>-1.10000000000003</text:p>
              </table:table-cell>
              <table:table-cell office:value-type="float" office:value="0.187369879547518">
                <text:p>0.187369879547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3">
                <text:p>-1.00000000000003</text:p>
              </table:table-cell>
              <table:table-cell office:value-type="float" office:value="0.196611933241479">
                <text:p>0.196611933241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32">
                <text:p>-0.900000000000032</text:p>
              </table:table-cell>
              <table:table-cell office:value-type="float" office:value="0.205500307342261">
                <text:p>0.205500307342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33">
                <text:p>-0.800000000000033</text:p>
              </table:table-cell>
              <table:table-cell office:value-type="float" office:value="0.213909696520292">
                <text:p>0.213909696520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33">
                <text:p>-0.700000000000033</text:p>
              </table:table-cell>
              <table:table-cell office:value-type="float" office:value="0.221712873293107">
                <text:p>0.22171287329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33">
                <text:p>-0.600000000000033</text:p>
              </table:table-cell>
              <table:table-cell office:value-type="float" office:value="0.228784240456655">
                <text:p>0.228784240456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34">
                <text:p>-0.500000000000034</text:p>
              </table:table-cell>
              <table:table-cell office:value-type="float" office:value="0.235003712201593">
                <text:p>0.235003712201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34">
                <text:p>-0.400000000000034</text:p>
              </table:table-cell>
              <table:table-cell office:value-type="float" office:value="0.240260745741528">
                <text:p>0.24026074574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34">
                <text:p>-0.300000000000034</text:p>
              </table:table-cell>
              <table:table-cell office:value-type="float" office:value="0.244458311690745">
                <text:p>0.24445831169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35">
                <text:p>-0.200000000000035</text:p>
              </table:table-cell>
              <table:table-cell office:value-type="float" office:value="0.247516572711859">
                <text:p>0.247516572711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35">
                <text:p>-0.100000000000035</text:p>
              </table:table-cell>
              <table:table-cell office:value-type="float" office:value="0.249376040192891">
                <text:p>0.2493760401928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641">
                <text:p>0.0999999999999641</text:p>
              </table:table-cell>
              <table:table-cell office:value-type="float" office:value="0.249376040192892">
                <text:p>0.2493760401928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4">
                <text:p>0.199999999999964</text:p>
              </table:table-cell>
              <table:table-cell office:value-type="float" office:value="0.247516572711861">
                <text:p>0.2475165727118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244458311690747">
                <text:p>0.244458311690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63">
                <text:p>0.399999999999963</text:p>
              </table:table-cell>
              <table:table-cell office:value-type="float" office:value="0.240260745741531">
                <text:p>0.240260745741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235003712201597">
                <text:p>0.2350037122015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22878424045666">
                <text:p>0.22878424045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62">
                <text:p>0.699999999999962</text:p>
              </table:table-cell>
              <table:table-cell office:value-type="float" office:value="0.221712873293112">
                <text:p>0.221712873293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62">
                <text:p>0.799999999999962</text:p>
              </table:table-cell>
              <table:table-cell office:value-type="float" office:value="0.213909696520298">
                <text:p>0.213909696520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61">
                <text:p>0.899999999999961</text:p>
              </table:table-cell>
              <table:table-cell office:value-type="float" office:value="0.205500307342267">
                <text:p>0.2055003073422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61">
                <text:p>0.999999999999961</text:p>
              </table:table-cell>
              <table:table-cell office:value-type="float" office:value="0.196611933241485">
                <text:p>0.196611933241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0.187369879547524">
                <text:p>0.1873698795475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177894440646809">
                <text:p>0.177894440646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0.168298362469064">
                <text:p>0.168298362469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158684897495619">
                <text:p>0.158684897495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0.149146452070337">
                <text:p>0.149146452070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0.139763791933065">
                <text:p>0.139763791933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0.130605746966212">
                <text:p>0.130605746966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0.121729340287089">
                <text:p>0.1217293402870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0.113180259261935">
                <text:p>0.113180259261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.10499358540351">
                <text:p>0.10499358540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0.0971947048006287">
                <text:p>0.0971947048006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0.0898003290400718">
                <text:p>0.08980032904007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0.0828195669907441">
                <text:p>0.08281956699074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0.076254999051855">
                <text:p>0.076254999051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0.0701037165451108">
                <text:p>0.0701037165451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064358299175776">
                <text:p>0.0643582991757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5">
                <text:p>2.69999999999995</text:p>
              </table:table-cell>
              <table:table-cell office:value-type="float" office:value="0.0590077124839176">
                <text:p>0.0590077124839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5">
                <text:p>2.79999999999995</text:p>
              </table:table-cell>
              <table:table-cell office:value-type="float" office:value="0.0540381147563865">
                <text:p>0.0540381147563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5">
                <text:p>2.89999999999995</text:p>
              </table:table-cell>
              <table:table-cell office:value-type="float" office:value="0.0494335689366453">
                <text:p>0.0494335689366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5">
                <text:p>2.99999999999995</text:p>
              </table:table-cell>
              <table:table-cell office:value-type="float" office:value="0.045176659730914">
                <text:p>0.045176659730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5">
                <text:p>3.09999999999995</text:p>
              </table:table-cell>
              <table:table-cell office:value-type="float" office:value="0.0412490195125321">
                <text:p>0.04124901951253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5">
                <text:p>3.19999999999995</text:p>
              </table:table-cell>
              <table:table-cell office:value-type="float" office:value="0.037631768954573">
                <text:p>0.0376317689545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5">
                <text:p>3.29999999999995</text:p>
              </table:table-cell>
              <table:table-cell office:value-type="float" office:value="0.034305879766368">
                <text:p>0.034305879766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5">
                <text:p>3.39999999999995</text:p>
              </table:table-cell>
              <table:table-cell office:value-type="float" office:value="0.031252467658363">
                <text:p>0.0312524676583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5">
                <text:p>3.49999999999995</text:p>
              </table:table-cell>
              <table:table-cell office:value-type="float" office:value="0.0284530238797368">
                <text:p>0.0284530238797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5">
                <text:p>3.59999999999995</text:p>
              </table:table-cell>
              <table:table-cell office:value-type="float" office:value="0.0258895935095392">
                <text:p>0.0258895935095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5">
                <text:p>3.69999999999995</text:p>
              </table:table-cell>
              <table:table-cell office:value-type="float" office:value="0.0235449082551816">
                <text:p>0.023544908255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0.0214024809183511">
                <text:p>0.0214024809183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5">
                <text:p>3.89999999999995</text:p>
              </table:table-cell>
              <table:table-cell office:value-type="float" office:value="0.0194466680024568">
                <text:p>0.01944666800245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5">
                <text:p>3.99999999999995</text:p>
              </table:table-cell>
              <table:table-cell office:value-type="float" office:value="0.017662706213292">
                <text:p>0.01766270621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5">
                <text:p>4.09999999999995</text:p>
              </table:table-cell>
              <table:table-cell office:value-type="float" office:value="0.0160367278856859">
                <text:p>0.0160367278856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0145557596807999">
                <text:p>0.0145557596807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0132077082587408">
                <text:p>0.0132077082587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0119813360491071">
                <text:p>0.0119813360491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0108662297222258">
                <text:p>0.0108662297222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0098527635065067">
                <text:p>0.0098527635065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0.00893205910024285">
                <text:p>0.00893205910024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0.00809594358532992">
                <text:p>0.00809594358532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0.00733690646083813">
                <text:p>0.007336906460838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0.0066480566707905">
                <text:p>0.0066480566707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0.00602308029746703">
                <text:p>0.00602308029746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0.00545619942383659">
                <text:p>0.005456199423836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0.00494213253142622">
                <text:p>0.004942132531426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00447605668860362">
                <text:p>0.00447605668860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00405357169486999">
                <text:p>0.00405357169486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4">
                <text:p>5.59999999999994</text:p>
              </table:table-cell>
              <table:table-cell office:value-type="float" office:value="0.00367066627579959">
                <text:p>0.003670666275799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4">
                <text:p>5.69999999999994</text:p>
              </table:table-cell>
              <table:table-cell office:value-type="float" office:value="0.00332368636763595">
                <text:p>0.00332368636763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4">
                <text:p>5.79999999999994</text:p>
              </table:table-cell>
              <table:table-cell office:value-type="float" office:value="0.00300930548759933">
                <text:p>0.00300930548759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4">
                <text:p>5.89999999999994</text:p>
              </table:table-cell>
              <table:table-cell office:value-type="float" office:value="0.00272449715340058">
                <text:p>0.00272449715340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4">
                <text:p>5.99999999999994</text:p>
              </table:table-cell>
              <table:table-cell office:value-type="float" office:value="0.00246650929136019">
                <text:p>0.00246650929136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4">
                <text:p>6.09999999999994</text:p>
              </table:table-cell>
              <table:table-cell office:value-type="float" office:value="0.00223284055527228">
                <text:p>0.00223284055527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4">
                <text:p>6.19999999999994</text:p>
              </table:table-cell>
              <table:table-cell office:value-type="float" office:value="0.0020212184663717">
                <text:p>0.0020212184663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4">
                <text:p>6.29999999999994</text:p>
              </table:table-cell>
              <table:table-cell office:value-type="float" office:value="0.00182957927732601">
                <text:p>0.00182957927732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4">
                <text:p>6.39999999999994</text:p>
              </table:table-cell>
              <table:table-cell office:value-type="float" office:value="0.00165604945915093">
                <text:p>0.0016560494591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4">
                <text:p>6.49999999999994</text:p>
              </table:table-cell>
              <table:table-cell office:value-type="float" office:value="0.00149892870856913">
                <text:p>0.00149892870856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4">
                <text:p>6.59999999999994</text:p>
              </table:table-cell>
              <table:table-cell office:value-type="float" office:value="0.00135667437397333">
                <text:p>0.00135667437397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4">
                <text:p>6.69999999999994</text:p>
              </table:table-cell>
              <table:table-cell office:value-type="float" office:value="0.0012278872003075">
                <text:p>0.0012278872003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0.00111129829643597">
                <text:p>0.001111298296435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0.00100575723260152">
                <text:p>0.00100575723260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0.000910221180121881">
                <text:p>0.0009102211801218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0.000823745010334804">
                <text:p>0.000823745010334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4">
                <text:p>7.19999999999994</text:p>
              </table:table-cell>
              <table:table-cell office:value-type="float" office:value="0.000745472274815827">
                <text:p>0.000745472274815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4">
                <text:p>7.29999999999994</text:p>
              </table:table-cell>
              <table:table-cell office:value-type="float" office:value="0.00067462699393968">
                <text:p>0.00067462699393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4">
                <text:p>7.39999999999994</text:p>
              </table:table-cell>
              <table:table-cell office:value-type="float" office:value="0.000610506185842656">
                <text:p>0.00061050618584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4">
                <text:p>7.49999999999994</text:p>
              </table:table-cell>
              <table:table-cell office:value-type="float" office:value="0.000552473072702196">
                <text:p>0.000552473072702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0.000499950905932072">
                <text:p>0.0004999509059320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0.000452417356363592">
                <text:p>0.000452417356363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0.000409399419723442">
                <text:p>0.0004093994197234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3">
                <text:p>7.89999999999993</text:p>
              </table:table-cell>
              <table:table-cell office:value-type="float" office:value="0.000370468791714951">
                <text:p>0.000370468791714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0.000335237670756496">
                <text:p>0.000335237670756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0.000303354949928905">
                <text:p>0.00030335494992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0.000274502762937542">
                <text:p>0.0002745027629375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3">
                <text:p>8.29999999999993</text:p>
              </table:table-cell>
              <table:table-cell office:value-type="float" office:value="0.000248393351911659">
                <text:p>0.0002483933519116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0.000224766227653132">
                <text:p>0.000224766227653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4">
                <text:p>8.49999999999994</text:p>
              </table:table-cell>
              <table:table-cell office:value-type="float" office:value="0.000203385595519819">
                <text:p>0.000203385595519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0.000184038022497239">
                <text:p>0.0001840380224972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0.000166530323188405">
                <text:p>0.000166530323188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3">
                <text:p>8.79999999999993</text:p>
              </table:table-cell>
              <table:table-cell office:value-type="float" office:value="0.000150687644447741">
                <text:p>0.000150687644447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3">
                <text:p>8.89999999999993</text:p>
              </table:table-cell>
              <table:table-cell office:value-type="float" office:value="0.000136351730213398">
                <text:p>0.000136351730213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3">
                <text:p>8.99999999999993</text:p>
              </table:table-cell>
              <table:table-cell office:value-type="float" office:value="0.000123379349764857">
                <text:p>0.000123379349764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3">
                <text:p>9.09999999999993</text:p>
              </table:table-cell>
              <table:table-cell office:value-type="float" office:value="0.000111640874161097">
                <text:p>0.0001116408741610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3">
                <text:p>9.19999999999993</text:p>
              </table:table-cell>
              <table:table-cell office:value-type="float" office:value="0.000101018987009758">
                <text:p>0.0001010189870097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3">
                <text:p>9.29999999999993</text:p>
              </table:table-cell>
              <table:table-cell office:value-type="float" office:value="0.0000914075169901754">
                <text:p>0.00009140751699017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3">
                <text:p>9.39999999999993</text:p>
              </table:table-cell>
              <table:table-cell office:value-type="float" office:value="0.0000827103807127158">
                <text:p>0.0000827103807127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3">
                <text:p>9.49999999999993</text:p>
              </table:table-cell>
              <table:table-cell office:value-type="float" office:value="0.000074840625552844">
                <text:p>0.00007484062555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3">
                <text:p>9.59999999999993</text:p>
              </table:table-cell>
              <table:table-cell office:value-type="float" office:value="0.0000677195630593332">
                <text:p>0.00006771956305933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3">
                <text:p>9.69999999999993</text:p>
              </table:table-cell>
              <table:table-cell office:value-type="float" office:value="0.0000612759844101191">
                <text:p>0.00006127598441011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3">
                <text:p>9.79999999999993</text:p>
              </table:table-cell>
              <table:table-cell office:value-type="float" office:value="0.0000554454501839049">
                <text:p>0.0000554454501839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3">
                <text:p>9.89999999999993</text:p>
              </table:table-cell>
              <table:table-cell office:value-type="float" office:value="0.0000501696474376588">
                <text:p>0.0000501696474376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0.0000453958077359549">
                <text:p>0.00004539580773595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math xmlns="http://www.w3.org/1998/Math/MathML">
  <semantics>
    <mrow>
      <mtable>
        <mtr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i>P</mi>
              <mrow>
                <mo stretchy="false">(</mo>
                <mrow>
                  <mrow>
                    <mrow>
                      <mstyle color="red">
                        <mrow>
                          <mi>y</mi>
                        </mrow>
                      </mstyle>
                      <mo stretchy="false">=</mo>
                      <mn>1</mn>
                    </mrow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</mrow>
          </mtd>
          <mtd>
            <mrow>
              <mtext>=</mtext>
            </mrow>
          </mtd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frac>
                <mrow>
                  <msup>
                    <mi>e</mi>
                    <mrow>
                      <mrow>
                        <mstyle color="green">
                          <mrow>
                            <mstyle mathvariant="bold">
                              <mrow>
                                <mi>w</mi>
                              </mrow>
                            </mstyle>
                          </mrow>
                        </mstyle>
                        <mo stretchy="false">⋅</mo>
                        <mstyle color="fuchsia">
                          <mrow>
                            <mstyle mathvariant="bold">
                              <mrow>
                                <mo stretchy="false">ϕ</mo>
                              </mrow>
                            </mstyle>
                          </mrow>
                        </mstyle>
                      </mrow>
                      <mrow>
                        <mo stretchy="false">(</mo>
                        <mrow>
                          <mstyle color="blue">
                            <mrow>
                              <mi>x</mi>
                            </mrow>
                          </mstyle>
                        </mrow>
                        <mo stretchy="false">)</mo>
                      </mrow>
                    </mrow>
                  </msup>
                </mrow>
                <mrow>
                  <mrow>
                    <mn>1</mn>
                    <mo stretchy="false">+</mo>
                    <msup>
                      <mi>e</mi>
                      <mrow>
                        <mrow>
                          <mstyle color="green">
                            <mrow>
                              <mstyle mathvariant="bold">
                                <mrow>
                                  <mi>w</mi>
                                </mrow>
                              </mstyle>
                            </mrow>
                          </mstyle>
                          <mo stretchy="false">⋅</mo>
                          <mstyle color="fuchsia">
                            <mrow>
                              <mstyle mathvariant="bold">
                                <mrow>
                                  <mo stretchy="false">ϕ</mo>
                                </mrow>
                              </mstyle>
                            </mrow>
                          </mstyle>
                        </mrow>
                        <mrow>
                          <mo stretchy="false">(</mo>
                          <mrow>
                            <mstyle color="blue">
                              <mrow>
                                <mi>x</mi>
                              </mrow>
                            </mstyle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  <mrow>
                <mo stretchy="false">(</mo>
                <mrow>
                  <mstyle color="blue">
                    <mrow>
                      <mi>x</mi>
                    </mrow>
                  </mstyle>
                </mrow>
                <mo stretchy="false">)</mo>
              </mrow>
              <mrow>
                <mfrac>
                  <mrow>
                    <msup>
                      <mi>e</mi>
                      <mrow>
                        <mrow>
                          <mstyle color="green">
                            <mrow>
                              <mstyle mathvariant="bold">
                                <mrow>
                                  <mi>w</mi>
                                </mrow>
                              </mstyle>
                            </mrow>
                          </mstyle>
                          <mo stretchy="false">⋅</mo>
                          <mstyle color="fuchsia">
                            <mrow>
                              <mstyle mathvariant="bold">
                                <mrow>
                                  <mo stretchy="false">ϕ</mo>
                                </mrow>
                              </mstyle>
                            </mrow>
                          </mstyle>
                        </mrow>
                        <mrow>
                          <mo stretchy="false">(</mo>
                          <mrow>
                            <mstyle color="blue">
                              <mrow>
                                <mi>x</mi>
                              </mrow>
                            </mstyle>
                          </mrow>
                          <mo stretchy="false">)</mo>
                        </mrow>
                      </mrow>
                    </msup>
                  </mrow>
                  <mrow>
                    <msup>
                      <mrow>
                        <mo stretchy="false">(</mo>
                        <mrow>
                          <mrow>
                            <mn>1</mn>
                            <mo stretchy="false">+</mo>
                            <msup>
                              <mi>e</mi>
                              <mrow>
                                <mrow>
                                  <mstyle color="green">
                                    <mrow>
                                      <mstyle mathvariant="bold">
                                        <mrow>
                                          <mi>w</mi>
                                        </mrow>
                                      </mstyle>
                                    </mrow>
                                  </mstyle>
                                  <mo stretchy="false">⋅</mo>
                                  <mstyle color="fuchsia">
                                    <mrow>
                                      <mstyle mathvariant="bold">
                                        <mrow>
                                          <mo stretchy="false">ϕ</mo>
                                        </mrow>
                                      </mstyle>
                                    </mrow>
                                  </mstyle>
                                </mrow>
                                <mrow>
                                  <mo stretchy="false">(</mo>
                                  <mrow>
                                    <mstyle color="blue">
                                      <mrow>
                                        <mi>x</mi>
                                      </mrow>
                                    </mstyle>
                                  </mrow>
                                  <mo stretchy="false">)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  <mn>2</mn>
                    </msup>
                  </mrow>
                </mfrac>
              </mrow>
            </mrow>
          </mtd>
        </mtr>
      </mtable>
    </mrow>
    <annotation encoding="StarMath 5.0">matrix{
d over {d color green w} P(color red y = 1 divides color blue x) # 
"=" # 
d over {d color green w} {e^{color green bold w cdot color magenta bold %phi(color blue x)}} over {1 + e^{color green bold w cdot color magenta bold %phi(color blue x)}} ##
{} # 
"=" #
color magenta bold %phi(color blue x) {{e^{color green bold w cdot color magenta bold %phi(color blue x)}} over {(1 + e^{color green bold w cdot color magenta bold %phi(color blue x)})^2}}
}</annotation>
  </semantics>
</math>
</file>

<file path=Object 2/content.xml><?xml version="1.0" encoding="utf-8"?>
<math xmlns="http://www.w3.org/1998/Math/MathML" display="block">
  <semantics>
    <mrow>
      <mrow>
        <mstyle mathvariant="bold">
          <mstyle color="red">
            <msub>
              <mi>p</mi>
              <mi>t</mi>
            </msub>
          </mstyle>
        </mstyle>
        <mo stretchy="false">=</mo>
        <mtext>softmax</mtext>
      </mrow>
      <mrow>
        <mo fence="true" stretchy="false">(</mo>
        <mrow>
          <mrow>
            <mrow>
              <mstyle mathvariant="bold">
                <mstyle color="green">
                  <msub>
                    <mi>w</mi>
                    <mrow>
                      <mi>o</mi>
                      <mi>,</mi>
                      <mi>h</mi>
                    </mrow>
                  </msub>
                </mstyle>
              </mstyle>
              <mo stretchy="false">⋅</mo>
              <mstyle mathvariant="bold">
                <mstyle color="fuchsia">
                  <msub>
                    <mi>h</mi>
                    <mi>t</mi>
                  </msub>
                </mstyle>
              </mstyle>
            </mrow>
            <mo stretchy="false">+</mo>
            <mstyle mathvariant="bold">
              <mstyle color="green">
                <msub>
                  <mi>b</mi>
                  <mi>o</mi>
                </msub>
              </mstyle>
            </mstyle>
          </mrow>
        </mrow>
        <mo fence="true" stretchy="false">)</mo>
      </mrow>
    </mrow>
    <annotation encoding="StarMath 5.0">bold color red {p_{t}} =
"softmax"(
{bold color green { w_{o,h} }} cdot { bold color magenta {h_{t}} } +
{bold color green { b_{o} }}
)</annotation>
  </semantics>
</math>
</file>

<file path=Object 20/content.xml><?xml version="1.0" encoding="utf-8"?>
<math xmlns="http://www.w3.org/1998/Math/MathML">
  <semantics>
    <mrow>
      <mtable>
        <mtr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i>P</mi>
              <mrow>
                <mo stretchy="false">(</mo>
                <mrow>
                  <mrow>
                    <mrow>
                      <mstyle color="red">
                        <mrow>
                          <mi>y</mi>
                        </mrow>
                      </mstyle>
                      <mo stretchy="false">=</mo>
                      <mrow>
                        <mo stretchy="false">−</mo>
                        <mn>1</mn>
                      </mrow>
                    </mrow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</mrow>
          </mtd>
          <mtd>
            <mrow>
              <mtext>=</mtext>
            </mrow>
          </mtd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row>
                <mo stretchy="false">(</mo>
                <mrow>
                  <mrow>
                    <mn>1</mn>
                    <mo stretchy="false">−</mo>
                    <mfrac>
                      <mrow>
                        <msup>
                          <mi>e</mi>
                          <mrow>
                            <mrow>
                              <mstyle color="green">
                                <mrow>
                                  <mstyle mathvariant="bold">
                                    <mrow>
                                      <mi>w</mi>
                                    </mrow>
                                  </mstyle>
                                </mrow>
                              </mstyle>
                              <mo stretchy="false">⋅</mo>
                              <mstyle color="fuchsia">
                                <mrow>
                                  <mstyle mathvariant="bold">
                                    <mrow>
                                      <mo stretchy="false">ϕ</mo>
                                    </mrow>
                                  </mstyle>
                                </mrow>
                              </mstyle>
                            </mrow>
                            <mrow>
                              <mo stretchy="false">(</mo>
                              <mrow>
                                <mstyle color="blue">
                                  <mrow>
                                    <mi>x</mi>
                                  </mrow>
                                </mstyle>
                              </mrow>
                              <mo stretchy="false">)</mo>
                            </mrow>
                          </mrow>
                        </msup>
                      </mrow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row>
                                <mstyle color="green">
                                  <mrow>
                                    <mstyle mathvariant="bold">
                                      <mrow>
                                        <mi>w</mi>
                                      </mrow>
                                    </mstyle>
                                  </mrow>
                                </mstyle>
                                <mo stretchy="false">⋅</mo>
                                <mstyle color="fuchsia">
                                  <mrow>
                                    <mstyle mathvariant="bold">
                                      <mrow>
                                        <mo stretchy="false">ϕ</mo>
                                      </mrow>
                                    </mstyle>
                                  </mrow>
                                </mstyle>
                              </mrow>
                              <mrow>
                                <mo stretchy="false">(</mo>
                                <mrow>
                                  <mstyle color="blue">
                                    <mrow>
                                      <mi>x</mi>
                                    </mrow>
                                  </mstyle>
                                </mrow>
                                <mo stretchy="false">)</mo>
                              </mrow>
                            </mrow>
                          </msup>
                        </mrow>
                      </mrow>
                    </mfrac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row>
                <mo stretchy="false">−</mo>
                <mstyle color="fuchsia">
                  <mrow>
                    <mstyle mathvariant="bold">
                      <mrow>
                        <mo stretchy="false">ϕ</mo>
                      </mrow>
                    </mstyle>
                  </mrow>
                </mstyle>
              </mrow>
              <mrow>
                <mo stretchy="false">(</mo>
                <mrow>
                  <mstyle color="blue">
                    <mrow>
                      <mi>x</mi>
                    </mrow>
                  </mstyle>
                </mrow>
                <mo stretchy="false">)</mo>
              </mrow>
              <mrow>
                <mfrac>
                  <mrow>
                    <msup>
                      <mi>e</mi>
                      <mrow>
                        <mrow>
                          <mstyle color="green">
                            <mrow>
                              <mstyle mathvariant="bold">
                                <mrow>
                                  <mi>w</mi>
                                </mrow>
                              </mstyle>
                            </mrow>
                          </mstyle>
                          <mo stretchy="false">⋅</mo>
                          <mstyle color="fuchsia">
                            <mrow>
                              <mstyle mathvariant="bold">
                                <mrow>
                                  <mo stretchy="false">ϕ</mo>
                                </mrow>
                              </mstyle>
                            </mrow>
                          </mstyle>
                        </mrow>
                        <mrow>
                          <mo stretchy="false">(</mo>
                          <mrow>
                            <mstyle color="blue">
                              <mrow>
                                <mi>x</mi>
                              </mrow>
                            </mstyle>
                          </mrow>
                          <mo stretchy="false">)</mo>
                        </mrow>
                      </mrow>
                    </msup>
                  </mrow>
                  <mrow>
                    <msup>
                      <mrow>
                        <mo stretchy="false">(</mo>
                        <mrow>
                          <mrow>
                            <mn>1</mn>
                            <mo stretchy="false">+</mo>
                            <msup>
                              <mi>e</mi>
                              <mrow>
                                <mrow>
                                  <mstyle color="green">
                                    <mrow>
                                      <mstyle mathvariant="bold">
                                        <mrow>
                                          <mi>w</mi>
                                        </mrow>
                                      </mstyle>
                                    </mrow>
                                  </mstyle>
                                  <mo stretchy="false">⋅</mo>
                                  <mstyle color="fuchsia">
                                    <mrow>
                                      <mstyle mathvariant="bold">
                                        <mrow>
                                          <mo stretchy="false">ϕ</mo>
                                        </mrow>
                                      </mstyle>
                                    </mrow>
                                  </mstyle>
                                </mrow>
                                <mrow>
                                  <mo stretchy="false">(</mo>
                                  <mrow>
                                    <mstyle color="blue">
                                      <mrow>
                                        <mi>x</mi>
                                      </mrow>
                                    </mstyle>
                                  </mrow>
                                  <mo stretchy="false">)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  <mn>2</mn>
                    </msup>
                  </mrow>
                </mfrac>
              </mrow>
            </mrow>
          </mtd>
        </mtr>
      </mtable>
    </mrow>
    <annotation encoding="StarMath 5.0">matrix{
d over {d color green w} P(color red y = -1 divides color blue x) # 
"=" # 
d over {d color green w} (1-{e^{color green bold w cdot color magenta bold %phi(color blue x)}} over {1 + e^{color green bold w cdot color magenta bold %phi(color blue x)}}) ##
{} # 
"=" #
- color magenta bold %phi(color blue x) {{e^{color green bold w cdot color magenta bold %phi(color blue x)}} over {(1 + e^{color green bold w cdot color magenta bold %phi(color blue x)})^2}}
}</annotation>
  </semantics>
</math>
</file>

<file path=Object 21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22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mathvariant="bold">
                    <mstyle color="blue">
                      <mi>x</mi>
                    </mstyle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4</mn>
                </msub>
              </mstyle>
            </mstyle>
          </mrow>
        </mfrac>
        <mo stretchy="false">=</mo>
        <mstyle color="fuchsia">
          <mstyle mathvariant="bold">
            <mi>h</mi>
          </mstyle>
        </mstyle>
      </mrow>
      <mrow>
        <mo fence="true" stretchy="false">(</mo>
        <mrow>
          <mstyle color="blue">
            <mi>x</mi>
          </mstyle>
        </mrow>
        <mo fence="true" stretchy="false">)</mo>
      </mrow>
      <mfrac>
        <msup>
          <mi>e</mi>
          <mrow>
            <mrow>
              <mstyle color="green">
                <mstyle mathvariant="bold">
                  <msub>
                    <mi>w</mi>
                    <mn>4</mn>
                  </msub>
                </mstyle>
              </mstyle>
              <mo stretchy="false">⋅</mo>
              <mstyle color="fuchsia">
                <mstyle mathvariant="bold">
                  <mi>h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</mrow>
        </msup>
        <msup>
          <mrow>
            <mo fence="true" stretchy="false">(</mo>
            <mrow>
              <mrow>
                <mn>1</mn>
                <mo stretchy="false">+</mo>
                <msup>
                  <mi>e</mi>
                  <mrow>
                    <mrow>
                      <mstyle color="green">
                        <mstyle mathvariant="bold">
                          <msub>
                            <mi>w</mi>
                            <mn>4</mn>
                          </msub>
                        </mstyle>
                      </mstyle>
                      <mo stretchy="false">⋅</mo>
                      <mstyle color="fuchsia">
                        <mstyle mathvariant="bold">
                          <mi>h</mi>
                        </mstyle>
                      </mstyle>
                    </mrow>
                    <mrow>
                      <mo fence="true" stretchy="false">(</mo>
                      <mrow>
                        <mstyle color="blue">
                          <mi>x</mi>
                        </mstyle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  <mn>2</mn>
        </msup>
      </mfrac>
    </mrow>
    <annotation encoding="StarMath 5.0">{d P(color red y = 1 divides bold color blue x)} over {d bold color green w_4} 
=
color magenta bold h(color blue x) {{e^{color green bold w_4 cdot color magenta bold h(color blue x)}} over {(1 + e^{color green bold w_4 cdot color magenta bold h(color blue x)})^2}}
</annotation>
  </semantics>
</math>
</file>

<file path=Object 23/content.xml><?xml version="1.0" encoding="utf-8"?>
<math xmlns="http://www.w3.org/1998/Math/MathML" display="block">
  <semantics>
    <mrow>
      <mstyle color="fuchsia">
        <mstyle mathvariant="bold">
          <mi>h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h(color blue x)</annotation>
  </semantics>
</math>
</file>

<file path=Object 24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1} 
=
"?"</annotation>
  </semantics>
</math>
</file>

<file path=Object 25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2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2} 
=
"?"</annotation>
  </semantics>
</math>
</file>

<file path=Object 26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3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3} 
=
"?"</annotation>
  </semantics>
</math>
</file>

<file path=Object 27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1</mn>
                </msub>
              </mstyle>
            </mstyle>
          </mrow>
        </mfrac>
        <mo stretchy="false">=</mo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n>4</mn>
                </msub>
              </mstyle>
            </mstyle>
            <mstyle color="fuchsia">
              <mstyle mathvariant="bold">
                <mi>h</mi>
              </mstyle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</mfrac>
      </mrow>
      <mfrac>
        <mrow>
          <mi>d</mi>
          <mstyle color="green">
            <mstyle mathvariant="bold">
              <msub>
                <mi>w</mi>
                <mn>4</mn>
              </msub>
            </mstyle>
          </mstyle>
          <mstyle color="fuchsia">
            <mstyle mathvariant="bold">
              <mi>h</mi>
            </mstyle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</mfrac>
      <mfrac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</mrow>
    <annotation encoding="StarMath 5.0">{d P(color red y = 1 divides color blue x)} over {d bold color green w_1} 
=
{d P(color red y = 1 divides color blue x)} over {d color green bold w_4 color magenta bold h (color blue bold x)} {d color green bold w_4 color magenta bold h (color blue bold x)} over {d color magenta h_1 (color blue bold x)} {d color magenta h_1 (color blue bold x)} over {d bold color green w_1} </annotation>
  </semantics>
</math>
</file>

<file path=Object 28/content.xml><?xml version="1.0" encoding="utf-8"?>
<math xmlns="http://www.w3.org/1998/Math/MathML" display="block">
  <semantics>
    <mfrac>
      <msup>
        <mi>e</mi>
        <mrow>
          <mrow>
            <mstyle color="green">
              <mstyle mathvariant="bold">
                <msub>
                  <mi>w</mi>
                  <mn>4</mn>
                </msub>
              </mstyle>
            </mstyle>
            <mo stretchy="false">⋅</mo>
            <mstyle color="fuchsia">
              <mstyle mathvariant="bold">
                <mi>h</mi>
              </mstyle>
            </mstyle>
          </mrow>
          <mrow>
            <mo fence="true" stretchy="false">(</mo>
            <mrow>
              <mstyle color="blue">
                <mi>x</mi>
              </mstyle>
            </mrow>
            <mo fence="true" stretchy="false">)</mo>
          </mrow>
        </mrow>
      </msup>
      <msup>
        <mrow>
          <mo fence="true" stretchy="false">(</mo>
          <mrow>
            <mrow>
              <mn>1</mn>
              <mo stretchy="false">+</mo>
              <msup>
                <mi>e</mi>
                <mrow>
                  <mrow>
                    <mstyle color="green">
                      <mstyle mathvariant="bold">
                        <msub>
                          <mi>w</mi>
                          <mn>4</mn>
                        </msub>
                      </mstyle>
                    </mstyle>
                    <mo stretchy="false">⋅</mo>
                    <mstyle color="fuchsia">
                      <mstyle mathvariant="bold">
                        <mi>h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</mrow>
          </mrow>
          <mo fence="true" stretchy="false">)</mo>
        </mrow>
        <mn>2</mn>
      </msup>
    </mfrac>
    <annotation encoding="StarMath 5.0">{{e^{color green bold w_4 cdot color magenta bold h(color blue x)}} over {(1 + e^{color green bold w_4 cdot color magenta bold h(color blue x)})^2}}
</annotation>
  </semantics>
</math>
</file>

<file path=Object 29/content.xml><?xml version="1.0" encoding="utf-8"?>
<math xmlns="http://www.w3.org/1998/Math/MathML" display="block">
  <semantics>
    <mstyle color="green">
      <msub>
        <mi>w</mi>
        <mn>1,4</mn>
      </msub>
    </mstyle>
    <annotation encoding="StarMath 5.0">color green w_{ 1,4 }</annotation>
  </semantics>
</math>
</file>

<file path=Object 3/content.xml><?xml version="1.0" encoding="utf-8"?>
<math xmlns="http://www.w3.org/1998/Math/MathML" display="block">
  <semantics>
    <mrow>
      <mstyle mathvariant="bold">
        <msub>
          <mi mathvariant="normal">ϕ</mi>
          <mi>t</mi>
        </msub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bold {%phi_t}(color blue x)</annotation>
  </semantics>
</math>
</file>

<file path=Object 30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style mathvariant="bold">
                      <mi>x</mi>
                    </mstyle>
                  </mstyle>
                </mrow>
              </mrow>
              <mo fence="true" stretchy="false">)</mo>
            </mrow>
          </mrow>
          <mstyle color="green">
            <mstyle mathvariant="bold">
              <msub>
                <mi>w</mi>
                <mi>i</mi>
              </msub>
            </mstyle>
          </mstyle>
        </mfrac>
        <mo stretchy="false">=</mo>
        <mfrac>
          <mrow>
            <mi>d</mi>
            <mstyle color="fuchsia">
              <msub>
                <mi>h</mi>
                <mi>i</mi>
              </msub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i>i</mi>
                </msub>
              </mstyle>
            </mstyle>
          </mrow>
        </mfrac>
      </mrow>
      <mrow>
        <msub>
          <mo stretchy="false">∑</mo>
          <mi>j</mi>
        </msub>
        <msub>
          <mi mathvariant="normal">δ</mi>
          <mi>j</mi>
        </msub>
      </mrow>
      <mstyle color="green">
        <msub>
          <mi>w</mi>
          <mrow>
            <mi>i</mi>
            <mi>,</mi>
            <mi>j</mi>
          </mrow>
        </msub>
      </mstyle>
    </mrow>
    <annotation encoding="StarMath 5.0">{ d P(color red y=1 divides color blue bold x) } over { color green bold w_i }
= {d color magenta h_i(color blue bold x)} over {d color green bold w_i} sum_j %delta_j color green {w_{i,j}}</annotation>
  </semantics>
</math>
</file>

<file path=Object 4/content.xml><?xml version="1.0" encoding="utf-8"?>
<math xmlns="http://www.w3.org/1998/Math/MathML" display="block">
  <semantics>
    <mstyle mathvariant="bold">
      <msub>
        <mi>h</mi>
        <mrow>
          <mi>t</mi>
          <mo stretchy="false">−</mo>
          <mn>1</mn>
        </mrow>
      </msub>
    </mstyle>
    <annotation encoding="StarMath 5.0">bold {h}_{t-1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1cm" svg:height="7.824cm" xlink:href="." xlink:type="simple" chart:class="chart:scatter" chart:style-name="ch1">
        <chart:plot-area chart:style-name="ch2" chart:data-source-has-labels="both" svg:x="1.877cm" svg:y="0.156cm" svg:width="9.326cm" svg:height="5.893cm">
          <chartooo:coordinate-region svg:x="2.383cm" svg:y="0.544cm" svg:width="8.421cm" svg:height="4.481cm"/>
          <chart:axis chart:dimension="x" chart:name="primary-x" chart:style-name="ch3" chartooo:axis-type="auto">
            <chart:title svg:x="5.133cm" svg:y="6.205cm" chart:style-name="ch4">
              <text:p>w*phi(x)</text:p>
            </chart:title>
            <chart:categories table:cell-range-address="local-table.$A$2:.$A$202"/>
          </chart:axis>
          <chart:axis chart:dimension="y" chart:name="primary-y" chart:style-name="ch5">
            <chart:title svg:x="0.451cm" svg:y="4.102cm" chart:style-name="ch6">
              <text:p>p(y|x)</text:p>
            </chart:title>
            <chart:grid chart:style-name="ch7" chart:class="major"/>
          </chart:axis>
          <chart:series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.0000453978687024344">
                <text:p>0.0000453978687024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501721646837642">
                <text:p>0.00005017216468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554485247227949">
                <text:p>0.0000554485247227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612797396166024">
                <text:p>0.000061279739616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677241496197701">
                <text:p>0.00006772414961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748462275106111">
                <text:p>0.0000748462275106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827172228516662">
                <text:p>0.0000827172228516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914158738521613">
                <text:p>0.0000914158738521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101029193907773">
                <text:p>0.000101029193907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111653340629562">
                <text:p>0.000111653340629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123394575986231">
                <text:p>0.000123394575986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136370327079497">
                <text:p>0.000136370327079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150710358059757">
                <text:p>0.000150710358059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166558064777335">
                <text:p>0.000166558064777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184071904963423">
                <text:p>0.000184071904963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203426978055205">
                <text:p>0.000203426978055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224816770233294">
                <text:p>0.000224816770233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248455081839333">
                <text:p>0.000248455081839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274578156101331">
                <text:p>0.000274578156101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303447030028917">
                <text:p>0.000303447030028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335350130466476">
                <text:p>0.000335350130466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370606140626394">
                <text:p>0.000370606140626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409567164986047">
                <text:p>0.000409567164986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452622223240531">
                <text:p>0.000452622223240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50020110707956">
                <text:p>0.00050020110707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778636923595">
                <text:p>0.000552778636923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879359434396">
                <text:p>0.000610879359434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5082730632832">
                <text:p>0.000675082730632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602883383669">
                <text:p>0.00074602883383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4424686398286">
                <text:p>0.000824424686398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1051194400636">
                <text:p>0.00091105119440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677082008563">
                <text:p>0.00100677082008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253603286031">
                <text:p>0.00111253603286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939862127741">
                <text:p>0.00122939862127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851995042894">
                <text:p>0.00135851995042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50118225673697">
                <text:p>0.00150118225673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88010801744">
                <text:p>0.0016588010801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3293894249278">
                <text:p>0.001832938942492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532038904985">
                <text:p>0.00202532038904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78485212763">
                <text:p>0.0022378485212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7262315663474">
                <text:p>0.00247262315663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3196076301102">
                <text:p>0.00273196076301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301841632470838">
                <text:p>0.00301841632470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333480730741329">
                <text:p>0.0033348073074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368423989943593">
                <text:p>0.00368423989943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407013771589606">
                <text:p>0.00407013771589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449627316094111">
                <text:p>0.00449627316094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496680165005688">
                <text:p>0.00496680165005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548629889945031">
                <text:p>0.00548629889945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605980149158401">
                <text:p>0.00605980149158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69285092428474">
                <text:p>0.00669285092428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739154134428184">
                <text:p>0.007391541344281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16257115315975">
                <text:p>0.00816257115315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901329865284766">
                <text:p>0.00901329865284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95180186690413">
                <text:p>0.00995180186690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986942630593">
                <text:p>0.010986942630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2128434984274">
                <text:p>0.01212843498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3869178276645">
                <text:p>0.0133869178276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7740316932728">
                <text:p>0.0147740316932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3024993714406">
                <text:p>0.0163024993714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9862099620912">
                <text:p>0.0179862099620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8403057340771">
                <text:p>0.0198403057340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88127093613">
                <text:p>0.02188127093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41270214176687">
                <text:p>0.02412702141766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65969935768653">
                <text:p>0.0265969935768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93122307513557">
                <text:p>0.0293122307513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22954646984498">
                <text:p>0.0322954646984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55711892726354">
                <text:p>0.0355711892726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91657227967634">
                <text:p>0.0391657227967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31072549410851">
                <text:p>0.0431072549410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74258731775657">
                <text:p>0.0474258731775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3">
                <text:p>-2.90000000000003</text:p>
              </table:table-cell>
              <table:table-cell office:value-type="float" office:value="0.0521535630784165">
                <text:p>0.0521535630784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3">
                <text:p>-2.80000000000003</text:p>
              </table:table-cell>
              <table:table-cell office:value-type="float" office:value="0.0573241758988674">
                <text:p>0.0573241758988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3">
                <text:p>-2.70000000000003</text:p>
              </table:table-cell>
              <table:table-cell office:value-type="float" office:value="0.062973356056995">
                <text:p>0.062973356056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3">
                <text:p>-2.60000000000003</text:p>
              </table:table-cell>
              <table:table-cell office:value-type="float" office:value="0.0691384203433451">
                <text:p>0.06913842034334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3">
                <text:p>-2.50000000000003</text:p>
              </table:table-cell>
              <table:table-cell office:value-type="float" office:value="0.0758581800212417">
                <text:p>0.07585818002124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3">
                <text:p>-2.40000000000003</text:p>
              </table:table-cell>
              <table:table-cell office:value-type="float" office:value="0.0831726964939203">
                <text:p>0.0831726964939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0.0911229610148539">
                <text:p>0.0911229610148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0.0997504891196827">
                <text:p>0.0997504891196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0.10909682119561">
                <text:p>0.10909682119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0.119202922022115">
                <text:p>0.119202922022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3">
                <text:p>-1.90000000000003</text:p>
              </table:table-cell>
              <table:table-cell office:value-type="float" office:value="0.130108474362995">
                <text:p>0.130108474362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3">
                <text:p>-1.80000000000003</text:p>
              </table:table-cell>
              <table:table-cell office:value-type="float" office:value="0.141851064900484">
                <text:p>0.141851064900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3">
                <text:p>-1.70000000000003</text:p>
              </table:table-cell>
              <table:table-cell office:value-type="float" office:value="0.154465265083531">
                <text:p>0.1544652650835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3">
                <text:p>-1.60000000000003</text:p>
              </table:table-cell>
              <table:table-cell office:value-type="float" office:value="0.167981614866071">
                <text:p>0.1679816148660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3">
                <text:p>-1.50000000000003</text:p>
              </table:table-cell>
              <table:table-cell office:value-type="float" office:value="0.182425523806352">
                <text:p>0.182425523806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3">
                <text:p>-1.40000000000003</text:p>
              </table:table-cell>
              <table:table-cell office:value-type="float" office:value="0.197816111441413">
                <text:p>0.197816111441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3">
                <text:p>-1.30000000000003</text:p>
              </table:table-cell>
              <table:table-cell office:value-type="float" office:value="0.214165016957436">
                <text:p>0.214165016957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3">
                <text:p>-1.20000000000003</text:p>
              </table:table-cell>
              <table:table-cell office:value-type="float" office:value="0.231475216500977">
                <text:p>0.231475216500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3">
                <text:p>-1.10000000000003</text:p>
              </table:table-cell>
              <table:table-cell office:value-type="float" office:value="0.249739894404876">
                <text:p>0.249739894404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3">
                <text:p>-1.00000000000003</text:p>
              </table:table-cell>
              <table:table-cell office:value-type="float" office:value="0.268941421369989">
                <text:p>0.268941421369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32">
                <text:p>-0.900000000000032</text:p>
              </table:table-cell>
              <table:table-cell office:value-type="float" office:value="0.289050497374989">
                <text:p>0.289050497374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33">
                <text:p>-0.800000000000033</text:p>
              </table:table-cell>
              <table:table-cell office:value-type="float" office:value="0.310025518872381">
                <text:p>0.310025518872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33">
                <text:p>-0.700000000000033</text:p>
              </table:table-cell>
              <table:table-cell office:value-type="float" office:value="0.331812227831827">
                <text:p>0.331812227831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33">
                <text:p>-0.600000000000033</text:p>
              </table:table-cell>
              <table:table-cell office:value-type="float" office:value="0.354343693774197">
                <text:p>0.354343693774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34">
                <text:p>-0.500000000000034</text:p>
              </table:table-cell>
              <table:table-cell office:value-type="float" office:value="0.377540668798138">
                <text:p>0.377540668798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34">
                <text:p>-0.400000000000034</text:p>
              </table:table-cell>
              <table:table-cell office:value-type="float" office:value="0.40131233988754">
                <text:p>0.40131233988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34">
                <text:p>-0.300000000000034</text:p>
              </table:table-cell>
              <table:table-cell office:value-type="float" office:value="0.425557483188333">
                <text:p>0.425557483188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35">
                <text:p>-0.200000000000035</text:p>
              </table:table-cell>
              <table:table-cell office:value-type="float" office:value="0.450166002687513">
                <text:p>0.4501660026875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35">
                <text:p>-0.100000000000035</text:p>
              </table:table-cell>
              <table:table-cell office:value-type="float" office:value="0.475020812521051">
                <text:p>0.475020812521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0.499999999999991">
                <text:p>0.499999999999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641">
                <text:p>0.0999999999999641</text:p>
              </table:table-cell>
              <table:table-cell office:value-type="float" office:value="0.524979187478931">
                <text:p>0.5249791874789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4">
                <text:p>0.199999999999964</text:p>
              </table:table-cell>
              <table:table-cell office:value-type="float" office:value="0.549833997312469">
                <text:p>0.549833997312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57444251681165">
                <text:p>0.57444251681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63">
                <text:p>0.399999999999963</text:p>
              </table:table-cell>
              <table:table-cell office:value-type="float" office:value="0.598687660112443">
                <text:p>0.598687660112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622459331201846">
                <text:p>0.622459331201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645656306225787">
                <text:p>0.6456563062257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62">
                <text:p>0.699999999999962</text:p>
              </table:table-cell>
              <table:table-cell office:value-type="float" office:value="0.668187772168158">
                <text:p>0.668187772168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62">
                <text:p>0.799999999999962</text:p>
              </table:table-cell>
              <table:table-cell office:value-type="float" office:value="0.689974481127604">
                <text:p>0.689974481127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61">
                <text:p>0.899999999999961</text:p>
              </table:table-cell>
              <table:table-cell office:value-type="float" office:value="0.710949502624996">
                <text:p>0.710949502624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61">
                <text:p>0.999999999999961</text:p>
              </table:table-cell>
              <table:table-cell office:value-type="float" office:value="0.731058578629997">
                <text:p>0.7310585786299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0.75026010559511">
                <text:p>0.750260105595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768524783499011">
                <text:p>0.7685247834990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0.785834983042552">
                <text:p>0.785834983042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802183888558575">
                <text:p>0.802183888558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0.817574476193638">
                <text:p>0.8175744761936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0.832018385133919">
                <text:p>0.8320183851339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0.84553473491646">
                <text:p>0.84553473491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0.858148935099507">
                <text:p>0.85814893509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0.869891525636997">
                <text:p>0.8698915256369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.880797077977878">
                <text:p>0.880797077977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0.890903178804383">
                <text:p>0.890903178804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0.900249510880311">
                <text:p>0.900249510880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0.90887703898514">
                <text:p>0.908877038985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0.916827303506074">
                <text:p>0.9168273035060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0.924141819978753">
                <text:p>0.9241418199787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93086157965665">
                <text:p>0.93086157965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5">
                <text:p>2.69999999999995</text:p>
              </table:table-cell>
              <table:table-cell office:value-type="float" office:value="0.937026643943001">
                <text:p>0.937026643943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5">
                <text:p>2.79999999999995</text:p>
              </table:table-cell>
              <table:table-cell office:value-type="float" office:value="0.942675824101129">
                <text:p>0.942675824101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5">
                <text:p>2.89999999999995</text:p>
              </table:table-cell>
              <table:table-cell office:value-type="float" office:value="0.94784643692158">
                <text:p>0.94784643692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5">
                <text:p>2.99999999999995</text:p>
              </table:table-cell>
              <table:table-cell office:value-type="float" office:value="0.952574126822431">
                <text:p>0.952574126822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5">
                <text:p>3.09999999999995</text:p>
              </table:table-cell>
              <table:table-cell office:value-type="float" office:value="0.956892745058912">
                <text:p>0.956892745058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5">
                <text:p>3.19999999999995</text:p>
              </table:table-cell>
              <table:table-cell office:value-type="float" office:value="0.960834277203234">
                <text:p>0.9608342772032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5">
                <text:p>3.29999999999995</text:p>
              </table:table-cell>
              <table:table-cell office:value-type="float" office:value="0.964428810727362">
                <text:p>0.964428810727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5">
                <text:p>3.39999999999995</text:p>
              </table:table-cell>
              <table:table-cell office:value-type="float" office:value="0.967704535301548">
                <text:p>0.967704535301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5">
                <text:p>3.49999999999995</text:p>
              </table:table-cell>
              <table:table-cell office:value-type="float" office:value="0.970687769248642">
                <text:p>0.970687769248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5">
                <text:p>3.59999999999995</text:p>
              </table:table-cell>
              <table:table-cell office:value-type="float" office:value="0.973403006423133">
                <text:p>0.973403006423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5">
                <text:p>3.69999999999995</text:p>
              </table:table-cell>
              <table:table-cell office:value-type="float" office:value="0.97587297858233">
                <text:p>0.975872978582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0.978118729063868">
                <text:p>0.978118729063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5">
                <text:p>3.89999999999995</text:p>
              </table:table-cell>
              <table:table-cell office:value-type="float" office:value="0.980159694265921">
                <text:p>0.9801596942659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5">
                <text:p>3.99999999999995</text:p>
              </table:table-cell>
              <table:table-cell office:value-type="float" office:value="0.982013790037908">
                <text:p>0.9820137900379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5">
                <text:p>4.09999999999995</text:p>
              </table:table-cell>
              <table:table-cell office:value-type="float" office:value="0.983697500628558">
                <text:p>0.9836975006285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985225968306726">
                <text:p>0.9852259683067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986613082172334">
                <text:p>0.98661308217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987871565015725">
                <text:p>0.98787156501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989013057369406">
                <text:p>0.989013057369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990048198133095">
                <text:p>0.990048198133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0.990986701347152">
                <text:p>0.990986701347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0.99183742884684">
                <text:p>0.99183742884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0.992608458655718">
                <text:p>0.99260845865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0.993307149075715">
                <text:p>0.993307149075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0.993940198508416">
                <text:p>0.993940198508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0.994513701100549">
                <text:p>0.994513701100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0.995033198349943">
                <text:p>0.995033198349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995503726839059">
                <text:p>0.995503726839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995929862284104">
                <text:p>0.995929862284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4">
                <text:p>5.59999999999994</text:p>
              </table:table-cell>
              <table:table-cell office:value-type="float" office:value="0.996315760100564">
                <text:p>0.996315760100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4">
                <text:p>5.69999999999994</text:p>
              </table:table-cell>
              <table:table-cell office:value-type="float" office:value="0.996665192692586">
                <text:p>0.996665192692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4">
                <text:p>5.79999999999994</text:p>
              </table:table-cell>
              <table:table-cell office:value-type="float" office:value="0.996981583675291">
                <text:p>0.996981583675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4">
                <text:p>5.89999999999994</text:p>
              </table:table-cell>
              <table:table-cell office:value-type="float" office:value="0.997268039236989">
                <text:p>0.997268039236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4">
                <text:p>5.99999999999994</text:p>
              </table:table-cell>
              <table:table-cell office:value-type="float" office:value="0.997527376843365">
                <text:p>0.997527376843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4">
                <text:p>6.09999999999994</text:p>
              </table:table-cell>
              <table:table-cell office:value-type="float" office:value="0.997762151478724">
                <text:p>0.9977621514787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4">
                <text:p>6.19999999999994</text:p>
              </table:table-cell>
              <table:table-cell office:value-type="float" office:value="0.99797467961095">
                <text:p>0.997974679610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4">
                <text:p>6.29999999999994</text:p>
              </table:table-cell>
              <table:table-cell office:value-type="float" office:value="0.998167061057507">
                <text:p>0.9981670610575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4">
                <text:p>6.39999999999994</text:p>
              </table:table-cell>
              <table:table-cell office:value-type="float" office:value="0.998341198919825">
                <text:p>0.9983411989198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4">
                <text:p>6.49999999999994</text:p>
              </table:table-cell>
              <table:table-cell office:value-type="float" office:value="0.998498817743263">
                <text:p>0.9984988177432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4">
                <text:p>6.59999999999994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4">
                <text:p>6.69999999999994</text:p>
              </table:table-cell>
              <table:table-cell office:value-type="float" office:value="0.998770601378722">
                <text:p>0.9987706013787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0.99888746396714">
                <text:p>0.99888746396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0.998993229179914">
                <text:p>0.9989932291799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0.999088948805599">
                <text:p>0.999088948805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0.999175575313602">
                <text:p>0.999175575313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4">
                <text:p>7.19999999999994</text:p>
              </table:table-cell>
              <table:table-cell office:value-type="float" office:value="0.999253971166163">
                <text:p>0.999253971166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4">
                <text:p>7.29999999999994</text:p>
              </table:table-cell>
              <table:table-cell office:value-type="float" office:value="0.999324917269367">
                <text:p>0.99932491726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4">
                <text:p>7.39999999999994</text:p>
              </table:table-cell>
              <table:table-cell office:value-type="float" office:value="0.999389120640566">
                <text:p>0.999389120640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4">
                <text:p>7.49999999999994</text:p>
              </table:table-cell>
              <table:table-cell office:value-type="float" office:value="0.999447221363076">
                <text:p>0.999447221363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0.999499798892921">
                <text:p>0.999499798892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0.99954737777676">
                <text:p>0.999547377776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0.999590432835014">
                <text:p>0.999590432835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3">
                <text:p>7.89999999999993</text:p>
              </table:table-cell>
              <table:table-cell office:value-type="float" office:value="0.999629393859374">
                <text:p>0.9996293938593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0.999664649869533">
                <text:p>0.9996646498695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0.999696552969971">
                <text:p>0.999696552969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0.999725421843899">
                <text:p>0.999725421843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3">
                <text:p>8.29999999999993</text:p>
              </table:table-cell>
              <table:table-cell office:value-type="float" office:value="0.999751544918161">
                <text:p>0.999751544918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0.999775183229767">
                <text:p>0.9997751832297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4">
                <text:p>8.49999999999994</text:p>
              </table:table-cell>
              <table:table-cell office:value-type="float" office:value="0.999796573021945">
                <text:p>0.9997965730219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0.999815928095037">
                <text:p>0.999815928095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0.999833441935223">
                <text:p>0.9998334419352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3">
                <text:p>8.79999999999993</text:p>
              </table:table-cell>
              <table:table-cell office:value-type="float" office:value="0.99984928964194">
                <text:p>0.99984928964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3">
                <text:p>8.89999999999993</text:p>
              </table:table-cell>
              <table:table-cell office:value-type="float" office:value="0.99986362967292">
                <text:p>0.999863629672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3">
                <text:p>8.99999999999993</text:p>
              </table:table-cell>
              <table:table-cell office:value-type="float" office:value="0.999876605424014">
                <text:p>0.999876605424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3">
                <text:p>9.09999999999993</text:p>
              </table:table-cell>
              <table:table-cell office:value-type="float" office:value="0.99988834665937">
                <text:p>0.999888346659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3">
                <text:p>9.19999999999993</text:p>
              </table:table-cell>
              <table:table-cell office:value-type="float" office:value="0.999898970806092">
                <text:p>0.9998989708060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3">
                <text:p>9.29999999999993</text:p>
              </table:table-cell>
              <table:table-cell office:value-type="float" office:value="0.999908584126148">
                <text:p>0.999908584126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3">
                <text:p>9.39999999999993</text:p>
              </table:table-cell>
              <table:table-cell office:value-type="float" office:value="0.999917282777148">
                <text:p>0.999917282777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3">
                <text:p>9.49999999999993</text:p>
              </table:table-cell>
              <table:table-cell office:value-type="float" office:value="0.99992515377249">
                <text:p>0.99992515377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3">
                <text:p>9.59999999999993</text:p>
              </table:table-cell>
              <table:table-cell office:value-type="float" office:value="0.99993227585038">
                <text:p>0.999932275850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3">
                <text:p>9.69999999999993</text:p>
              </table:table-cell>
              <table:table-cell office:value-type="float" office:value="0.999938720260383">
                <text:p>0.999938720260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3">
                <text:p>9.79999999999993</text:p>
              </table:table-cell>
              <table:table-cell office:value-type="float" office:value="0.999944551475277">
                <text:p>0.999944551475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3">
                <text:p>9.89999999999993</text:p>
              </table:table-cell>
              <table:table-cell office:value-type="float" office:value="0.999949827835316">
                <text:p>0.9999498278353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0.999954602131298">
                <text:p>0.999954602131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1cm" svg:height="7.824cm" xlink:href="." xlink:type="simple" chart:class="chart:scatter" chart:style-name="ch1">
        <chart:plot-area chart:style-name="ch2" chart:data-source-has-labels="both" svg:x="1.877cm" svg:y="0.156cm" svg:width="9.326cm" svg:height="5.893cm">
          <chartooo:coordinate-region svg:x="2.383cm" svg:y="0.544cm" svg:width="8.421cm" svg:height="4.481cm"/>
          <chart:axis chart:dimension="x" chart:name="primary-x" chart:style-name="ch3" chartooo:axis-type="auto">
            <chart:title svg:x="5.133cm" svg:y="6.205cm" chart:style-name="ch4">
              <text:p>w*phi(x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102cm" chart:style-name="ch6">
              <text:p>p(y|x)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color="red">
                <mi>y</mi>
              </mstyle>
              <mo stretchy="false">=</mo>
              <mn>1</mn>
              <mo stretchy="false">∣</mo>
              <mstyle color="blue">
                <mi>x</mi>
              </mstyle>
            </mrow>
          </mrow>
          <mo fence="true" stretchy="false">)</mo>
        </mrow>
        <mo stretchy="false">=</mo>
        <mfrac>
          <msup>
            <mi>e</mi>
            <mrow>
              <mrow>
                <mstyle color="green">
                  <mstyle mathvariant="bold">
                    <mi>w</mi>
                  </mstyle>
                </mstyle>
                <mo stretchy="false">⋅</mo>
                <mstyle color="fuchsia">
                  <mstyle mathvariant="bold">
                    <mi mathvariant="normal">ϕ</mi>
                  </mstyle>
                </mstyle>
              </mrow>
              <mrow>
                <mo fence="true" stretchy="false">(</mo>
                <mrow>
                  <mstyle color="blue">
                    <mi>x</mi>
                  </mstyle>
                </mrow>
                <mo fence="true" stretchy="false">)</mo>
              </mrow>
            </mrow>
          </msup>
          <mrow>
            <mn>1</mn>
            <mo stretchy="false">+</mo>
            <msup>
              <mi>e</mi>
              <mrow>
                <mrow>
                  <mstyle color="green">
                    <mstyle mathvariant="bold">
                      <mi>w</mi>
                    </mstyle>
                  </mstyle>
                  <mo stretchy="false">⋅</mo>
                  <mstyle color="fuchsia">
                    <mstyle mathvariant="bold">
                      <mi mathvariant="normal">ϕ</mi>
                    </mstyle>
                  </mstyle>
                </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</mrow>
            </msup>
          </mrow>
        </mfrac>
      </mrow>
    </mrow>
    <annotation encoding="StarMath 5.0">P( color red y = 1 divides color blue x) = {e^{color green bold w cdot color magenta bold %phi(color blue x)}} over {1 + e^{color green bold w cdot color magenta bold %phi(color blue x)}}</annotation>
  </semantics>
</math>
</file>

<file path=Object 8/content.xml><?xml version="1.0" encoding="utf-8"?>
<math xmlns="http://www.w3.org/1998/Math/MathML" display="block">
  <semantics>
    <mrow>
      <mrow>
        <mstyle mathvariant="bold">
          <mi>r</mi>
        </mstyle>
        <mo stretchy="false">=</mo>
        <mi>exp</mi>
      </mrow>
      <mrow>
        <mo fence="true" stretchy="false">(</mo>
        <mrow>
          <mrow>
            <mrow>
              <mstyle mathvariant="bold">
                <mstyle color="green">
                  <mi>W</mi>
                </mstyle>
              </mstyle>
              <mo stretchy="false">⋅</mo>
              <mstyle mathvariant="bold">
                <mstyle color="fuchsia">
                  <mi mathvariant="normal">ϕ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</mrow>
        </mrow>
        <mo fence="true" stretchy="false">)</mo>
      </mrow>
    </mrow>
    <annotation encoding="StarMath 5.0">bold r = exp(bold color green W cdot bold color magenta %phi(color blue x))</annotation>
  </semantics>
</math>
</file>

<file path=Object 9/content.xml><?xml version="1.0" encoding="utf-8"?>
<math xmlns="http://www.w3.org/1998/Math/MathML" display="block">
  <semantics>
    <mrow>
      <mstyle mathvariant="bold">
        <mstyle color="red">
          <mi>p</mi>
        </mstyle>
      </mstyle>
      <mo stretchy="false">=</mo>
      <mrow>
        <mstyle mathvariant="bold">
          <mi>r</mi>
        </mstyle>
        <mo stretchy="false">/</mo>
        <mrow>
          <msub>
            <mo stretchy="false">∑</mo>
            <mrow>
              <mover accent="true">
                <mi>r</mi>
                <mo stretchy="false">~</mo>
              </mover>
              <mo stretchy="false">∈</mo>
              <mstyle mathvariant="bold">
                <mi>r</mi>
              </mstyle>
            </mrow>
          </msub>
          <mover accent="true">
            <mi>r</mi>
            <mo stretchy="false">~</mo>
          </mover>
        </mrow>
      </mrow>
    </mrow>
    <annotation encoding="StarMath 5.0">bold color red p = bold r / sum_{ tilde r in bold r } tilde r</annotation>
  </semantics>
</math>
</file>